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paragraph-properties fo:margin-left="0in" fo:margin-right="0in" fo:text-indent="0in" style:auto-text-indent="false"/>
      <style:text-properties fo:language="en" fo:country="US" officeooo:rsid="0159148d" officeooo:paragraph-rsid="027cdc8b" style:language-asian="zh" style:country-asian="CN" style:language-complex="hi" style:country-complex="IN"/>
    </style:style>
    <style:style style:name="P5" style:family="paragraph" style:parent-style-name="Exalted">
      <style:text-properties fo:language="en" fo:country="US" officeooo:rsid="02a3596c" officeooo:paragraph-rsid="02a3596c" style:language-asian="zh" style:country-asian="CN" style:language-complex="hi" style:country-complex="IN"/>
    </style:style>
    <style:style style:name="P6" style:family="paragraph" style:parent-style-name="Exalted">
      <style:text-properties fo:language="en" fo:country="US" officeooo:rsid="02a377ea" officeooo:paragraph-rsid="02a377ea" style:language-asian="zh" style:country-asian="CN" style:language-complex="hi" style:country-complex="IN"/>
    </style:style>
    <style:style style:name="P7" style:family="paragraph" style:parent-style-name="Exalted">
      <style:text-properties fo:language="en" fo:country="US" officeooo:rsid="02ce5ac6" officeooo:paragraph-rsid="02ce5ac6" style:language-asian="zh" style:country-asian="CN" style:language-complex="hi" style:country-complex="IN"/>
    </style:style>
    <style:style style:name="P8" style:family="paragraph" style:parent-style-name="Exalted">
      <style:text-properties fo:language="en" fo:country="US" officeooo:paragraph-rsid="02ce5ac6" style:language-asian="zh" style:country-asian="CN" style:language-complex="hi" style:country-complex="IN"/>
    </style:style>
    <style:style style:name="P9" style:family="paragraph" style:parent-style-name="Exalted">
      <style:text-properties fo:language="en" fo:country="US" officeooo:paragraph-rsid="02d2c0ae" style:language-asian="zh" style:country-asian="CN" style:language-complex="hi" style:country-complex="IN"/>
    </style:style>
    <style:style style:name="P10" style:family="paragraph" style:parent-style-name="Exalted">
      <style:text-properties fo:language="en" fo:country="US" officeooo:rsid="040cfbd7" officeooo:paragraph-rsid="02d2c0ae" style:language-asian="zh" style:country-asian="CN" style:language-complex="hi" style:country-complex="IN"/>
    </style:style>
    <style:style style:name="P11" style:family="paragraph" style:parent-style-name="Exalted">
      <style:text-properties fo:language="en" fo:country="US" officeooo:paragraph-rsid="02d44d6f" style:language-asian="zh" style:country-asian="CN" style:language-complex="hi" style:country-complex="IN"/>
    </style:style>
    <style:style style:name="P12" style:family="paragraph" style:parent-style-name="Exalted">
      <style:text-properties fo:language="en" fo:country="US" officeooo:paragraph-rsid="02d8503c" style:language-asian="zh" style:country-asian="CN" style:language-complex="hi" style:country-complex="IN"/>
    </style:style>
    <style:style style:name="P13" style:family="paragraph" style:parent-style-name="Exalted">
      <style:text-properties fo:language="en" fo:country="US" officeooo:paragraph-rsid="02db2b31" style:language-asian="zh" style:country-asian="CN" style:language-complex="hi" style:country-complex="IN"/>
    </style:style>
    <style:style style:name="P14" style:family="paragraph" style:parent-style-name="Exalted">
      <style:text-properties fo:language="en" fo:country="US" officeooo:rsid="04bd2dd2" officeooo:paragraph-rsid="02cf7c9d"/>
    </style:style>
    <style:style style:name="P15" style:family="paragraph" style:parent-style-name="Exalted">
      <style:text-properties fo:language="en" fo:country="US" officeooo:paragraph-rsid="02d44d6f"/>
    </style:style>
    <style:style style:name="P16" style:family="paragraph" style:parent-style-name="Exalted">
      <style:text-properties style:language-asian="zh" style:country-asian="CN" style:language-complex="hi" style:country-complex="IN"/>
    </style:style>
    <style:style style:name="P17" style:family="paragraph" style:parent-style-name="Greater_20_Charm">
      <style:text-properties officeooo:paragraph-rsid="00ad70e8" style:language-asian="zh" style:country-asian="CN" style:language-complex="hi" style:country-complex="IN"/>
    </style:style>
    <style:style style:name="P18" style:family="paragraph" style:parent-style-name="Exalted">
      <style:text-properties officeooo:paragraph-rsid="00c9489c" style:language-asian="zh" style:country-asian="CN" style:language-complex="hi" style:country-complex="IN"/>
    </style:style>
    <style:style style:name="P19" style:family="paragraph" style:parent-style-name="Exalted">
      <style:text-properties officeooo:rsid="022ee44d" officeooo:paragraph-rsid="02da044e" style:language-asian="zh" style:country-asian="CN" style:language-complex="hi" style:country-complex="IN"/>
    </style:style>
    <style:style style:name="P20" style:family="paragraph" style:parent-style-name="Exalted">
      <style:text-properties officeooo:rsid="02300e1b" officeooo:paragraph-rsid="02300e1b" style:language-asian="zh" style:country-asian="CN" style:language-complex="hi" style:country-complex="IN"/>
    </style:style>
    <style:style style:name="P21" style:family="paragraph" style:parent-style-name="Exalted">
      <style:text-properties officeooo:rsid="0238d512" officeooo:paragraph-rsid="0238d512" style:language-asian="zh" style:country-asian="CN" style:language-complex="hi" style:country-complex="IN"/>
    </style:style>
    <style:style style:name="P22" style:family="paragraph" style:parent-style-name="Exalted">
      <style:text-properties officeooo:rsid="022d63d2" officeooo:paragraph-rsid="023aabda" style:language-asian="zh" style:country-asian="CN" style:language-complex="hi" style:country-complex="IN"/>
    </style:style>
    <style:style style:name="P23" style:family="paragraph" style:parent-style-name="Exalted">
      <style:text-properties officeooo:rsid="022d63d2" officeooo:paragraph-rsid="022d63d2" style:language-asian="zh" style:country-asian="CN" style:language-complex="hi" style:country-complex="IN"/>
    </style:style>
    <style:style style:name="P24" style:family="paragraph" style:parent-style-name="Exalted">
      <style:text-properties officeooo:rsid="022d63d2" officeooo:paragraph-rsid="024bbdc1" style:language-asian="zh" style:country-asian="CN" style:language-complex="hi" style:country-complex="IN"/>
    </style:style>
    <style:style style:name="P25" style:family="paragraph" style:parent-style-name="Exalted">
      <style:text-properties officeooo:rsid="023aabda" officeooo:paragraph-rsid="023aabda" style:language-asian="zh" style:country-asian="CN" style:language-complex="hi" style:country-complex="IN"/>
    </style:style>
    <style:style style:name="P26" style:family="paragraph" style:parent-style-name="Exalted">
      <style:text-properties officeooo:paragraph-rsid="022d63d2" style:language-asian="zh" style:country-asian="CN" style:language-complex="hi" style:country-complex="IN"/>
    </style:style>
    <style:style style:name="P27" style:family="paragraph" style:parent-style-name="Exalted">
      <style:text-properties officeooo:rsid="024bbdc1" officeooo:paragraph-rsid="024bbdc1" style:language-asian="zh" style:country-asian="CN" style:language-complex="hi" style:country-complex="IN"/>
    </style:style>
    <style:style style:name="P28" style:family="paragraph" style:parent-style-name="Greater_20_Charm">
      <style:paragraph-properties fo:break-before="column"/>
      <style:text-properties officeooo:paragraph-rsid="026ac25f" style:language-asian="zh" style:country-asian="CN" style:language-complex="hi" style:country-complex="IN"/>
    </style:style>
    <style:style style:name="P29" style:family="paragraph" style:parent-style-name="Exalted">
      <style:text-properties officeooo:paragraph-rsid="00babe96" style:language-asian="zh" style:country-asian="CN" style:language-complex="hi" style:country-complex="IN"/>
    </style:style>
    <style:style style:name="P30" style:family="paragraph" style:parent-style-name="Exalted">
      <style:text-properties officeooo:paragraph-rsid="027ea311" style:language-asian="zh" style:country-asian="CN" style:language-complex="hi" style:country-complex="IN"/>
    </style:style>
    <style:style style:name="P31" style:family="paragraph" style:parent-style-name="Exalted">
      <style:text-properties officeooo:paragraph-rsid="02da044e" style:language-asian="zh" style:country-asian="CN" style:language-complex="hi" style:country-complex="IN"/>
    </style:style>
    <style:style style:name="P32" style:family="paragraph" style:parent-style-name="Exalted">
      <style:text-properties officeooo:paragraph-rsid="00add673"/>
    </style:style>
    <style:style style:name="P33" style:family="paragraph" style:parent-style-name="Exalted">
      <style:text-properties officeooo:paragraph-rsid="00b06ed4"/>
    </style:style>
    <style:style style:name="P34" style:family="paragraph" style:parent-style-name="Exalted">
      <style:text-properties officeooo:paragraph-rsid="00b1ca0c"/>
    </style:style>
    <style:style style:name="P35" style:family="paragraph" style:parent-style-name="Exalted">
      <style:text-properties officeooo:paragraph-rsid="00b2453e"/>
    </style:style>
    <style:style style:name="P36" style:family="paragraph" style:parent-style-name="Exalted">
      <style:text-properties officeooo:rsid="00b6e631" officeooo:paragraph-rsid="00b6e631"/>
    </style:style>
    <style:style style:name="P37" style:family="paragraph" style:parent-style-name="Exalted">
      <style:text-properties officeooo:rsid="00b8f304" officeooo:paragraph-rsid="00b8f304"/>
    </style:style>
    <style:style style:name="P38" style:family="paragraph" style:parent-style-name="Exalted">
      <style:text-properties officeooo:paragraph-rsid="00babe96"/>
    </style:style>
    <style:style style:name="P39" style:family="paragraph" style:parent-style-name="Greater_20_Charm">
      <style:paragraph-properties fo:break-before="column"/>
    </style:style>
    <style:style style:name="P40" style:family="paragraph" style:parent-style-name="Exalted">
      <style:text-properties officeooo:paragraph-rsid="00c9489c"/>
    </style:style>
    <style:style style:name="P41" style:family="paragraph" style:parent-style-name="Exalted">
      <style:text-properties officeooo:paragraph-rsid="00cb4aac"/>
    </style:style>
    <style:style style:name="P42" style:family="paragraph" style:parent-style-name="Exalted">
      <style:text-properties officeooo:paragraph-rsid="00cd228f"/>
    </style:style>
    <style:style style:name="P43" style:family="paragraph" style:parent-style-name="Exalted">
      <style:text-properties officeooo:paragraph-rsid="00d20d41"/>
    </style:style>
    <style:style style:name="P44" style:family="paragraph" style:parent-style-name="Exalted">
      <style:text-properties officeooo:paragraph-rsid="00d764e5"/>
    </style:style>
    <style:style style:name="P45" style:family="paragraph" style:parent-style-name="Exalted">
      <style:text-properties officeooo:paragraph-rsid="00df6630"/>
    </style:style>
    <style:style style:name="P46" style:family="paragraph" style:parent-style-name="Exalted">
      <style:text-properties officeooo:paragraph-rsid="00e07511"/>
    </style:style>
    <style:style style:name="P47" style:family="paragraph" style:parent-style-name="Exalted">
      <style:text-properties officeooo:paragraph-rsid="00e11aa4"/>
    </style:style>
    <style:style style:name="P48" style:family="paragraph" style:parent-style-name="Exalted">
      <style:text-properties officeooo:paragraph-rsid="00e3652d"/>
    </style:style>
    <style:style style:name="P49" style:family="paragraph" style:parent-style-name="Exalted">
      <style:text-properties officeooo:paragraph-rsid="00e577fd"/>
    </style:style>
    <style:style style:name="P50" style:family="paragraph" style:parent-style-name="Exalted">
      <style:text-properties officeooo:paragraph-rsid="00ebda56"/>
    </style:style>
    <style:style style:name="P51" style:family="paragraph" style:parent-style-name="Exalted">
      <style:text-properties officeooo:paragraph-rsid="00ed1a3f"/>
    </style:style>
    <style:style style:name="P52" style:family="paragraph" style:parent-style-name="Exalted">
      <style:text-properties officeooo:paragraph-rsid="00f357e7"/>
    </style:style>
    <style:style style:name="P53" style:family="paragraph" style:parent-style-name="Exalted">
      <style:text-properties officeooo:paragraph-rsid="00f8b526"/>
    </style:style>
    <style:style style:name="P54" style:family="paragraph" style:parent-style-name="Exalted">
      <style:text-properties officeooo:paragraph-rsid="00f9582a"/>
    </style:style>
    <style:style style:name="P55"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58" style:family="paragraph" style:parent-style-name="Exalted">
      <style:text-properties style:use-window-font-color="true" loext:opacity="0%" style:font-name="Times New Roman" fo:font-size="10pt" officeooo:rsid="00fb5816" officeooo:paragraph-rsid="02cdf642" style:letter-kerning="false" style:font-name-asian="Spectral1" style:font-size-asian="10pt" style:language-asian="zh" style:country-asian="CN" style:font-name-complex="Spectral1" style:font-size-complex="10pt" style:language-complex="hi" style:country-complex="IN"/>
    </style:style>
    <style:style style:name="P59"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60"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61"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62"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63" style:family="paragraph" style:parent-style-name="Exalted">
      <style:text-properties style:use-window-font-color="true" loext:opacity="0%" style:font-name="Times New Roman" fo:font-size="10pt" officeooo:rsid="022a16cb" officeooo:paragraph-rsid="02da044e" style:letter-kerning="false" style:font-name-asian="Spectral1" style:font-size-asian="10pt" style:language-asian="zh" style:country-asian="CN" style:font-name-complex="Spectral1" style:font-size-complex="10pt" style:language-complex="hi" style:country-complex="IN"/>
    </style:style>
    <style:style style:name="P64" style:family="paragraph" style:parent-style-name="Exalted">
      <style:text-properties style:use-window-font-color="true" loext:opacity="0%" style:font-name="Times New Roman" fo:font-size="10pt" officeooo:rsid="02300e1b" officeooo:paragraph-rsid="02300e1b" style:letter-kerning="false" style:font-name-asian="Spectral1" style:font-size-asian="10pt" style:language-asian="zh" style:country-asian="CN" style:font-name-complex="Spectral1" style:font-size-complex="10pt" style:language-complex="hi" style:country-complex="IN"/>
    </style:style>
    <style:style style:name="P65" style:family="paragraph" style:parent-style-name="Exalted">
      <style:text-properties style:use-window-font-color="true" loext:opacity="0%" style:font-name="Times New Roman" fo:font-size="10pt" officeooo:rsid="02680e25" officeooo:paragraph-rsid="011b0917" style:letter-kerning="false" style:font-name-asian="Spectral1" style:font-size-asian="10pt" style:language-asian="zh" style:country-asian="CN" style:font-name-complex="Spectral1" style:font-size-complex="10pt" style:language-complex="hi" style:country-complex="IN"/>
    </style:style>
    <style:style style:name="P66" style:family="paragraph" style:parent-style-name="Exalted">
      <style:text-properties style:use-window-font-color="true" loext:opacity="0%" style:font-name="Times New Roman" fo:font-size="10pt" officeooo:rsid="02ce28a7" officeooo:paragraph-rsid="02ce28a7" style:letter-kerning="false" style:font-name-asian="Spectral1" style:font-size-asian="10pt" style:language-asian="zh" style:country-asian="CN" style:font-name-complex="Spectral1" style:font-size-complex="10pt" style:language-complex="hi" style:country-complex="IN"/>
    </style:style>
    <style:style style:name="P67" style:family="paragraph" style:parent-style-name="Exalted">
      <style:text-properties style:use-window-font-color="true" loext:opacity="0%" style:font-name="Times New Roman" fo:font-size="10pt" officeooo:rsid="022ee44d" officeooo:paragraph-rsid="02d6e704" style:letter-kerning="false" style:font-name-asian="Spectral1" style:font-size-asian="10pt" style:language-asian="zh" style:country-asian="CN" style:font-name-complex="Spectral1" style:font-size-complex="10pt" style:language-complex="hi" style:country-complex="IN"/>
    </style:style>
    <style:style style:name="P68" style:family="paragraph" style:parent-style-name="Exalted">
      <style:text-properties style:use-window-font-color="true" loext:opacity="0%" style:font-name="Times New Roman" fo:font-size="10pt" officeooo:rsid="022ee44d" officeooo:paragraph-rsid="02da044e" style:letter-kerning="false" style:font-name-asian="Spectral1" style:font-size-asian="10pt" style:language-asian="zh" style:country-asian="CN" style:font-name-complex="Spectral1" style:font-size-complex="10pt" style:language-complex="hi" style:country-complex="IN"/>
    </style:style>
    <style:style style:name="P69" style:family="paragraph" style:parent-style-name="Exalted">
      <style:text-properties style:use-window-font-color="true" loext:opacity="0%" style:font-name="Times New Roman" fo:font-size="10pt" fo:font-weight="normal" officeooo:rsid="02327d4c" officeooo:paragraph-rsid="022d63d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0" style:family="paragraph" style:parent-style-name="Exalted">
      <style:text-properties style:use-window-font-color="true" loext:opacity="0%" style:font-name="Times New Roman" fo:font-size="10pt" fo:font-weight="normal" officeooo:rsid="023139fa" officeooo:paragraph-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1" style:family="paragraph" style:parent-style-name="Exalted">
      <style:text-properties style:use-window-font-color="true" loext:opacity="0%" style:font-name="Times New Roman" fo:font-size="10pt" fo:font-weight="normal" officeooo:rsid="02346af1" officeooo:paragraph-rsid="02346af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2" style:family="paragraph" style:parent-style-name="Exalted">
      <style:text-properties style:use-window-font-color="true" loext:opacity="0%" style:font-name="Times New Roman" fo:font-size="10pt" fo:font-weight="normal" officeooo:rsid="023528c0" officeooo:paragraph-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3" style:family="paragraph" style:parent-style-name="Exalted">
      <style:text-properties style:use-window-font-color="true" loext:opacity="0%" style:font-name="Times New Roman" fo:font-size="10pt" fo:font-weight="normal" officeooo:rsid="02376f7f" officeooo:paragraph-rsid="02376f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4" style:family="paragraph" style:parent-style-name="Exalted">
      <style:text-properties style:use-window-font-color="true" loext:opacity="0%" style:font-name="Times New Roman" fo:font-size="10pt" fo:font-weight="normal" officeooo:rsid="024bbdc1" officeooo:paragraph-rsid="024bbd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5" style:family="paragraph" style:parent-style-name="Exalted">
      <style:text-properties style:use-window-font-color="true" loext:opacity="0%" style:font-name="Times New Roman" fo:font-size="10pt" fo:font-weight="normal" officeooo:rsid="023aabda" officeooo:paragraph-rsid="023aab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6" style:family="paragraph" style:parent-style-name="Exalted">
      <style:text-properties style:use-window-font-color="true" loext:opacity="0%" style:font-name="Times New Roman" fo:font-size="10pt" fo:font-weight="normal" officeooo:rsid="026b36f9" officeooo:paragraph-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7" style:family="paragraph" style:parent-style-name="Exalted">
      <style:text-properties style:use-window-font-color="true" loext:opacity="0%" style:font-name="Times New Roman" fo:font-size="10pt" fo:font-weight="normal" officeooo:rsid="026b36f9"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8" style:family="paragraph" style:parent-style-name="Exalted">
      <style:text-properties style:use-window-font-color="true" loext:opacity="0%" style:font-name="Times New Roman" fo:font-size="10pt" fo:font-weight="normal" officeooo:rsid="026f331a" officeooo:paragraph-rsid="027890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9" style:family="paragraph" style:parent-style-name="Exalted">
      <style:text-properties style:use-window-font-color="true" loext:opacity="0%" style:font-name="Times New Roman" fo:font-size="10pt" fo:font-weight="normal" officeooo:rsid="0273e63e" officeooo:paragraph-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0" style:family="paragraph" style:parent-style-name="Exalted">
      <style:text-properties style:use-window-font-color="true" loext:opacity="0%" style:font-name="Times New Roman" fo:font-size="10pt" fo:font-weight="normal" officeooo:rsid="02983ee1" officeooo:paragraph-rsid="02983e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1" style:family="paragraph" style:parent-style-name="Exalted">
      <style:text-properties style:use-window-font-color="true" loext:opacity="0%" style:font-name="Times New Roman" fo:font-size="10pt" fo:font-weight="normal" officeooo:rsid="029c27bb" officeooo:paragraph-rsid="029c27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2" style:family="paragraph" style:parent-style-name="Exalted">
      <style:text-properties style:use-window-font-color="true" loext:opacity="0%" style:font-name="Times New Roman" fo:font-size="10pt" fo:font-weight="normal" officeooo:rsid="029983b5"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3" style:family="paragraph" style:parent-style-name="Exalted">
      <style:text-properties style:use-window-font-color="true" loext:opacity="0%" style:font-name="Times New Roman" fo:font-size="10pt" fo:font-weight="normal" officeooo:rsid="02ad7f0c"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4" style:family="paragraph" style:parent-style-name="Exalted">
      <style:text-properties style:use-window-font-color="true" loext:opacity="0%" style:font-name="Times New Roman" fo:font-size="10pt" fo:font-weight="normal" officeooo:rsid="029b1711" officeooo:paragraph-rsid="02ad7f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5" style:family="paragraph" style:parent-style-name="Exalted">
      <style:text-properties style:use-window-font-color="true" loext:opacity="0%" style:font-name="Times New Roman" fo:font-size="10pt" fo:font-weight="bold" officeooo:rsid="02300e1b" officeooo:paragraph-rsid="02300e1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86" style:family="paragraph" style:parent-style-name="Exalted">
      <style:text-properties style:use-window-font-color="true" loext:opacity="0%" style:font-name="Times New Roman" fo:font-size="10pt" fo:language="en" fo:country="US" officeooo:rsid="00fb5816" officeooo:paragraph-rsid="02cdab49"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Exalted">
      <style:text-properties officeooo:paragraph-rsid="00fb6117"/>
    </style:style>
    <style:style style:name="P88" style:family="paragraph" style:parent-style-name="Exalted">
      <style:text-properties officeooo:paragraph-rsid="00ff5516"/>
    </style:style>
    <style:style style:name="P89" style:family="paragraph" style:parent-style-name="Exalted">
      <style:text-properties officeooo:paragraph-rsid="0104082c"/>
    </style:style>
    <style:style style:name="P90" style:family="paragraph" style:parent-style-name="Exalted">
      <style:text-properties officeooo:paragraph-rsid="0104d48b"/>
    </style:style>
    <style:style style:name="P91" style:family="paragraph" style:parent-style-name="Exalted">
      <style:text-properties officeooo:paragraph-rsid="01081da5"/>
    </style:style>
    <style:style style:name="P92" style:family="paragraph" style:parent-style-name="Exalted">
      <style:text-properties officeooo:paragraph-rsid="010d91c9"/>
    </style:style>
    <style:style style:name="P93" style:family="paragraph" style:parent-style-name="Exalted">
      <style:text-properties officeooo:paragraph-rsid="010e7e41"/>
    </style:style>
    <style:style style:name="P94" style:family="paragraph" style:parent-style-name="Greater_20_Charm">
      <style:paragraph-properties fo:break-before="column"/>
      <style:text-properties officeooo:paragraph-rsid="010e7e41"/>
    </style:style>
    <style:style style:name="P95" style:family="paragraph" style:parent-style-name="Exalted">
      <style:text-properties officeooo:paragraph-rsid="010fdcf5"/>
    </style:style>
    <style:style style:name="P96" style:family="paragraph" style:parent-style-name="Exalted">
      <style:text-properties officeooo:paragraph-rsid="010ff56f"/>
    </style:style>
    <style:style style:name="P97" style:family="paragraph" style:parent-style-name="Exalted">
      <style:text-properties officeooo:paragraph-rsid="011162d7"/>
    </style:style>
    <style:style style:name="P98" style:family="paragraph" style:parent-style-name="Exalted">
      <style:text-properties officeooo:paragraph-rsid="01152ece"/>
    </style:style>
    <style:style style:name="P99" style:family="paragraph" style:parent-style-name="Exalted">
      <style:text-properties officeooo:paragraph-rsid="011a60ce"/>
    </style:style>
    <style:style style:name="P100" style:family="paragraph" style:parent-style-name="Exalted">
      <style:text-properties officeooo:paragraph-rsid="011b0917"/>
    </style:style>
    <style:style style:name="P101" style:family="paragraph" style:parent-style-name="Exalted">
      <style:text-properties officeooo:paragraph-rsid="011b9f8f"/>
    </style:style>
    <style:style style:name="P102" style:family="paragraph" style:parent-style-name="Exalted">
      <style:text-properties officeooo:paragraph-rsid="01221687"/>
    </style:style>
    <style:style style:name="P103" style:family="paragraph" style:parent-style-name="Exalted">
      <style:text-properties officeooo:paragraph-rsid="01243d2f"/>
    </style:style>
    <style:style style:name="P104" style:family="paragraph" style:parent-style-name="Exalted">
      <style:text-properties officeooo:paragraph-rsid="0126dc1b"/>
    </style:style>
    <style:style style:name="P105" style:family="paragraph" style:parent-style-name="Exalted">
      <style:text-properties officeooo:paragraph-rsid="01279a43"/>
    </style:style>
    <style:style style:name="P106" style:family="paragraph" style:parent-style-name="Exalted">
      <style:text-properties officeooo:paragraph-rsid="013043c5"/>
    </style:style>
    <style:style style:name="P107" style:family="paragraph" style:parent-style-name="Exalted">
      <style:text-properties officeooo:paragraph-rsid="0130708b"/>
    </style:style>
    <style:style style:name="P108" style:family="paragraph" style:parent-style-name="Exalted">
      <style:text-properties officeooo:paragraph-rsid="013153ed"/>
    </style:style>
    <style:style style:name="P109" style:family="paragraph" style:parent-style-name="Exalted">
      <style:text-properties officeooo:paragraph-rsid="0134e01d"/>
    </style:style>
    <style:style style:name="P110" style:family="paragraph" style:parent-style-name="Exalted">
      <style:text-properties officeooo:paragraph-rsid="01371c29"/>
    </style:style>
    <style:style style:name="P111" style:family="paragraph" style:parent-style-name="Exalted">
      <style:text-properties officeooo:paragraph-rsid="0137666a"/>
    </style:style>
    <style:style style:name="P112" style:family="paragraph" style:parent-style-name="Exalted">
      <style:text-properties officeooo:paragraph-rsid="0137d525"/>
    </style:style>
    <style:style style:name="P113" style:family="paragraph" style:parent-style-name="Exalted">
      <style:text-properties officeooo:paragraph-rsid="0138216c"/>
    </style:style>
    <style:style style:name="P114" style:family="paragraph" style:parent-style-name="Exalted">
      <style:text-properties officeooo:paragraph-rsid="013c0a6f"/>
    </style:style>
    <style:style style:name="P115" style:family="paragraph" style:parent-style-name="Exalted">
      <style:text-properties officeooo:paragraph-rsid="013c7361"/>
    </style:style>
    <style:style style:name="P116" style:family="paragraph" style:parent-style-name="Exalted">
      <style:text-properties officeooo:paragraph-rsid="013feb14"/>
    </style:style>
    <style:style style:name="P117" style:family="paragraph" style:parent-style-name="Exalted">
      <style:text-properties officeooo:paragraph-rsid="0144295d"/>
    </style:style>
    <style:style style:name="P118" style:family="paragraph" style:parent-style-name="Exalted">
      <style:text-properties officeooo:paragraph-rsid="01449aad"/>
    </style:style>
    <style:style style:name="P119"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120" style:family="paragraph" style:parent-style-name="Exalted">
      <style:text-properties fo:font-style="normal" officeooo:rsid="01862a22" officeooo:paragraph-rsid="01862a22" style:font-style-asian="normal" style:font-style-complex="normal"/>
    </style:style>
    <style:style style:name="P121" style:family="paragraph" style:parent-style-name="Exalted">
      <style:text-properties officeooo:rsid="00ebda56" officeooo:paragraph-rsid="00ebda56"/>
    </style:style>
    <style:style style:name="P122" style:family="paragraph" style:parent-style-name="Heading_20_1">
      <style:text-properties fo:color="#ff8000" loext:opacity="100%"/>
    </style:style>
    <style:style style:name="P123" style:family="paragraph" style:parent-style-name="Exalted">
      <style:text-properties officeooo:paragraph-rsid="014f576a"/>
    </style:style>
    <style:style style:name="P124" style:family="paragraph" style:parent-style-name="Heading_20_4">
      <style:text-properties officeooo:rsid="016281b2" officeooo:paragraph-rsid="016281b2"/>
    </style:style>
    <style:style style:name="P125" style:family="paragraph" style:parent-style-name="Heading_20_4">
      <style:text-properties fo:color="#111111" loext:opacity="100%" style:font-name="Mercury Text G2 Semibold1"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26" style:family="paragraph" style:parent-style-name="Heading_20_4">
      <style:text-properties fo:color="#111111" loext:opacity="100%" style:font-name="Mercury Text G2 Semibold1"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27" style:family="paragraph" style:parent-style-name="Heading_20_4">
      <style:text-properties fo:color="#111111" loext:opacity="100%" style:font-name="Mercury Text G2 Semibold1"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28" style:family="paragraph" style:parent-style-name="Heading_20_4">
      <style:text-properties fo:color="#111111" loext:opacity="100%" style:font-name="Mercury Text G2 Semibold1" fo:font-size="11pt" fo:font-style="italic" fo:font-weight="normal" officeooo:rsid="0221944c" officeooo:paragraph-rsid="0221944c"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29" style:family="paragraph" style:parent-style-name="Exalted">
      <style:text-properties officeooo:paragraph-rsid="015d5182"/>
    </style:style>
    <style:style style:name="P130" style:family="paragraph" style:parent-style-name="Exalted">
      <style:text-properties fo:font-weight="normal" officeooo:rsid="016281b2" officeooo:paragraph-rsid="016281b2" style:font-weight-asian="normal" style:font-weight-complex="normal"/>
    </style:style>
    <style:style style:name="P131" style:family="paragraph" style:parent-style-name="Exalted">
      <style:text-properties fo:font-weight="normal" officeooo:rsid="016b9062" style:font-weight-asian="normal" style:font-weight-complex="normal"/>
    </style:style>
    <style:style style:name="P132" style:family="paragraph" style:parent-style-name="Exalted">
      <style:text-properties fo:font-weight="normal" officeooo:rsid="02593b52" officeooo:paragraph-rsid="02593b52" style:font-weight-asian="normal" style:font-weight-complex="normal"/>
    </style:style>
    <style:style style:name="P133" style:family="paragraph" style:parent-style-name="Exalted">
      <style:text-properties fo:font-weight="normal" officeooo:rsid="0236a0a3" officeooo:paragraph-rsid="0236a0a3" style:language-asian="zh" style:country-asian="CN" style:font-weight-asian="normal" style:language-complex="hi" style:country-complex="IN" style:font-weight-complex="normal"/>
    </style:style>
    <style:style style:name="P134" style:family="paragraph" style:parent-style-name="Exalted">
      <style:text-properties fo:font-weight="normal" officeooo:rsid="02659831" officeooo:paragraph-rsid="02659831" style:language-asian="zh" style:country-asian="CN" style:font-weight-asian="normal" style:language-complex="hi" style:country-complex="IN" style:font-weight-complex="normal"/>
    </style:style>
    <style:style style:name="P135" style:family="paragraph" style:parent-style-name="Exalted">
      <style:text-properties fo:font-weight="normal" officeooo:rsid="026733cd" officeooo:paragraph-rsid="026733cd" style:language-asian="zh" style:country-asian="CN" style:font-weight-asian="normal" style:language-complex="hi" style:country-complex="IN" style:font-weight-complex="normal"/>
    </style:style>
    <style:style style:name="P136" style:family="paragraph" style:parent-style-name="Exalted">
      <style:text-properties fo:font-weight="normal" officeooo:rsid="026a44ff" officeooo:paragraph-rsid="026a44ff" style:language-asian="zh" style:country-asian="CN" style:font-weight-asian="normal" style:language-complex="hi" style:country-complex="IN" style:font-weight-complex="normal"/>
    </style:style>
    <style:style style:name="P137" style:family="paragraph" style:parent-style-name="Exalted">
      <style:text-properties officeooo:paragraph-rsid="01783a84"/>
    </style:style>
    <style:style style:name="P138" style:family="paragraph" style:parent-style-name="Exalted">
      <style:text-properties officeooo:rsid="017e1233" officeooo:paragraph-rsid="017e1233"/>
    </style:style>
    <style:style style:name="P139" style:family="paragraph" style:parent-style-name="Exalted">
      <style:text-properties officeooo:paragraph-rsid="0181eb18"/>
    </style:style>
    <style:style style:name="P140" style:family="paragraph" style:parent-style-name="Exalted">
      <style:text-properties officeooo:rsid="01849d94" officeooo:paragraph-rsid="01849d94"/>
    </style:style>
    <style:style style:name="P141" style:family="paragraph" style:parent-style-name="Exalted">
      <style:text-properties officeooo:rsid="01862a22" officeooo:paragraph-rsid="01862a22"/>
    </style:style>
    <style:style style:name="P142" style:family="paragraph" style:parent-style-name="Exalted">
      <style:text-properties officeooo:rsid="0187708f" officeooo:paragraph-rsid="0187708f"/>
    </style:style>
    <style:style style:name="P143" style:family="paragraph" style:parent-style-name="Exalted">
      <style:text-properties officeooo:rsid="018826b2" officeooo:paragraph-rsid="018826b2"/>
    </style:style>
    <style:style style:name="P144" style:family="paragraph" style:parent-style-name="Heading_20_4">
      <style:text-properties officeooo:rsid="015b8876" officeooo:paragraph-rsid="015b8876"/>
    </style:style>
    <style:style style:name="P145" style:family="paragraph" style:parent-style-name="Sidebar">
      <style:text-properties officeooo:rsid="0199c0cb" officeooo:paragraph-rsid="0199c0cb"/>
    </style:style>
    <style:style style:name="P146"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7"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7cdc8b" officeooo:paragraph-rsid="027cdc8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8"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a3596c" officeooo:paragraph-rsid="02a3596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9" style:family="paragraph" style:parent-style-name="Exalted">
      <style:text-properties officeooo:rsid="019c8f14" officeooo:paragraph-rsid="019c8f14"/>
    </style:style>
    <style:style style:name="P150" style:family="paragraph" style:parent-style-name="Exalted">
      <style:text-properties officeooo:paragraph-rsid="019c8f14"/>
    </style:style>
    <style:style style:name="P151" style:family="paragraph" style:parent-style-name="Exalted">
      <style:text-properties officeooo:paragraph-rsid="019e38b8"/>
    </style:style>
    <style:style style:name="P152" style:family="paragraph" style:parent-style-name="Exalted">
      <style:text-properties officeooo:paragraph-rsid="012c61d8"/>
    </style:style>
    <style:style style:name="P153" style:family="paragraph" style:parent-style-name="Exalted">
      <style:text-properties officeooo:paragraph-rsid="01a67b1d"/>
    </style:style>
    <style:style style:name="P154" style:family="paragraph" style:parent-style-name="Exalted">
      <style:text-properties officeooo:rsid="01bbe288" officeooo:paragraph-rsid="01dea892"/>
    </style:style>
    <style:style style:name="P155" style:family="paragraph" style:parent-style-name="Exalted">
      <style:text-properties officeooo:paragraph-rsid="01bf4e23"/>
    </style:style>
    <style:style style:name="P156" style:family="paragraph" style:parent-style-name="Exalted">
      <style:text-properties officeooo:paragraph-rsid="01c13ad7"/>
    </style:style>
    <style:style style:name="P157" style:family="paragraph" style:parent-style-name="Exalted">
      <style:text-properties officeooo:paragraph-rsid="01c69b09"/>
    </style:style>
    <style:style style:name="P158" style:family="paragraph" style:parent-style-name="Exalted">
      <style:text-properties officeooo:paragraph-rsid="01d80117"/>
    </style:style>
    <style:style style:name="P159" style:family="paragraph" style:parent-style-name="Exalted">
      <style:text-properties officeooo:rsid="01f8c558" officeooo:paragraph-rsid="01f8c558"/>
    </style:style>
    <style:style style:name="P160" style:family="paragraph" style:parent-style-name="Exalted">
      <style:text-properties officeooo:paragraph-rsid="01fb489d"/>
    </style:style>
    <style:style style:name="P161" style:family="paragraph" style:parent-style-name="Exalted">
      <style:text-properties officeooo:paragraph-rsid="01c4b8eb"/>
    </style:style>
    <style:style style:name="P162" style:family="paragraph" style:parent-style-name="Exalted">
      <style:text-properties officeooo:paragraph-rsid="02084147"/>
    </style:style>
    <style:style style:name="P163" style:family="paragraph" style:parent-style-name="Exalted">
      <style:text-properties fo:font-weight="bold" officeooo:rsid="02084147" officeooo:paragraph-rsid="02084147" style:font-weight-asian="bold" style:font-weight-complex="bold"/>
    </style:style>
    <style:style style:name="P164" style:family="paragraph" style:parent-style-name="Exalted">
      <style:text-properties fo:font-weight="bold" officeooo:rsid="0209388c" officeooo:paragraph-rsid="0209388c" style:font-weight-asian="bold" style:font-weight-complex="bold"/>
    </style:style>
    <style:style style:name="P165" style:family="paragraph" style:parent-style-name="Exalted">
      <style:text-properties officeooo:paragraph-rsid="022833b5"/>
    </style:style>
    <style:style style:name="P166" style:family="paragraph" style:parent-style-name="Exalted">
      <style:text-properties officeooo:rsid="02287e19" officeooo:paragraph-rsid="02da044e"/>
    </style:style>
    <style:style style:name="P167" style:family="paragraph" style:parent-style-name="Exalted">
      <style:text-properties officeooo:paragraph-rsid="00cd7d83"/>
    </style:style>
    <style:style style:name="P168" style:family="paragraph" style:parent-style-name="Exalted">
      <style:text-properties officeooo:paragraph-rsid="022d63d2"/>
    </style:style>
    <style:style style:name="P169" style:family="paragraph" style:parent-style-name="Exalted">
      <style:text-properties officeooo:paragraph-rsid="023139fa"/>
    </style:style>
    <style:style style:name="P170" style:family="paragraph" style:parent-style-name="Exalted">
      <style:text-properties officeooo:rsid="02346af1" officeooo:paragraph-rsid="023528c0"/>
    </style:style>
    <style:style style:name="P171" style:family="paragraph" style:parent-style-name="Exalted">
      <style:text-properties officeooo:paragraph-rsid="0236a0a3"/>
    </style:style>
    <style:style style:name="P172" style:family="paragraph" style:parent-style-name="Exalted">
      <style:text-properties officeooo:paragraph-rsid="02376f7f"/>
    </style:style>
    <style:style style:name="P173" style:family="paragraph" style:parent-style-name="Exalted">
      <style:text-properties officeooo:rsid="02376f7f" officeooo:paragraph-rsid="02376f7f"/>
    </style:style>
    <style:style style:name="P174" style:family="paragraph" style:parent-style-name="Exalted">
      <style:text-properties officeooo:paragraph-rsid="0238d512"/>
    </style:style>
    <style:style style:name="P175" style:family="paragraph" style:parent-style-name="Greater_20_Charm">
      <style:text-properties officeooo:paragraph-rsid="00aa951b"/>
    </style:style>
    <style:style style:name="P176" style:family="paragraph" style:parent-style-name="Exalted">
      <style:text-properties officeooo:paragraph-rsid="0248d575"/>
    </style:style>
    <style:style style:name="P177" style:family="paragraph" style:parent-style-name="Exalted">
      <style:text-properties officeooo:paragraph-rsid="0257b3a7"/>
    </style:style>
    <style:style style:name="P178" style:family="paragraph" style:parent-style-name="Exalted">
      <style:text-properties officeooo:paragraph-rsid="020f2689"/>
    </style:style>
    <style:style style:name="P179" style:family="paragraph" style:parent-style-name="Exalted">
      <style:text-properties officeooo:rsid="0257b3a7" officeooo:paragraph-rsid="0257b3a7"/>
    </style:style>
    <style:style style:name="P180" style:family="paragraph" style:parent-style-name="Exalted">
      <style:text-properties officeooo:rsid="02593b52" officeooo:paragraph-rsid="02593b52"/>
    </style:style>
    <style:style style:name="P181" style:family="paragraph" style:parent-style-name="Exalted">
      <style:text-properties officeooo:rsid="025f6f7a" officeooo:paragraph-rsid="02607eb2"/>
    </style:style>
    <style:style style:name="P182" style:family="paragraph" style:parent-style-name="Exalted">
      <style:text-properties officeooo:paragraph-rsid="02607eb2"/>
    </style:style>
    <style:style style:name="P183" style:family="paragraph" style:parent-style-name="Exalted">
      <style:text-properties officeooo:paragraph-rsid="02659831"/>
    </style:style>
    <style:style style:name="P184" style:family="paragraph" style:parent-style-name="Exalted">
      <style:text-properties officeooo:rsid="02659831" officeooo:paragraph-rsid="02659831"/>
    </style:style>
    <style:style style:name="P185" style:family="paragraph" style:parent-style-name="Exalted">
      <style:text-properties officeooo:paragraph-rsid="026849e8"/>
    </style:style>
    <style:style style:name="P186" style:family="paragraph" style:parent-style-name="Exalted">
      <style:text-properties officeooo:rsid="026849e8" officeooo:paragraph-rsid="026849e8"/>
    </style:style>
    <style:style style:name="P187" style:family="paragraph" style:parent-style-name="Exalted">
      <style:text-properties officeooo:paragraph-rsid="026a44ff"/>
    </style:style>
    <style:style style:name="P188" style:family="paragraph" style:parent-style-name="Exalted">
      <style:text-properties officeooo:rsid="026a44ff" officeooo:paragraph-rsid="026a44ff"/>
    </style:style>
    <style:style style:name="P189" style:family="paragraph" style:parent-style-name="Exalted">
      <style:text-properties officeooo:rsid="026ac25f" officeooo:paragraph-rsid="01243d2f"/>
    </style:style>
    <style:style style:name="P190" style:family="paragraph" style:parent-style-name="Exalted">
      <style:text-properties officeooo:rsid="026ac25f" officeooo:paragraph-rsid="026ac25f"/>
    </style:style>
    <style:style style:name="P191" style:family="paragraph" style:parent-style-name="Exalted">
      <style:text-properties officeooo:paragraph-rsid="026ac25f"/>
    </style:style>
    <style:style style:name="P192" style:family="paragraph" style:parent-style-name="Exalted">
      <style:text-properties officeooo:paragraph-rsid="02714c2e"/>
    </style:style>
    <style:style style:name="P193" style:family="paragraph" style:parent-style-name="Exalted">
      <style:text-properties officeooo:rsid="02714c2e" officeooo:paragraph-rsid="0273cfb9"/>
    </style:style>
    <style:style style:name="P194" style:family="paragraph" style:parent-style-name="Exalted">
      <style:text-properties officeooo:rsid="0273cfb9" officeooo:paragraph-rsid="0273cfb9"/>
    </style:style>
    <style:style style:name="P195" style:family="paragraph" style:parent-style-name="Exalted">
      <style:text-properties officeooo:rsid="0273cfb9" officeooo:paragraph-rsid="0273e63e"/>
    </style:style>
    <style:style style:name="P196" style:family="paragraph" style:parent-style-name="Exalted">
      <style:text-properties officeooo:rsid="0273e63e" officeooo:paragraph-rsid="0273e63e"/>
    </style:style>
    <style:style style:name="P197" style:family="paragraph" style:parent-style-name="Exalted">
      <style:text-properties officeooo:rsid="027541c2" officeooo:paragraph-rsid="027541c2"/>
    </style:style>
    <style:style style:name="P198" style:family="paragraph" style:parent-style-name="Exalted">
      <style:text-properties officeooo:paragraph-rsid="027cdc8b"/>
    </style:style>
    <style:style style:name="P199" style:family="paragraph" style:parent-style-name="Exalted">
      <style:text-properties officeooo:paragraph-rsid="0221944c"/>
    </style:style>
    <style:style style:name="P200" style:family="paragraph" style:parent-style-name="Exalted">
      <style:text-properties officeooo:paragraph-rsid="00b6e631"/>
    </style:style>
    <style:style style:name="P201" style:family="paragraph" style:parent-style-name="Exalted">
      <style:text-properties officeooo:rsid="02830b2b" officeooo:paragraph-rsid="02830b2b"/>
    </style:style>
    <style:style style:name="P202" style:family="paragraph" style:parent-style-name="Exalted">
      <style:text-properties officeooo:paragraph-rsid="0283c51a"/>
    </style:style>
    <style:style style:name="P203" style:family="paragraph" style:parent-style-name="Exalted">
      <style:text-properties officeooo:rsid="0283d52c" officeooo:paragraph-rsid="0283d52c"/>
    </style:style>
    <style:style style:name="P204" style:family="paragraph" style:parent-style-name="Exalted">
      <style:text-properties officeooo:paragraph-rsid="02971723"/>
    </style:style>
    <style:style style:name="P205" style:family="paragraph" style:parent-style-name="Exalted">
      <style:text-properties officeooo:paragraph-rsid="029983b5"/>
    </style:style>
    <style:style style:name="P206" style:family="paragraph" style:parent-style-name="Exalted">
      <style:text-properties officeooo:rsid="02a2e54b" officeooo:paragraph-rsid="02a2e54b"/>
    </style:style>
    <style:style style:name="P207" style:family="paragraph" style:parent-style-name="Heading_20_1">
      <style:text-properties officeooo:paragraph-rsid="02c6b6e0"/>
    </style:style>
    <style:style style:name="P208" style:family="paragraph" style:parent-style-name="Exalted">
      <style:text-properties officeooo:paragraph-rsid="02c5df96"/>
    </style:style>
    <style:style style:name="P209" style:family="paragraph" style:parent-style-name="Exalted">
      <style:text-properties officeooo:paragraph-rsid="02cdab49"/>
    </style:style>
    <style:style style:name="P210" style:family="paragraph" style:parent-style-name="Exalted">
      <style:text-properties officeooo:paragraph-rsid="02ce5ac6"/>
    </style:style>
    <style:style style:name="P211" style:family="paragraph" style:parent-style-name="Exalted">
      <style:text-properties officeooo:paragraph-rsid="02cf7c9d"/>
    </style:style>
    <style:style style:name="P212" style:family="paragraph" style:parent-style-name="Exalted">
      <style:text-properties officeooo:paragraph-rsid="02d11f8b"/>
    </style:style>
    <style:style style:name="P213" style:family="paragraph" style:parent-style-name="Exalted">
      <style:text-properties officeooo:paragraph-rsid="02d2c0ae"/>
    </style:style>
    <style:style style:name="P214" style:family="paragraph" style:parent-style-name="Exalted">
      <style:text-properties officeooo:paragraph-rsid="02d43e3c"/>
    </style:style>
    <style:style style:name="P215" style:family="paragraph" style:parent-style-name="Exalted">
      <style:text-properties officeooo:rsid="04a4e825" officeooo:paragraph-rsid="02d44d6f"/>
    </style:style>
    <style:style style:name="P216" style:family="paragraph" style:parent-style-name="Exalted">
      <style:text-properties officeooo:paragraph-rsid="02d44d6f"/>
    </style:style>
    <style:style style:name="P217" style:family="paragraph" style:parent-style-name="Exalted">
      <style:text-properties officeooo:rsid="0494bc0b" officeooo:paragraph-rsid="02d44d6f"/>
    </style:style>
    <style:style style:name="P218" style:family="paragraph" style:parent-style-name="Exalted">
      <style:text-properties officeooo:paragraph-rsid="02215770"/>
    </style:style>
    <style:style style:name="P219" style:family="paragraph" style:parent-style-name="Exalted">
      <style:text-properties officeooo:paragraph-rsid="02d6e704"/>
    </style:style>
    <style:style style:name="P220" style:family="paragraph" style:parent-style-name="Exalted">
      <style:text-properties officeooo:paragraph-rsid="02d8503c"/>
    </style:style>
    <style:style style:name="P221" style:family="paragraph" style:parent-style-name="Exalted">
      <style:text-properties officeooo:paragraph-rsid="02da044e"/>
    </style:style>
    <style:style style:name="P222" style:family="paragraph" style:parent-style-name="Exalted">
      <style:text-properties officeooo:paragraph-rsid="02db2b31"/>
    </style:style>
    <style:style style:name="P223" style:family="paragraph" style:parent-style-name="Exalted">
      <style:text-properties officeooo:paragraph-rsid="02dd00f4"/>
    </style:style>
    <style:style style:name="P224" style:family="paragraph" style:parent-style-name="Exalted">
      <style:text-properties fo:language="en" fo:country="US" officeooo:rsid="0439bb0d" officeooo:paragraph-rsid="02de7bc0" style:language-asian="zh" style:country-asian="CN" style:language-complex="hi" style:country-complex="IN"/>
    </style:style>
    <style:style style:name="P225" style:family="paragraph" style:parent-style-name="Exalted">
      <style:text-properties fo:language="en" fo:country="US" officeooo:rsid="0439bb0d" officeooo:paragraph-rsid="02f9063e" style:language-asian="zh" style:country-asian="CN" style:language-complex="hi" style:country-complex="IN"/>
    </style:style>
    <style:style style:name="P226" style:family="paragraph" style:parent-style-name="Exalted">
      <style:text-properties fo:language="en" fo:country="US" officeooo:rsid="043cbed5" officeooo:paragraph-rsid="02e56172" style:language-asian="zh" style:country-asian="CN" style:language-complex="hi" style:country-complex="IN"/>
    </style:style>
    <style:style style:name="P227" style:family="paragraph" style:parent-style-name="Exalted">
      <style:text-properties fo:language="en" fo:country="US" fo:font-weight="normal" officeooo:rsid="0437bc24" officeooo:paragraph-rsid="02e56172" style:font-weight-asian="normal" style:font-weight-complex="normal"/>
    </style:style>
    <style:style style:name="P228" style:family="paragraph" style:parent-style-name="Exalted">
      <style:text-properties fo:language="en" fo:country="US" officeooo:rsid="0411a57d" officeooo:paragraph-rsid="02e9c75f"/>
    </style:style>
    <style:style style:name="P229" style:family="paragraph" style:parent-style-name="Exalted">
      <style:text-properties fo:language="en" fo:country="US" officeooo:rsid="0411a57d" officeooo:paragraph-rsid="0308d024"/>
    </style:style>
    <style:style style:name="P230" style:family="paragraph" style:parent-style-name="Exalted">
      <style:text-properties fo:language="en" fo:country="US" officeooo:paragraph-rsid="02f9063e"/>
    </style:style>
    <style:style style:name="P231" style:family="paragraph" style:parent-style-name="Exalted">
      <style:text-properties fo:language="en" fo:country="US" officeooo:rsid="040bb228" officeooo:paragraph-rsid="02fae40f"/>
    </style:style>
    <style:style style:name="P232" style:family="paragraph" style:parent-style-name="Exalted">
      <style:text-properties fo:language="en" fo:country="US" officeooo:rsid="0445c72e" officeooo:paragraph-rsid="02fd26da"/>
    </style:style>
    <style:style style:name="P233" style:family="paragraph" style:parent-style-name="Exalted">
      <style:text-properties fo:language="en" fo:country="US" officeooo:paragraph-rsid="02fd26da"/>
    </style:style>
    <style:style style:name="P234" style:family="paragraph" style:parent-style-name="Exalted" style:list-style-name="Exalt_20_Dot">
      <style:text-properties officeooo:paragraph-rsid="027cdc8b" style:language-asian="zh" style:country-asian="CN" style:language-complex="hi" style:country-complex="IN"/>
    </style:style>
    <style:style style:name="P235" style:family="paragraph" style:parent-style-name="Exalted">
      <style:text-properties officeooo:paragraph-rsid="00d764e5"/>
    </style:style>
    <style:style style:name="P236" style:family="paragraph" style:parent-style-name="Exalted">
      <style:text-properties officeooo:paragraph-rsid="02de2ed5"/>
    </style:style>
    <style:style style:name="P237" style:family="paragraph" style:parent-style-name="Exalted">
      <style:text-properties officeooo:rsid="0439bb0d" officeooo:paragraph-rsid="02f9063e"/>
    </style:style>
    <style:style style:name="P238" style:family="paragraph" style:parent-style-name="Exalted">
      <style:text-properties officeooo:paragraph-rsid="02de7bc0"/>
    </style:style>
    <style:style style:name="P239" style:family="paragraph" style:parent-style-name="Exalted">
      <style:text-properties officeooo:paragraph-rsid="02dfdf1c"/>
    </style:style>
    <style:style style:name="P240" style:family="paragraph" style:parent-style-name="Exalted">
      <style:text-properties officeooo:rsid="0437bc24" officeooo:paragraph-rsid="02e3bbad"/>
    </style:style>
    <style:style style:name="P241" style:family="paragraph" style:parent-style-name="Exalted">
      <style:text-properties officeooo:paragraph-rsid="02e3bbad"/>
    </style:style>
    <style:style style:name="P242" style:family="paragraph" style:parent-style-name="Exalted">
      <style:text-properties officeooo:paragraph-rsid="02e56172"/>
    </style:style>
    <style:style style:name="P243" style:family="paragraph" style:parent-style-name="Exalted">
      <style:text-properties style:use-window-font-color="true" loext:opacity="0%" style:font-name="Times New Roman" fo:font-size="10pt" officeooo:rsid="00fb5816" officeooo:paragraph-rsid="02cdab49" style:letter-kerning="false" style:font-name-asian="Spectral1" style:font-size-asian="10pt" style:language-asian="zh" style:country-asian="CN" style:font-name-complex="Spectral1" style:font-size-complex="10pt" style:language-complex="hi" style:country-complex="IN"/>
    </style:style>
    <style:style style:name="P244" style:family="paragraph" style:parent-style-name="Exalted">
      <style:text-properties style:use-window-font-color="true" loext:opacity="0%" style:font-name="Times New Roman" fo:font-size="10pt" officeooo:rsid="00fb5816" officeooo:paragraph-rsid="02ff1fcb" style:letter-kerning="false" style:font-name-asian="Spectral1" style:font-size-asian="10pt" style:language-asian="zh" style:country-asian="CN" style:font-name-complex="Spectral1" style:font-size-complex="10pt" style:language-complex="hi" style:country-complex="IN"/>
    </style:style>
    <style:style style:name="P245" style:family="paragraph" style:parent-style-name="Exalted">
      <style:text-properties style:use-window-font-color="true" loext:opacity="0%" style:font-name="Times New Roman" fo:font-size="10pt" officeooo:rsid="04a2b6bc" officeooo:paragraph-rsid="02f07d2d" style:letter-kerning="false" style:font-name-asian="Spectral1" style:font-size-asian="10pt" style:language-asian="zh" style:country-asian="CN" style:font-name-complex="Spectral1" style:font-size-complex="10pt" style:language-complex="hi" style:country-complex="IN"/>
    </style:style>
    <style:style style:name="P246" style:family="paragraph" style:parent-style-name="Exalted">
      <style:text-properties style:use-window-font-color="true" loext:opacity="0%" style:font-name="Times New Roman" fo:font-size="10pt" officeooo:rsid="04a2b6bc" officeooo:paragraph-rsid="02f2330c" style:letter-kerning="false" style:font-name-asian="Spectral1" style:font-size-asian="10pt" style:language-asian="zh" style:country-asian="CN" style:font-name-complex="Spectral1" style:font-size-complex="10pt" style:language-complex="hi" style:country-complex="IN"/>
    </style:style>
    <style:style style:name="P247" style:family="paragraph" style:parent-style-name="Exalted">
      <style:text-properties style:use-window-font-color="true" loext:opacity="0%" style:font-name="Times New Roman" fo:font-size="10pt" officeooo:rsid="04a2b6bc" officeooo:paragraph-rsid="02ff1fcb" style:letter-kerning="false" style:font-name-asian="Spectral1" style:font-size-asian="10pt" style:language-asian="zh" style:country-asian="CN" style:font-name-complex="Spectral1" style:font-size-complex="10pt" style:language-complex="hi" style:country-complex="IN"/>
    </style:style>
    <style:style style:name="P248" style:family="paragraph" style:parent-style-name="Exalted">
      <style:text-properties style:use-window-font-color="true" loext:opacity="0%" style:font-name="Times New Roman" fo:font-size="10pt" fo:language="en" fo:country="US" officeooo:rsid="043cbed5" officeooo:paragraph-rsid="02e56172" style:letter-kerning="false" style:font-name-asian="Spectral1" style:font-size-asian="10pt" style:language-asian="zh" style:country-asian="CN" style:font-name-complex="Spectral1" style:font-size-complex="10pt" style:language-complex="hi" style:country-complex="IN"/>
    </style:style>
    <style:style style:name="P249" style:family="paragraph" style:parent-style-name="Exalted">
      <style:text-properties style:use-window-font-color="true" loext:opacity="0%" style:font-name="Times New Roman" fo:font-size="10pt" fo:language="en" fo:country="US" officeooo:rsid="043cbed5" officeooo:paragraph-rsid="02eea017" style:letter-kerning="false" style:font-name-asian="Spectral1" style:font-size-asian="10pt" style:language-asian="zh" style:country-asian="CN" style:font-name-complex="Spectral1" style:font-size-complex="10pt" style:language-complex="hi" style:country-complex="IN"/>
    </style:style>
    <style:style style:name="P250" style:family="paragraph" style:parent-style-name="Exalted">
      <style:text-properties style:use-window-font-color="true" loext:opacity="0%" style:font-name="Times New Roman" fo:font-size="10pt" fo:language="en" fo:country="US" officeooo:rsid="0445c72e" officeooo:paragraph-rsid="02fd26da" style:letter-kerning="false" style:font-name-asian="Spectral1" style:font-size-asian="10pt" style:language-asian="zh" style:country-asian="CN" style:font-name-complex="Spectral1" style:font-size-complex="10pt" style:language-complex="hi" style:country-complex="IN"/>
    </style:style>
    <style:style style:name="P251" style:family="paragraph" style:parent-style-name="Exalted">
      <style:text-properties style:use-window-font-color="true" loext:opacity="0%" style:font-name="Times New Roman" fo:font-size="10pt" fo:language="en" fo:country="US" officeooo:rsid="0445c72e" officeooo:paragraph-rsid="02fe81c5" style:letter-kerning="false" style:font-name-asian="Spectral1" style:font-size-asian="10pt" style:language-asian="zh" style:country-asian="CN" style:font-name-complex="Spectral1" style:font-size-complex="10pt" style:language-complex="hi" style:country-complex="IN"/>
    </style:style>
    <style:style style:name="P252" style:family="paragraph" style:parent-style-name="Exalted">
      <style:text-properties style:use-window-font-color="true" loext:opacity="0%" style:font-name="Times New Roman" fo:font-size="10pt" fo:language="en" fo:country="US" officeooo:rsid="0445c72e" officeooo:paragraph-rsid="0302ead3" style:letter-kerning="false" style:font-name-asian="Spectral1" style:font-size-asian="10pt" style:language-asian="zh" style:country-asian="CN" style:font-name-complex="Spectral1" style:font-size-complex="10pt" style:language-complex="hi" style:country-complex="IN"/>
    </style:style>
    <style:style style:name="P253" style:family="paragraph" style:parent-style-name="Exalted">
      <style:text-properties style:use-window-font-color="true" loext:opacity="0%" style:font-name="Times New Roman" fo:font-size="10pt" fo:language="en" fo:country="US" officeooo:rsid="0445c72e" officeooo:paragraph-rsid="0304469c" style:letter-kerning="false" style:font-name-asian="Spectral1" style:font-size-asian="10pt" style:language-asian="zh" style:country-asian="CN" style:font-name-complex="Spectral1" style:font-size-complex="10pt" style:language-complex="hi" style:country-complex="IN"/>
    </style:style>
    <style:style style:name="P254" style:family="paragraph" style:parent-style-name="Exalted">
      <style:text-properties style:use-window-font-color="true" loext:opacity="0%" style:font-name="Times New Roman" fo:font-size="10pt" fo:language="en" fo:country="US" officeooo:rsid="0445c72e" officeooo:paragraph-rsid="0304b94b" style:letter-kerning="false" style:font-name-asian="Spectral1" style:font-size-asian="10pt" style:language-asian="zh" style:country-asian="CN" style:font-name-complex="Spectral1" style:font-size-complex="10pt" style:language-complex="hi" style:country-complex="IN"/>
    </style:style>
    <style:style style:name="P255" style:family="paragraph" style:parent-style-name="Exalted">
      <style:text-properties style:use-window-font-color="true" loext:opacity="0%" style:font-name="Times New Roman" fo:font-size="10pt" fo:language="en" fo:country="US" officeooo:rsid="04504e5c" officeooo:paragraph-rsid="02fe5211" style:letter-kerning="false" style:font-name-asian="Spectral1" style:font-size-asian="10pt" style:language-asian="zh" style:country-asian="CN" style:font-name-complex="Spectral1" style:font-size-complex="10pt" style:language-complex="hi" style:country-complex="IN"/>
    </style:style>
    <style:style style:name="P256" style:family="paragraph" style:parent-style-name="Exalted">
      <style:text-properties style:use-window-font-color="true" loext:opacity="0%" style:font-name="Times New Roman" fo:font-size="10pt" fo:language="en" fo:country="US" fo:font-weight="normal" officeooo:rsid="0486d5c5" officeooo:paragraph-rsid="02f7216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7" style:family="paragraph" style:parent-style-name="Exalted">
      <style:text-properties style:use-window-font-color="true" loext:opacity="0%" style:font-name="Times New Roman" fo:font-size="10pt" fo:language="en" fo:country="US" fo:font-weight="normal" officeooo:rsid="0486d5c5" officeooo:paragraph-rsid="02fae40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8" style:family="paragraph" style:parent-style-name="Exalted">
      <style:text-properties style:use-window-font-color="true" loext:opacity="0%" style:font-name="Times New Roman" fo:font-size="10pt" fo:language="en" fo:country="US" fo:font-weight="normal" officeooo:rsid="04e0a854" officeooo:paragraph-rsid="030598d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9" style:family="paragraph" style:parent-style-name="Exalted">
      <style:text-properties style:use-window-font-color="true" loext:opacity="0%" style:font-name="Times New Roman" fo:font-size="10pt" fo:language="en" fo:country="US" fo:font-weight="normal" officeooo:rsid="044be8c1" officeooo:paragraph-rsid="030760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0" style:family="paragraph" style:parent-style-name="Exalted">
      <style:text-properties style:use-window-font-color="true" loext:opacity="0%" style:font-name="Times New Roman" fo:font-size="10pt" fo:language="en" fo:country="US" fo:font-weight="normal" officeooo:rsid="044e7220" officeooo:paragraph-rsid="030760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1" style:family="paragraph" style:parent-style-name="Exalted">
      <style:text-properties style:use-window-font-color="true" loext:opacity="0%" style:font-name="Times New Roman" fo:font-size="10pt" fo:font-weight="normal" officeooo:rsid="044b34c9" officeooo:paragraph-rsid="030760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2" style:family="paragraph" style:parent-style-name="Exalted">
      <style:text-properties style:use-window-font-color="true" loext:opacity="0%" style:font-name="Times New Roman" fo:font-size="10pt" fo:font-weight="normal" officeooo:rsid="044be8c1" officeooo:paragraph-rsid="030760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3" style:family="paragraph" style:parent-style-name="Exalted">
      <style:text-properties style:use-window-font-color="true" loext:opacity="0%" style:font-name="Times New Roman" fo:font-size="10pt" fo:font-weight="normal" officeooo:rsid="044c7f22" officeooo:paragraph-rsid="030760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64" style:family="paragraph" style:parent-style-name="Exalted">
      <style:text-properties officeooo:paragraph-rsid="0126dc1b"/>
    </style:style>
    <style:style style:name="P265" style:family="paragraph" style:parent-style-name="Exalted">
      <style:text-properties officeooo:rsid="043ddb21" officeooo:paragraph-rsid="02e62ad1"/>
    </style:style>
    <style:style style:name="P266" style:family="paragraph" style:parent-style-name="Exalted">
      <style:text-properties officeooo:paragraph-rsid="02e62ad1"/>
    </style:style>
    <style:style style:name="P267" style:family="paragraph" style:parent-style-name="Exalted">
      <style:text-properties officeooo:paragraph-rsid="02db2b31"/>
    </style:style>
    <style:style style:name="P268" style:family="paragraph" style:parent-style-name="Exalted">
      <style:text-properties officeooo:paragraph-rsid="0137666a"/>
    </style:style>
    <style:style style:name="P269" style:family="paragraph" style:parent-style-name="Exalted">
      <style:text-properties officeooo:paragraph-rsid="02e9c75f"/>
    </style:style>
    <style:style style:name="P270" style:family="paragraph" style:parent-style-name="Exalted">
      <style:text-properties officeooo:paragraph-rsid="01d80117"/>
    </style:style>
    <style:style style:name="P271" style:family="paragraph" style:parent-style-name="Exalted">
      <style:text-properties officeooo:paragraph-rsid="0138216c"/>
    </style:style>
    <style:style style:name="P272" style:family="paragraph" style:parent-style-name="Exalted">
      <style:text-properties officeooo:paragraph-rsid="02ebf2cb"/>
    </style:style>
    <style:style style:name="P273" style:family="paragraph" style:parent-style-name="Exalted">
      <style:text-properties officeooo:rsid="02ebf2cb" officeooo:paragraph-rsid="02ebf2cb"/>
    </style:style>
    <style:style style:name="P274" style:family="paragraph" style:parent-style-name="Exalted">
      <style:text-properties officeooo:rsid="02ebf2cb" officeooo:paragraph-rsid="02f35b02"/>
    </style:style>
    <style:style style:name="P275" style:family="paragraph" style:parent-style-name="Exalted">
      <style:text-properties officeooo:paragraph-rsid="0142c50a"/>
    </style:style>
    <style:style style:name="P276" style:family="paragraph" style:parent-style-name="Exalted">
      <style:text-properties officeooo:paragraph-rsid="02eea017"/>
    </style:style>
    <style:style style:name="P277" style:family="paragraph" style:parent-style-name="Exalted">
      <style:text-properties officeooo:paragraph-rsid="02f07d2d"/>
    </style:style>
    <style:style style:name="P278" style:family="paragraph" style:parent-style-name="Exalted">
      <style:text-properties officeooo:paragraph-rsid="02f2330c"/>
    </style:style>
    <style:style style:name="P279" style:family="paragraph" style:parent-style-name="Exalted">
      <style:text-properties officeooo:paragraph-rsid="02f35b02"/>
    </style:style>
    <style:style style:name="P280" style:family="paragraph" style:parent-style-name="Exalted">
      <style:text-properties officeooo:rsid="04838ce1" officeooo:paragraph-rsid="02f7216b"/>
    </style:style>
    <style:style style:name="P281" style:family="paragraph" style:parent-style-name="Exalted">
      <style:text-properties officeooo:paragraph-rsid="02f7216b"/>
    </style:style>
    <style:style style:name="P282" style:family="paragraph" style:parent-style-name="Exalted">
      <style:text-properties officeooo:rsid="049b1ae8" officeooo:paragraph-rsid="02f9063e"/>
    </style:style>
    <style:style style:name="P283" style:family="paragraph" style:parent-style-name="Exalted">
      <style:text-properties officeooo:paragraph-rsid="02f9063e"/>
    </style:style>
    <style:style style:name="P284" style:family="paragraph" style:parent-style-name="Exalted">
      <style:text-properties officeooo:paragraph-rsid="02fae40f"/>
    </style:style>
    <style:style style:name="P285" style:family="paragraph" style:parent-style-name="Exalted">
      <style:text-properties officeooo:paragraph-rsid="010fdcf5"/>
    </style:style>
    <style:style style:name="P286" style:family="paragraph" style:parent-style-name="Exalted">
      <style:text-properties fo:font-weight="bold" officeooo:rsid="0209388c" officeooo:paragraph-rsid="020a1a59" style:font-weight-asian="bold" style:font-weight-complex="bold"/>
    </style:style>
    <style:style style:name="P287" style:family="paragraph" style:parent-style-name="Exalted">
      <style:text-properties fo:font-weight="bold" officeooo:rsid="0209388c" officeooo:paragraph-rsid="02fb89a3" style:font-weight-asian="bold" style:font-weight-complex="bold"/>
    </style:style>
    <style:style style:name="P288" style:family="paragraph" style:parent-style-name="Exalted">
      <style:text-properties fo:font-weight="bold" officeooo:rsid="04473d8a" officeooo:paragraph-rsid="0307606d" style:font-weight-asian="bold" style:font-weight-complex="bold"/>
    </style:style>
    <style:style style:name="P289" style:family="paragraph" style:parent-style-name="Exalted">
      <style:text-properties officeooo:paragraph-rsid="02fb89a3"/>
    </style:style>
    <style:style style:name="P290" style:family="paragraph" style:parent-style-name="Exalted">
      <style:text-properties officeooo:paragraph-rsid="011162d7"/>
    </style:style>
    <style:style style:name="P291" style:family="paragraph" style:parent-style-name="Exalted">
      <style:text-properties officeooo:rsid="04504e5c" officeooo:paragraph-rsid="02fe5211"/>
    </style:style>
    <style:style style:name="P292" style:family="paragraph" style:parent-style-name="Exalted">
      <style:text-properties officeooo:paragraph-rsid="02fe5211"/>
    </style:style>
    <style:style style:name="P293" style:family="paragraph" style:parent-style-name="Exalted">
      <style:text-properties officeooo:paragraph-rsid="02fe81c5"/>
    </style:style>
    <style:style style:name="P294" style:family="paragraph" style:parent-style-name="Exalted">
      <style:text-properties officeooo:paragraph-rsid="02ff1fcb"/>
    </style:style>
    <style:style style:name="P295" style:family="paragraph" style:parent-style-name="Exalted">
      <style:text-properties officeooo:paragraph-rsid="0302ead3"/>
    </style:style>
    <style:style style:name="P296" style:family="paragraph" style:parent-style-name="Exalted">
      <style:text-properties officeooo:paragraph-rsid="0304469c"/>
    </style:style>
    <style:style style:name="P297" style:family="paragraph" style:parent-style-name="Exalted">
      <style:text-properties officeooo:paragraph-rsid="0304b94b"/>
    </style:style>
    <style:style style:name="P298" style:family="paragraph" style:parent-style-name="Exalted">
      <style:text-properties officeooo:paragraph-rsid="030598d4"/>
    </style:style>
    <style:style style:name="P299" style:family="paragraph" style:parent-style-name="Exalted">
      <style:text-properties officeooo:paragraph-rsid="02084147"/>
    </style:style>
    <style:style style:name="P300" style:family="paragraph" style:parent-style-name="Exalted">
      <style:text-properties officeooo:paragraph-rsid="0307606d"/>
    </style:style>
    <style:style style:name="P301" style:family="paragraph" style:parent-style-name="Exalted">
      <style:text-properties officeooo:rsid="0236a0a3" officeooo:paragraph-rsid="0236a0a3"/>
    </style:style>
    <style:style style:name="P302" style:family="paragraph" style:parent-style-name="Exalted">
      <style:text-properties officeooo:rsid="04473d8a" officeooo:paragraph-rsid="0307606d"/>
    </style:style>
    <style:style style:name="P303" style:family="paragraph" style:parent-style-name="Exalted">
      <style:text-properties officeooo:paragraph-rsid="0308d024"/>
    </style:style>
    <style:style style:name="P304" style:family="paragraph" style:parent-style-name="Exalted">
      <style:text-properties officeooo:paragraph-rsid="01bbe288"/>
    </style:style>
    <style:style style:name="P305" style:family="paragraph" style:parent-style-name="Exalted">
      <style:text-properties officeooo:paragraph-rsid="03097aa1"/>
    </style:style>
    <style:style style:name="P306"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307" style:family="paragraph" style:parent-style-name="Heading_20_2">
      <style:paragraph-properties fo:break-before="column"/>
      <style:text-properties officeooo:paragraph-rsid="00babe96"/>
    </style:style>
    <style:style style:name="P308" style:family="paragraph" style:parent-style-name="Heading_20_2">
      <style:paragraph-properties fo:break-before="column"/>
      <style:text-properties officeooo:paragraph-rsid="027ea311"/>
    </style:style>
    <style:style style:name="P309" style:family="paragraph" style:parent-style-name="Heading_20_2">
      <style:text-properties officeooo:paragraph-rsid="018f8f15"/>
    </style:style>
    <style:style style:name="P310" style:family="paragraph" style:parent-style-name="Heading_20_2">
      <style:paragraph-properties fo:break-before="page"/>
      <style:text-properties officeooo:paragraph-rsid="024c6d91"/>
    </style:style>
    <style:style style:name="P311" style:family="paragraph" style:parent-style-name="Heading_20_2">
      <style:paragraph-properties fo:break-before="page"/>
    </style:style>
    <style:style style:name="P312" style:family="paragraph" style:parent-style-name="Heading_20_2">
      <style:paragraph-properties fo:break-before="page"/>
      <style:text-properties officeooo:paragraph-rsid="024cd562"/>
    </style:style>
    <style:style style:name="P313" style:family="paragraph" style:parent-style-name="Heading_20_3">
      <style:text-properties officeooo:paragraph-rsid="0094d817"/>
    </style:style>
    <style:style style:name="P314" style:family="paragraph" style:parent-style-name="Heading_20_3">
      <style:text-properties style:language-asian="zh" style:country-asian="CN" style:language-complex="hi" style:country-complex="IN"/>
    </style:style>
    <style:style style:name="P315" style:family="paragraph" style:parent-style-name="Heading_20_3">
      <style:text-properties officeooo:rsid="00b6e631" officeooo:paragraph-rsid="00b6e631"/>
    </style:style>
    <style:style style:name="P316" style:family="paragraph" style:parent-style-name="Heading_20_3">
      <style:text-properties fo:font-weight="normal" officeooo:rsid="00b6e631" officeooo:paragraph-rsid="00b8f304" style:font-weight-asian="normal" style:font-weight-complex="normal"/>
    </style:style>
    <style:style style:name="P317" style:family="paragraph" style:parent-style-name="Heading_20_3">
      <style:text-properties fo:font-weight="normal" officeooo:rsid="0437bc24" officeooo:paragraph-rsid="02e3bbad"/>
    </style:style>
    <style:style style:name="P318" style:family="paragraph" style:parent-style-name="Heading_20_3">
      <style:text-properties officeooo:paragraph-rsid="00babe96"/>
    </style:style>
    <style:style style:name="P319" style:family="paragraph" style:parent-style-name="Heading_20_3">
      <style:text-properties officeooo:paragraph-rsid="02d43e3c"/>
    </style:style>
    <style:style style:name="P320" style:family="paragraph" style:parent-style-name="Heading_20_3">
      <style:text-properties officeooo:paragraph-rsid="0248d575"/>
    </style:style>
    <style:style style:name="P321" style:family="paragraph" style:parent-style-name="Heading_20_3">
      <style:text-properties officeooo:paragraph-rsid="02d11f8b"/>
    </style:style>
    <style:style style:name="P322" style:family="paragraph" style:parent-style-name="Heading_20_3">
      <style:text-properties officeooo:paragraph-rsid="02cf7c9d"/>
    </style:style>
    <style:style style:name="P323" style:family="paragraph" style:parent-style-name="Heading_20_3">
      <style:paragraph-properties fo:break-before="column"/>
      <style:text-properties officeooo:paragraph-rsid="02d8503c"/>
    </style:style>
    <style:style style:name="P324" style:family="paragraph" style:parent-style-name="Heading_20_3">
      <style:text-properties officeooo:paragraph-rsid="02ce5ac6"/>
    </style:style>
    <style:style style:name="P325" style:family="paragraph" style:parent-style-name="Heading_20_3">
      <style:text-properties officeooo:rsid="02bdc0a9" officeooo:paragraph-rsid="02d8503c"/>
    </style:style>
    <style:style style:name="P326" style:family="paragraph" style:parent-style-name="Heading_20_3">
      <style:text-properties officeooo:paragraph-rsid="02d44d6f"/>
    </style:style>
    <style:style style:name="P327" style:family="paragraph" style:parent-style-name="Heading_20_3">
      <style:text-properties fo:font-variant="small-caps" fo:color="#111111" loext:opacity="100%" style:text-outline="false" style:font-name="Mercury Text G2 Semibold" fo:font-size="14pt" fo:font-style="normal" fo:text-shadow="none" fo:font-weight="normal" officeooo:rsid="043105a4" officeooo:paragraph-rsid="02d2c0a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28" style:family="paragraph" style:parent-style-name="Heading_20_3">
      <style:text-properties fo:font-variant="small-caps" fo:color="#111111" loext:opacity="100%" style:text-outline="false" style:font-name="Mercury Text G2 Semibold" fo:font-size="14pt" fo:font-style="normal" fo:text-shadow="none" fo:font-weight="normal" officeooo:rsid="022d63d2" officeooo:paragraph-rsid="022d63d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29" style:family="paragraph" style:parent-style-name="Heading_20_3">
      <style:text-properties fo:font-variant="small-caps" fo:color="#111111" loext:opacity="100%" style:text-outline="false" style:font-name="Mercury Text G2 Semibold" fo:font-size="14pt" fo:font-style="normal" fo:text-shadow="none" fo:font-weight="normal" officeooo:rsid="023aabda" officeooo:paragraph-rsid="023aabd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0" style:family="paragraph" style:parent-style-name="Heading_20_3">
      <style:text-properties fo:font-variant="small-caps" fo:color="#111111" loext:opacity="100%" style:text-outline="false" style:font-name="Mercury Text G2 Semibold" fo:font-size="14pt" fo:font-style="normal" fo:text-shadow="none" fo:font-weight="normal" officeooo:rsid="024bbdc1" officeooo:paragraph-rsid="024bbd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1" style:family="paragraph" style:parent-style-name="Heading_20_3">
      <style:text-properties fo:font-variant="small-caps" fo:color="#111111" loext:opacity="100%" style:text-outline="false" style:font-name="Mercury Text G2 Semibold" fo:font-size="14pt" fo:font-style="normal" fo:text-shadow="none" fo:font-weight="normal" officeooo:rsid="026f331a" officeooo:paragraph-rsid="0278907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2" style:family="paragraph" style:parent-style-name="Heading_20_3">
      <style:text-properties fo:font-variant="small-caps" fo:color="#111111" loext:opacity="100%" style:text-outline="false" style:font-name="Mercury Text G2 Semibold" fo:font-size="14pt" fo:font-style="normal" fo:text-shadow="none" fo:font-weight="normal" officeooo:rsid="022ee44d" officeooo:paragraph-rsid="02da044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3" style:family="paragraph" style:parent-style-name="Heading_20_3">
      <style:text-properties fo:font-variant="small-caps" fo:color="#111111" loext:opacity="100%" style:text-outline="false" style:font-name="Mercury Text G2 Semibold" fo:font-size="14pt" fo:font-style="normal" fo:text-shadow="none" fo:font-weight="normal" officeooo:rsid="023139fa" officeooo:paragraph-rsid="023139f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4" style:family="paragraph" style:parent-style-name="Heading_20_3">
      <style:text-properties fo:font-variant="small-caps" fo:color="#111111" loext:opacity="100%" style:text-outline="false" style:font-name="Mercury Text G2 Semibold" fo:font-size="14pt" fo:font-style="normal" fo:text-shadow="none" fo:font-weight="normal" officeooo:rsid="023528c0" officeooo:paragraph-rsid="023528c0"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5" style:family="paragraph" style:parent-style-name="Heading_20_3">
      <style:text-properties fo:font-variant="small-caps" fo:color="#111111" loext:opacity="100%" style:text-outline="false" style:font-name="Mercury Text G2 Semibold" fo:font-size="14pt" fo:font-style="normal" fo:text-shadow="none" fo:font-weight="normal" officeooo:rsid="0236a0a3" officeooo:paragraph-rsid="0236a0a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6" style:family="paragraph" style:parent-style-name="Heading_20_3">
      <style:text-properties fo:font-variant="small-caps" fo:color="#111111" loext:opacity="100%" style:text-outline="false" style:font-name="Mercury Text G2 Semibold" fo:font-size="14pt" fo:font-style="normal" fo:text-shadow="none" fo:font-weight="normal" officeooo:rsid="02376f7f" officeooo:paragraph-rsid="02376f7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7" style:family="paragraph" style:parent-style-name="Heading_20_3">
      <style:text-properties fo:font-variant="small-caps" fo:color="#111111" loext:opacity="100%" style:text-outline="false" style:font-name="Mercury Text G2 Semibold" fo:font-size="14pt" fo:font-style="normal" fo:text-shadow="none" fo:font-weight="normal" officeooo:rsid="02607eb2" officeooo:paragraph-rsid="02607eb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8" style:family="paragraph" style:parent-style-name="Heading_20_3">
      <style:text-properties fo:font-variant="small-caps" fo:color="#111111" loext:opacity="100%" style:text-outline="false" style:font-name="Mercury Text G2 Semibold" fo:font-size="14pt" fo:font-style="normal" fo:text-shadow="none" fo:font-weight="normal" officeooo:rsid="0257b3a7" officeooo:paragraph-rsid="0257b3a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39" style:family="paragraph" style:parent-style-name="Heading_20_3">
      <style:text-properties fo:font-variant="small-caps" fo:color="#111111" loext:opacity="100%" style:text-outline="false" style:font-name="Mercury Text G2 Semibold" fo:font-size="14pt" fo:font-style="normal" fo:text-shadow="none" fo:font-weight="normal" officeooo:rsid="02659831" officeooo:paragraph-rsid="0265983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0" style:family="paragraph" style:parent-style-name="Heading_20_3">
      <style:text-properties fo:font-variant="small-caps" fo:color="#111111" loext:opacity="100%" style:text-outline="false" style:font-name="Mercury Text G2 Semibold" fo:font-size="14pt" fo:font-style="normal" fo:text-shadow="none" fo:font-weight="normal" officeooo:rsid="026849e8" officeooo:paragraph-rsid="026849e8"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1" style:family="paragraph" style:parent-style-name="Heading_20_3">
      <style:text-properties fo:font-variant="small-caps" fo:color="#111111" loext:opacity="100%" style:text-outline="false" style:font-name="Mercury Text G2 Semibold" fo:font-size="14pt" fo:font-style="normal" fo:text-shadow="none" fo:font-weight="normal" officeooo:rsid="026a44ff" officeooo:paragraph-rsid="026a44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2" style:family="paragraph" style:parent-style-name="Heading_20_3">
      <style:text-properties fo:font-variant="small-caps" fo:color="#111111" loext:opacity="100%" style:text-outline="false" style:font-name="Mercury Text G2 Semibold" fo:font-size="14pt" fo:font-style="normal" fo:text-shadow="none" fo:font-weight="normal" officeooo:rsid="02714c2e" officeooo:paragraph-rsid="02714c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3" style:family="paragraph" style:parent-style-name="Heading_20_3">
      <style:text-properties fo:font-variant="small-caps" fo:color="#111111" loext:opacity="100%" style:text-outline="false" style:font-name="Mercury Text G2 Semibold" fo:font-size="14pt" fo:font-style="normal" fo:text-shadow="none" fo:font-weight="normal" officeooo:rsid="0273e63e" officeooo:paragraph-rsid="0273e63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4" style:family="paragraph" style:parent-style-name="Heading_20_3">
      <style:text-properties fo:font-variant="small-caps" fo:color="#111111" loext:opacity="100%" style:text-outline="false" style:font-name="Mercury Text G2 Semibold" fo:font-size="14pt" fo:font-style="normal" fo:text-shadow="none" fo:font-weight="normal" officeooo:rsid="043cbed5" officeooo:paragraph-rsid="02e5617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5" style:family="paragraph" style:parent-style-name="Heading_20_3">
      <style:text-properties fo:font-variant="small-caps" fo:color="#111111" loext:opacity="100%" style:text-outline="false" style:font-name="Mercury Text G2 Semibold" fo:font-size="14pt" fo:font-style="normal" fo:text-shadow="none" fo:font-weight="normal" officeooo:rsid="0486d5c5" officeooo:paragraph-rsid="02f7216b"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6" style:family="paragraph" style:parent-style-name="Heading_20_3">
      <style:text-properties fo:font-variant="small-caps" fo:color="#111111" loext:opacity="100%" style:text-outline="false" style:font-name="Mercury Text G2 Semibold" fo:font-size="14pt" fo:font-style="normal" fo:text-shadow="none" fo:font-weight="normal" officeooo:rsid="0445c72e" officeooo:paragraph-rsid="02fd26d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7" style:family="paragraph" style:parent-style-name="Heading_20_3">
      <style:text-properties fo:font-variant="small-caps" fo:color="#111111" loext:opacity="100%" style:text-outline="false" style:font-name="Mercury Text G2 Semibold" fo:font-size="14pt" fo:font-style="normal" fo:text-shadow="none" fo:font-weight="normal" officeooo:rsid="04504e5c" officeooo:paragraph-rsid="02fe521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8" style:family="paragraph" style:parent-style-name="Heading_20_3">
      <style:text-properties fo:font-variant="small-caps" fo:color="#111111" loext:opacity="100%" style:text-outline="false" style:font-name="Mercury Text G2 Semibold" fo:font-size="14pt" fo:font-style="normal" fo:text-shadow="none" fo:font-weight="normal" officeooo:rsid="044a59ff" officeooo:paragraph-rsid="0307606d"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49" style:family="paragraph" style:parent-style-name="Heading_20_3">
      <style:text-properties fo:font-variant="small-caps" fo:color="#111111" loext:opacity="100%" style:text-outline="false" style:font-name="Mercury Text G2 Semibold" fo:font-size="14pt" fo:font-style="normal" fo:text-shadow="none" fo:font-weight="normal" officeooo:rsid="044b34c9" officeooo:paragraph-rsid="0307606d"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50" style:family="paragraph" style:parent-style-name="Heading_20_3">
      <style:text-properties fo:font-variant="small-caps" fo:color="#111111" loext:opacity="100%" style:text-outline="false" style:font-name="Mercury Text G2 Semibold" fo:font-size="14pt" fo:font-style="normal" fo:text-shadow="none" fo:font-weight="normal" officeooo:rsid="044be8c1" officeooo:paragraph-rsid="0307606d"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51" style:family="paragraph" style:parent-style-name="Heading_20_3">
      <style:text-properties fo:font-variant="small-caps" fo:color="#111111" loext:opacity="100%" style:text-outline="false" style:font-name="Mercury Text G2 Semibold" fo:font-size="14pt" fo:font-style="normal" fo:text-shadow="none" fo:font-weight="normal" officeooo:rsid="044c7f22" officeooo:paragraph-rsid="0307606d"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352" style:family="paragraph" style:parent-style-name="Heading_20_3">
      <style:text-properties fo:font-variant="small-caps" fo:color="#111111" loext:opacity="100%" style:text-outline="false" style:font-name="Mercury Text G2 Semibold" fo:font-size="14pt" fo:language="en" fo:country="US" fo:font-style="normal" fo:text-shadow="none" fo:font-weight="normal" officeooo:rsid="0439bb0d" officeooo:paragraph-rsid="02f9063e"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P353" style:family="paragraph" style:parent-style-name="Heading_20_3">
      <style:text-properties officeooo:paragraph-rsid="02cef389"/>
    </style:style>
    <style:style style:name="P354" style:family="paragraph" style:parent-style-name="Heading_20_3">
      <style:text-properties officeooo:paragraph-rsid="02d2c0ae"/>
    </style:style>
    <style:style style:name="P355" style:family="paragraph" style:parent-style-name="Heading_20_3">
      <style:text-properties officeooo:paragraph-rsid="00d20d41"/>
    </style:style>
    <style:style style:name="P356" style:family="paragraph" style:parent-style-name="Heading_20_3">
      <style:paragraph-properties fo:break-before="column"/>
      <style:text-properties officeooo:paragraph-rsid="00f8b526"/>
    </style:style>
    <style:style style:name="P357" style:family="paragraph" style:parent-style-name="Heading_20_3">
      <style:text-properties officeooo:paragraph-rsid="02d6e704"/>
    </style:style>
    <style:style style:name="P358" style:family="paragraph" style:parent-style-name="Heading_20_3">
      <style:text-properties officeooo:paragraph-rsid="00e577fd"/>
    </style:style>
    <style:style style:name="P359" style:family="paragraph" style:parent-style-name="Heading_20_3">
      <style:text-properties officeooo:paragraph-rsid="00c9489c"/>
    </style:style>
    <style:style style:name="P360" style:family="paragraph" style:parent-style-name="Heading_20_3">
      <style:paragraph-properties fo:break-before="column"/>
      <style:text-properties officeooo:paragraph-rsid="00cb4aac"/>
    </style:style>
    <style:style style:name="P361" style:family="paragraph" style:parent-style-name="Heading_20_3">
      <style:text-properties officeooo:paragraph-rsid="023aabda"/>
    </style:style>
    <style:style style:name="P362" style:family="paragraph" style:parent-style-name="Heading_20_3">
      <style:text-properties officeooo:paragraph-rsid="00cd228f"/>
    </style:style>
    <style:style style:name="P363" style:family="paragraph" style:parent-style-name="Heading_20_3">
      <style:text-properties style:use-window-font-color="true" loext:opacity="0%" style:font-name="Times New Roman" fo:font-size="10pt" fo:font-weight="normal" officeooo:rsid="026f331a" officeooo:paragraph-rsid="0276cd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64" style:family="paragraph" style:parent-style-name="Heading_20_3">
      <style:text-properties officeooo:paragraph-rsid="02db2b31"/>
    </style:style>
    <style:style style:name="P365" style:family="paragraph" style:parent-style-name="Heading_20_3">
      <style:text-properties officeooo:paragraph-rsid="00d764e5"/>
    </style:style>
    <style:style style:name="P366" style:family="paragraph" style:parent-style-name="Heading_20_3">
      <style:text-properties officeooo:paragraph-rsid="00fb6117"/>
    </style:style>
    <style:style style:name="P367" style:family="paragraph" style:parent-style-name="Heading_20_3">
      <style:text-properties officeooo:paragraph-rsid="00b1ca0c"/>
    </style:style>
    <style:style style:name="P368" style:family="paragraph" style:parent-style-name="Heading_20_3">
      <style:text-properties officeooo:paragraph-rsid="00df6630"/>
    </style:style>
    <style:style style:name="P369" style:family="paragraph" style:parent-style-name="Heading_20_3">
      <style:text-properties officeooo:paragraph-rsid="02da044e"/>
    </style:style>
    <style:style style:name="P370" style:family="paragraph" style:parent-style-name="Heading_20_3">
      <style:text-properties officeooo:paragraph-rsid="00f357e7"/>
    </style:style>
    <style:style style:name="P371" style:family="paragraph" style:parent-style-name="Heading_20_3">
      <style:text-properties officeooo:paragraph-rsid="00ff5516"/>
    </style:style>
    <style:style style:name="P372" style:family="paragraph" style:parent-style-name="Heading_20_3">
      <style:text-properties officeooo:paragraph-rsid="0104082c"/>
    </style:style>
    <style:style style:name="P373" style:family="paragraph" style:parent-style-name="Heading_20_3">
      <style:text-properties officeooo:paragraph-rsid="01c13ad7"/>
    </style:style>
    <style:style style:name="P374" style:family="paragraph" style:parent-style-name="Heading_20_3">
      <style:text-properties officeooo:paragraph-rsid="00e3652d"/>
    </style:style>
    <style:style style:name="P375" style:family="paragraph" style:parent-style-name="Heading_20_3">
      <style:text-properties officeooo:paragraph-rsid="00e11aa4"/>
    </style:style>
    <style:style style:name="P376" style:family="paragraph" style:parent-style-name="Heading_20_3">
      <style:text-properties officeooo:paragraph-rsid="019c8f14"/>
    </style:style>
    <style:style style:name="P377" style:family="paragraph" style:parent-style-name="Heading_20_3">
      <style:text-properties officeooo:paragraph-rsid="013043c5"/>
    </style:style>
    <style:style style:name="P378" style:family="paragraph" style:parent-style-name="Heading_20_3">
      <style:text-properties officeooo:paragraph-rsid="00ebda56"/>
    </style:style>
    <style:style style:name="P379" style:family="paragraph" style:parent-style-name="Heading_20_3">
      <style:text-properties officeooo:rsid="0209388c" officeooo:paragraph-rsid="0209388c"/>
    </style:style>
    <style:style style:name="P380" style:family="paragraph" style:parent-style-name="Heading_20_3">
      <style:text-properties officeooo:paragraph-rsid="00b06ed4"/>
    </style:style>
    <style:style style:name="P381" style:family="paragraph" style:parent-style-name="Heading_20_3">
      <style:text-properties officeooo:paragraph-rsid="0104d48b"/>
    </style:style>
    <style:style style:name="P382" style:family="paragraph" style:parent-style-name="Heading_20_3">
      <style:text-properties officeooo:paragraph-rsid="02084147"/>
    </style:style>
    <style:style style:name="P383" style:family="paragraph" style:parent-style-name="Heading_20_3">
      <style:text-properties officeooo:paragraph-rsid="010ff56f"/>
    </style:style>
    <style:style style:name="P384" style:family="paragraph" style:parent-style-name="Heading_20_3">
      <style:text-properties officeooo:paragraph-rsid="010d91c9"/>
    </style:style>
    <style:style style:name="P385" style:family="paragraph" style:parent-style-name="Heading_20_3">
      <style:text-properties officeooo:paragraph-rsid="01152ece"/>
    </style:style>
    <style:style style:name="P386" style:family="paragraph" style:parent-style-name="Heading_20_3">
      <style:text-properties officeooo:paragraph-rsid="011a60ce"/>
    </style:style>
    <style:style style:name="P387" style:family="paragraph" style:parent-style-name="Heading_20_3">
      <style:text-properties officeooo:paragraph-rsid="01c69b09"/>
    </style:style>
    <style:style style:name="P388" style:family="paragraph" style:parent-style-name="Heading_20_3">
      <style:text-properties officeooo:paragraph-rsid="0238d512"/>
    </style:style>
    <style:style style:name="P389" style:family="paragraph" style:parent-style-name="Heading_20_3">
      <style:text-properties officeooo:paragraph-rsid="00f9582a"/>
    </style:style>
    <style:style style:name="P390" style:family="paragraph" style:parent-style-name="Heading_20_3">
      <style:text-properties officeooo:paragraph-rsid="02cdab49"/>
    </style:style>
    <style:style style:name="P391" style:family="paragraph" style:parent-style-name="Heading_20_3">
      <style:text-properties officeooo:paragraph-rsid="011b9f8f"/>
    </style:style>
    <style:style style:name="P392" style:family="paragraph" style:parent-style-name="Heading_20_3">
      <style:text-properties officeooo:paragraph-rsid="012c61d8"/>
    </style:style>
    <style:style style:name="P393" style:family="paragraph" style:parent-style-name="Heading_20_3">
      <style:text-properties officeooo:paragraph-rsid="01418efd"/>
    </style:style>
    <style:style style:name="P394" style:family="paragraph" style:parent-style-name="Heading_20_3">
      <style:text-properties officeooo:paragraph-rsid="00b2453e"/>
    </style:style>
    <style:style style:name="P395" style:family="paragraph" style:parent-style-name="Heading_20_3">
      <style:text-properties officeooo:paragraph-rsid="01221687"/>
    </style:style>
    <style:style style:name="P396" style:family="paragraph" style:parent-style-name="Heading_20_3">
      <style:text-properties officeooo:paragraph-rsid="011b0917"/>
    </style:style>
    <style:style style:name="P397" style:family="paragraph" style:parent-style-name="Heading_20_3">
      <style:text-properties officeooo:paragraph-rsid="0126dc1b"/>
    </style:style>
    <style:style style:name="P398" style:family="paragraph" style:parent-style-name="Heading_20_3">
      <style:text-properties officeooo:paragraph-rsid="01bf4e23"/>
    </style:style>
    <style:style style:name="P399" style:family="paragraph" style:parent-style-name="Heading_20_3">
      <style:text-properties officeooo:paragraph-rsid="0130708b"/>
    </style:style>
    <style:style style:name="P400" style:family="paragraph" style:parent-style-name="Heading_20_3">
      <style:text-properties officeooo:paragraph-rsid="01a67b1d"/>
    </style:style>
    <style:style style:name="P401" style:family="paragraph" style:parent-style-name="Heading_20_3">
      <style:text-properties officeooo:paragraph-rsid="01243d2f"/>
    </style:style>
    <style:style style:name="P402" style:family="paragraph" style:parent-style-name="Heading_20_3">
      <style:text-properties officeooo:paragraph-rsid="01279a43"/>
    </style:style>
    <style:style style:name="P403" style:family="paragraph" style:parent-style-name="Heading_20_3">
      <style:paragraph-properties fo:break-before="column"/>
      <style:text-properties officeooo:paragraph-rsid="01279a43"/>
    </style:style>
    <style:style style:name="P404" style:family="paragraph" style:parent-style-name="Heading_20_3">
      <style:text-properties officeooo:paragraph-rsid="0144295d"/>
    </style:style>
    <style:style style:name="P405" style:family="paragraph" style:parent-style-name="Heading_20_3">
      <style:text-properties officeooo:rsid="029983b5" officeooo:paragraph-rsid="029983b5"/>
    </style:style>
    <style:style style:name="P406" style:family="paragraph" style:parent-style-name="Heading_20_3">
      <style:text-properties officeooo:rsid="026ac25f"/>
    </style:style>
    <style:style style:name="P407" style:family="paragraph" style:parent-style-name="Heading_20_3">
      <style:text-properties officeooo:rsid="02971723" officeooo:paragraph-rsid="02971723"/>
    </style:style>
    <style:style style:name="P408" style:family="paragraph" style:parent-style-name="Heading_20_3">
      <style:text-properties officeooo:paragraph-rsid="0137666a"/>
    </style:style>
    <style:style style:name="P409" style:family="paragraph" style:parent-style-name="Heading_20_3">
      <style:text-properties officeooo:paragraph-rsid="00add673"/>
    </style:style>
    <style:style style:name="P410" style:family="paragraph" style:parent-style-name="Heading_20_3">
      <style:text-properties officeooo:paragraph-rsid="01d80117"/>
    </style:style>
    <style:style style:name="P411" style:family="paragraph" style:parent-style-name="Heading_20_3">
      <style:text-properties officeooo:paragraph-rsid="0138216c"/>
    </style:style>
    <style:style style:name="P412" style:family="paragraph" style:parent-style-name="Heading_20_3">
      <style:text-properties officeooo:paragraph-rsid="013153ed"/>
    </style:style>
    <style:style style:name="P413" style:family="paragraph" style:parent-style-name="Heading_20_3">
      <style:text-properties officeooo:paragraph-rsid="0137b3bf"/>
    </style:style>
    <style:style style:name="P414" style:family="paragraph" style:parent-style-name="Heading_20_3">
      <style:text-properties officeooo:paragraph-rsid="00ed1a3f"/>
    </style:style>
    <style:style style:name="P415" style:family="paragraph" style:parent-style-name="Heading_20_3">
      <style:text-properties officeooo:paragraph-rsid="013c7361"/>
    </style:style>
    <style:style style:name="P416" style:family="paragraph" style:parent-style-name="Heading_20_3">
      <style:paragraph-properties fo:break-before="column"/>
      <style:text-properties officeooo:paragraph-rsid="013c0a6f"/>
    </style:style>
    <style:style style:name="P417" style:family="paragraph" style:parent-style-name="Heading_20_3">
      <style:text-properties officeooo:paragraph-rsid="0134e01d"/>
    </style:style>
    <style:style style:name="P418" style:family="paragraph" style:parent-style-name="Heading_20_3">
      <style:text-properties officeooo:paragraph-rsid="01371c29"/>
    </style:style>
    <style:style style:name="P419" style:family="paragraph" style:parent-style-name="Heading_20_3">
      <style:text-properties officeooo:paragraph-rsid="02de2ed5"/>
    </style:style>
    <style:style style:name="P420" style:family="paragraph" style:parent-style-name="Heading_20_3">
      <style:text-properties officeooo:paragraph-rsid="02dfdf1c"/>
    </style:style>
    <style:style style:name="P421" style:family="paragraph" style:parent-style-name="Heading_20_3">
      <style:text-properties officeooo:paragraph-rsid="02e62ad1"/>
    </style:style>
    <style:style style:name="P422" style:family="paragraph" style:parent-style-name="Heading_20_3">
      <style:text-properties officeooo:paragraph-rsid="02e9c75f"/>
    </style:style>
    <style:style style:name="P423" style:family="paragraph" style:parent-style-name="Heading_20_3">
      <style:text-properties officeooo:paragraph-rsid="02ebf2cb"/>
    </style:style>
    <style:style style:name="P424" style:family="paragraph" style:parent-style-name="Heading_20_3">
      <style:text-properties officeooo:paragraph-rsid="02eea017"/>
    </style:style>
    <style:style style:name="P425" style:family="paragraph" style:parent-style-name="Heading_20_3">
      <style:text-properties officeooo:paragraph-rsid="02f07d2d"/>
    </style:style>
    <style:style style:name="P426" style:family="paragraph" style:parent-style-name="Heading_20_3">
      <style:text-properties officeooo:paragraph-rsid="02f2330c"/>
    </style:style>
    <style:style style:name="P427" style:family="paragraph" style:parent-style-name="Heading_20_3">
      <style:text-properties officeooo:paragraph-rsid="02f35b02"/>
    </style:style>
    <style:style style:name="P428" style:family="paragraph" style:parent-style-name="Heading_20_3">
      <style:text-properties officeooo:rsid="044515b8" officeooo:paragraph-rsid="02f9063e"/>
    </style:style>
    <style:style style:name="P429" style:family="paragraph" style:parent-style-name="Heading_20_3">
      <style:text-properties officeooo:paragraph-rsid="02fae40f"/>
    </style:style>
    <style:style style:name="P430" style:family="paragraph" style:parent-style-name="Heading_20_3">
      <style:text-properties officeooo:paragraph-rsid="02fb89a3"/>
    </style:style>
    <style:style style:name="P431" style:family="paragraph" style:parent-style-name="Heading_20_3">
      <style:text-properties officeooo:paragraph-rsid="02fe81c5"/>
    </style:style>
    <style:style style:name="P432" style:family="paragraph" style:parent-style-name="Heading_20_3">
      <style:text-properties officeooo:paragraph-rsid="02ff1fcb"/>
    </style:style>
    <style:style style:name="P433" style:family="paragraph" style:parent-style-name="Heading_20_3">
      <style:text-properties officeooo:paragraph-rsid="0302ead3"/>
    </style:style>
    <style:style style:name="P434" style:family="paragraph" style:parent-style-name="Heading_20_3">
      <style:text-properties officeooo:paragraph-rsid="0304469c"/>
    </style:style>
    <style:style style:name="P435" style:family="paragraph" style:parent-style-name="Heading_20_3">
      <style:text-properties officeooo:paragraph-rsid="0304b94b"/>
    </style:style>
    <style:style style:name="P436" style:family="paragraph" style:parent-style-name="Heading_20_3">
      <style:text-properties officeooo:paragraph-rsid="030598d4"/>
    </style:style>
    <style:style style:name="P437" style:family="paragraph" style:parent-style-name="Heading_20_3">
      <style:text-properties officeooo:paragraph-rsid="0308d024"/>
    </style:style>
    <style:style style:name="P438" style:family="paragraph" style:parent-style-name="Heading_20_3">
      <style:text-properties officeooo:paragraph-rsid="03097aa1"/>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108b78" style:language-asian="zh" style:country-asian="CN" style:language-complex="hi" style:country-complex="IN"/>
    </style:style>
    <style:style style:name="T9" style:family="text">
      <style:text-properties officeooo:rsid="0220fd77" style:language-asian="zh" style:country-asian="CN" style:language-complex="hi" style:country-complex="IN"/>
    </style:style>
    <style:style style:name="T10" style:family="text">
      <style:text-properties officeooo:rsid="02215770" style:language-asian="zh" style:country-asian="CN" style:language-complex="hi" style:country-complex="IN"/>
    </style:style>
    <style:style style:name="T11" style:family="text">
      <style:text-properties officeooo:rsid="02300e1b" style:language-asian="zh" style:country-asian="CN" style:language-complex="hi" style:country-complex="IN"/>
    </style:style>
    <style:style style:name="T12" style:family="text">
      <style:text-properties officeooo:rsid="0236a0a3" style:language-asian="zh" style:country-asian="CN" style:language-complex="hi" style:country-complex="IN"/>
    </style:style>
    <style:style style:name="T13" style:family="text">
      <style:text-properties officeooo:rsid="026ac25f" style:language-asian="zh" style:country-asian="CN" style:language-complex="hi" style:country-complex="IN"/>
    </style:style>
    <style:style style:name="T14" style:family="text">
      <style:text-properties officeooo:rsid="00b8f304" style:language-asian="zh" style:country-asian="CN" style:language-complex="hi" style:country-complex="IN"/>
    </style:style>
    <style:style style:name="T15" style:family="text">
      <style:text-properties officeooo:rsid="03c8530d" style:language-asian="zh" style:country-asian="CN" style:language-complex="hi" style:country-complex="IN"/>
    </style:style>
    <style:style style:name="T16" style:family="text">
      <style:text-properties officeooo:rsid="00985662"/>
    </style:style>
    <style:style style:name="T17" style:family="text">
      <style:text-properties fo:language="en" fo:country="US"/>
    </style:style>
    <style:style style:name="T18" style:family="text">
      <style:text-properties fo:language="en" fo:country="US" style:language-asian="zh" style:country-asian="CN" style:language-complex="hi" style:country-complex="IN"/>
    </style:style>
    <style:style style:name="T19" style:family="text">
      <style:text-properties fo:language="en" fo:country="US" officeooo:rsid="00a8e284" style:language-asian="zh" style:country-asian="CN" style:language-complex="hi" style:country-complex="IN"/>
    </style:style>
    <style:style style:name="T20" style:family="text">
      <style:text-properties fo:language="en" fo:country="US" officeooo:rsid="043cbed5" style:language-asian="zh" style:country-asian="CN" style:language-complex="hi" style:country-complex="IN"/>
    </style:style>
    <style:style style:name="T21" style:family="text">
      <style:text-properties fo:language="en" fo:country="US" officeooo:rsid="041733c7" style:language-asian="zh" style:country-asian="CN" style:language-complex="hi" style:country-complex="IN"/>
    </style:style>
    <style:style style:name="T22" style:family="text">
      <style:text-properties fo:language="en" fo:country="US" fo:font-style="italic" fo:font-weight="normal" officeooo:rsid="03da142e" style:font-style-asian="italic" style:font-weight-asian="normal" style:font-style-complex="italic" style:font-weight-complex="normal"/>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officeooo:rsid="03da142e" style:font-weight-asian="normal" style:font-weight-complex="normal"/>
    </style:style>
    <style:style style:name="T25" style:family="text">
      <style:text-properties fo:language="en" fo:country="US" fo:font-weight="normal" officeooo:rsid="0208ea2e" style:font-weight-asian="normal" style:font-weight-complex="normal"/>
    </style:style>
    <style:style style:name="T26" style:family="text">
      <style:text-properties fo:language="en" fo:country="US" fo:font-weight="normal" officeooo:rsid="04a4070a" style:font-weight-asian="normal" style:font-weight-complex="normal"/>
    </style:style>
    <style:style style:name="T27" style:family="text">
      <style:text-properties fo:language="en" fo:country="US" fo:font-weight="normal" officeooo:rsid="04c57901" style:font-weight-asian="normal" style:font-weight-complex="normal"/>
    </style:style>
    <style:style style:name="T28" style:family="text">
      <style:text-properties fo:language="en" fo:country="US" fo:font-weight="normal" officeooo:rsid="04a640b4" style:font-weight-asian="normal" style:font-weight-complex="normal"/>
    </style:style>
    <style:style style:name="T29" style:family="text">
      <style:text-properties fo:language="en" fo:country="US" fo:font-weight="normal" officeooo:rsid="03a75ad6" style:font-weight-asian="normal" style:font-weight-complex="normal"/>
    </style:style>
    <style:style style:name="T30" style:family="text">
      <style:text-properties fo:language="en" fo:country="US" fo:font-weight="normal" officeooo:rsid="0437bc24" style:font-weight-asian="normal" style:font-weight-complex="normal"/>
    </style:style>
    <style:style style:name="T31" style:family="text">
      <style:text-properties fo:language="en" fo:country="US" fo:font-weight="normal" officeooo:rsid="03ba5518" style:font-weight-asian="normal" style:font-weight-complex="normal"/>
    </style:style>
    <style:style style:name="T32" style:family="text">
      <style:text-properties fo:language="en" fo:country="US" fo:font-weight="normal" officeooo:rsid="03da142e" style:language-asian="zh" style:country-asian="CN" style:font-weight-asian="normal" style:language-complex="hi" style:country-complex="IN" style:font-weight-complex="normal"/>
    </style:style>
    <style:style style:name="T33" style:family="text">
      <style:text-properties fo:language="en" fo:country="US" fo:font-weight="normal" officeooo:rsid="04a4070a" style:language-asian="zh" style:country-asian="CN" style:font-weight-asian="normal" style:language-complex="hi" style:country-complex="IN" style:font-weight-complex="normal"/>
    </style:style>
    <style:style style:name="T34" style:family="text">
      <style:text-properties fo:language="en" fo:country="US" fo:font-weight="normal" officeooo:rsid="04a2b6bc" style:language-asian="zh" style:country-asian="CN" style:font-weight-asian="normal" style:language-complex="hi" style:country-complex="IN" style:font-weight-complex="normal"/>
    </style:style>
    <style:style style:name="T35" style:family="text">
      <style:text-properties fo:language="en" fo:country="US" fo:font-weight="normal" officeooo:rsid="0439bb0d" style:language-asian="zh" style:country-asian="CN" style:font-weight-asian="normal" style:language-complex="hi" style:country-complex="IN" style:font-weight-complex="normal"/>
    </style:style>
    <style:style style:name="T36" style:family="text">
      <style:text-properties fo:language="en" fo:country="US" fo:font-weight="normal" officeooo:rsid="03adaf91" style:language-asian="zh" style:country-asian="CN" style:font-weight-asian="normal" style:language-complex="hi" style:country-complex="IN" style:font-weight-complex="normal"/>
    </style:style>
    <style:style style:name="T37" style:family="text">
      <style:text-properties fo:language="en" fo:country="US" fo:font-weight="normal" officeooo:rsid="03ac3e44" style:language-asian="zh" style:country-asian="CN" style:font-weight-asian="normal" style:language-complex="hi" style:country-complex="IN" style:font-weight-complex="normal"/>
    </style:style>
    <style:style style:name="T38" style:family="text">
      <style:text-properties fo:language="en" fo:country="US" fo:font-weight="normal" officeooo:rsid="03a868a5" style:language-asian="zh" style:country-asian="CN" style:font-weight-asian="normal" style:language-complex="hi" style:country-complex="IN" style:font-weight-complex="normal"/>
    </style:style>
    <style:style style:name="T39" style:family="text">
      <style:text-properties fo:language="en" fo:country="US" fo:font-weight="normal" officeooo:rsid="03b8148d" style:language-asian="zh" style:country-asian="CN" style:font-weight-asian="normal" style:language-complex="hi" style:country-complex="IN" style:font-weight-complex="normal"/>
    </style:style>
    <style:style style:name="T40" style:family="text">
      <style:text-properties fo:language="en" fo:country="US" fo:font-weight="normal" officeooo:rsid="03ba5518" style:language-asian="zh" style:country-asian="CN" style:font-weight-asian="normal" style:language-complex="hi" style:country-complex="IN" style:font-weight-complex="normal"/>
    </style:style>
    <style:style style:name="T41" style:family="text">
      <style:text-properties fo:language="en" fo:country="US" fo:font-weight="bold" style:font-weight-asian="bold" style:font-weight-complex="bold"/>
    </style:style>
    <style:style style:name="T42" style:family="text">
      <style:text-properties fo:language="en" fo:country="US" fo:font-weight="bold" officeooo:rsid="03a75ad6" style:font-weight-asian="bold" style:font-weight-complex="bold"/>
    </style:style>
    <style:style style:name="T43" style:family="text">
      <style:text-properties fo:language="en" fo:country="US" fo:font-weight="bold" officeooo:rsid="03ba5518" style:font-weight-asian="bold" style:font-weight-complex="bold"/>
    </style:style>
    <style:style style:name="T44" style:family="text">
      <style:text-properties fo:language="en" fo:country="US" fo:font-weight="bold" style:language-asian="zh" style:country-asian="CN" style:font-weight-asian="bold" style:language-complex="hi" style:country-complex="IN" style:font-weight-complex="bold"/>
    </style:style>
    <style:style style:name="T45" style:family="text">
      <style:text-properties fo:language="en" fo:country="US" fo:font-weight="bold" officeooo:rsid="04a2b6bc" style:language-asian="zh" style:country-asian="CN" style:font-weight-asian="bold" style:language-complex="hi" style:country-complex="IN" style:font-weight-complex="bold"/>
    </style:style>
    <style:style style:name="T46" style:family="text">
      <style:text-properties fo:language="en" fo:country="US" fo:font-weight="bold" officeooo:rsid="03adaf91" style:language-asian="zh" style:country-asian="CN" style:font-weight-asian="bold" style:language-complex="hi" style:country-complex="IN" style:font-weight-complex="bold"/>
    </style:style>
    <style:style style:name="T47" style:family="text">
      <style:text-properties fo:language="en" fo:country="US" fo:font-weight="bold" officeooo:rsid="03ac3e44" style:language-asian="zh" style:country-asian="CN" style:font-weight-asian="bold" style:language-complex="hi" style:country-complex="IN" style:font-weight-complex="bold"/>
    </style:style>
    <style:style style:name="T48" style:family="text">
      <style:text-properties fo:language="en" fo:country="US" fo:font-weight="bold" officeooo:rsid="03aa5398" style:language-asian="zh" style:country-asian="CN" style:font-weight-asian="bold" style:language-complex="hi" style:country-complex="IN" style:font-weight-complex="bold"/>
    </style:style>
    <style:style style:name="T49" style:family="text">
      <style:text-properties fo:language="en" fo:country="US" fo:font-weight="bold" officeooo:rsid="03a868a5" style:language-asian="zh" style:country-asian="CN" style:font-weight-asian="bold" style:language-complex="hi" style:country-complex="IN" style:font-weight-complex="bold"/>
    </style:style>
    <style:style style:name="T50" style:family="text">
      <style:text-properties fo:language="en" fo:country="US" fo:font-weight="bold" officeooo:rsid="03b8148d" style:language-asian="zh" style:country-asian="CN" style:font-weight-asian="bold" style:language-complex="hi" style:country-complex="IN" style:font-weight-complex="bold"/>
    </style:style>
    <style:style style:name="T51" style:family="text">
      <style:text-properties fo:language="en" fo:country="US" fo:font-weight="bold" officeooo:rsid="03ba5518" style:language-asian="zh" style:country-asian="CN" style:font-weight-asian="bold" style:language-complex="hi" style:country-complex="IN" style:font-weight-complex="bold"/>
    </style:style>
    <style:style style:name="T52" style:family="text">
      <style:text-properties fo:language="en" fo:country="US" officeooo:rsid="04bd2dd2"/>
    </style:style>
    <style:style style:name="T53" style:family="text">
      <style:text-properties fo:language="en" fo:country="US" fo:font-style="normal" officeooo:rsid="00d764e5" style:language-asian="zh" style:country-asian="CN" style:font-style-asian="normal" style:language-complex="hi" style:country-complex="IN" style:font-style-complex="normal"/>
    </style:style>
    <style:style style:name="T54" style:family="text">
      <style:text-properties fo:language="en" fo:country="US" fo:font-style="normal" officeooo:rsid="043ad440" style:language-asian="zh" style:country-asian="CN" style:font-style-asian="normal" style:language-complex="hi" style:country-complex="IN" style:font-style-complex="normal"/>
    </style:style>
    <style:style style:name="T55" style:family="text">
      <style:text-properties fo:language="en" fo:country="US" officeooo:rsid="0419181f"/>
    </style:style>
    <style:style style:name="T56" style:family="text">
      <style:text-properties fo:language="en" fo:country="US" officeooo:rsid="04172700"/>
    </style:style>
    <style:style style:name="T57" style:family="text">
      <style:text-properties fo:language="en" fo:country="US" officeooo:rsid="041733c7"/>
    </style:style>
    <style:style style:name="T58" style:family="text">
      <style:text-properties fo:language="en" fo:country="US" officeooo:rsid="03aeeb9f"/>
    </style:style>
    <style:style style:name="T59" style:family="text">
      <style:text-properties fo:language="en" fo:country="US" officeooo:rsid="03ab2e92"/>
    </style:style>
    <style:style style:name="T60" style:family="text">
      <style:text-properties fo:language="en" fo:country="US" officeooo:rsid="03cf311e"/>
    </style:style>
    <style:style style:name="T61" style:family="text">
      <style:text-properties fo:language="en" fo:country="US" officeooo:rsid="00eb577a"/>
    </style:style>
    <style:style style:name="T62" style:family="text">
      <style:text-properties fo:language="en" fo:country="US" officeooo:rsid="044460d2"/>
    </style:style>
    <style:style style:name="T63" style:family="text">
      <style:text-properties fo:language="en" fo:country="US" officeooo:rsid="02ed5f09"/>
    </style:style>
    <style:style style:name="T64" style:family="text">
      <style:text-properties fo:language="en" fo:country="US" officeooo:rsid="03ba5518"/>
    </style:style>
    <style:style style:name="T65" style:family="text">
      <style:text-properties fo:language="en" fo:country="US" officeooo:rsid="03c2a4a1"/>
    </style:style>
    <style:style style:name="T66" style:family="text">
      <style:text-properties fo:font-weight="bold" style:font-weight-asian="bold" style:font-weight-complex="bold"/>
    </style:style>
    <style:style style:name="T67" style:family="text">
      <style:text-properties fo:font-weight="bold" officeooo:rsid="039af3c3" style:font-weight-asian="bold" style:font-weight-complex="bold"/>
    </style:style>
    <style:style style:name="T68" style:family="text">
      <style:text-properties fo:font-weight="bold" officeooo:rsid="03b8148d" style:font-weight-asian="bold" style:font-weight-complex="bold"/>
    </style:style>
    <style:style style:name="T69" style:family="text">
      <style:text-properties fo:font-weight="bold" officeooo:rsid="00add673" style:font-weight-asian="bold" style:font-weight-complex="bold"/>
    </style:style>
    <style:style style:name="T70" style:family="text">
      <style:text-properties fo:font-weight="bold" officeooo:rsid="03d7e9be" style:font-weight-asian="bold" style:font-weight-complex="bold"/>
    </style:style>
    <style:style style:name="T71" style:family="text">
      <style:text-properties fo:font-weight="bold" officeooo:rsid="03c7a27a" style:font-weight-asian="bold" style:font-weight-complex="bold"/>
    </style:style>
    <style:style style:name="T72" style:family="text">
      <style:text-properties fo:font-weight="bold" officeooo:rsid="03f07150" style:font-weight-asian="bold" style:font-weight-complex="bold"/>
    </style:style>
    <style:style style:name="T73" style:family="text">
      <style:text-properties fo:font-weight="bold" officeooo:rsid="00c9489c" style:font-weight-asian="bold" style:font-weight-complex="bold"/>
    </style:style>
    <style:style style:name="T74" style:family="text">
      <style:text-properties fo:font-weight="bold" officeooo:rsid="00cb4aac" style:font-weight-asian="bold" style:font-weight-complex="bold"/>
    </style:style>
    <style:style style:name="T75" style:family="text">
      <style:text-properties fo:font-weight="bold" officeooo:rsid="00d24a74" style:font-weight-asian="bold" style:font-weight-complex="bold"/>
    </style:style>
    <style:style style:name="T76" style:family="text">
      <style:text-properties fo:font-weight="bold" officeooo:rsid="00d45f12" style:font-weight-asian="bold" style:font-weight-complex="bold"/>
    </style:style>
    <style:style style:name="T77" style:family="text">
      <style:text-properties fo:font-weight="bold" officeooo:rsid="00d764e5" style:font-weight-asian="bold" style:font-weight-complex="bold"/>
    </style:style>
    <style:style style:name="T78" style:family="text">
      <style:text-properties fo:font-weight="bold" officeooo:rsid="00d81005" style:font-weight-asian="bold" style:font-weight-complex="bold"/>
    </style:style>
    <style:style style:name="T79" style:family="text">
      <style:text-properties fo:font-weight="bold" officeooo:rsid="00dd13db" style:font-weight-asian="bold" style:font-weight-complex="bold"/>
    </style:style>
    <style:style style:name="T80" style:family="text">
      <style:text-properties fo:font-weight="bold" officeooo:rsid="00df6630" style:font-weight-asian="bold" style:font-weight-complex="bold"/>
    </style:style>
    <style:style style:name="T81" style:family="text">
      <style:text-properties fo:font-weight="bold" officeooo:rsid="00ee6b21" style:font-weight-asian="bold" style:font-weight-complex="bold"/>
    </style:style>
    <style:style style:name="T82" style:family="text">
      <style:text-properties fo:font-weight="bold" officeooo:rsid="00f70a83" style:font-weight-asian="bold" style:font-weight-complex="bold"/>
    </style:style>
    <style:style style:name="T83" style:family="text">
      <style:text-properties fo:font-weight="bold" officeooo:rsid="00f8b526" style:font-weight-asian="bold" style:font-weight-complex="bold"/>
    </style:style>
    <style:style style:name="T84" style:family="text">
      <style:text-properties fo:font-weight="bold" officeooo:rsid="00f9582a" style:font-weight-asian="bold" style:font-weight-complex="bold"/>
    </style:style>
    <style:style style:name="T85" style:family="text">
      <style:text-properties fo:font-weight="bold" officeooo:rsid="00ff5516" style:font-weight-asian="bold" style:font-weight-complex="bold"/>
    </style:style>
    <style:style style:name="T86" style:family="text">
      <style:text-properties fo:font-weight="bold" officeooo:rsid="010d91c9" style:font-weight-asian="bold" style:font-weight-complex="bold"/>
    </style:style>
    <style:style style:name="T87" style:family="text">
      <style:text-properties fo:font-weight="bold" officeooo:rsid="010e7e41" style:font-weight-asian="bold" style:font-weight-complex="bold"/>
    </style:style>
    <style:style style:name="T88" style:family="text">
      <style:text-properties fo:font-weight="bold" officeooo:rsid="010fdcf5" style:font-weight-asian="bold" style:font-weight-complex="bold"/>
    </style:style>
    <style:style style:name="T89" style:family="text">
      <style:text-properties fo:font-weight="bold" officeooo:rsid="01152ece" style:font-weight-asian="bold" style:font-weight-complex="bold"/>
    </style:style>
    <style:style style:name="T90" style:family="text">
      <style:text-properties fo:font-weight="bold" officeooo:rsid="011b9f8f" style:font-weight-asian="bold" style:font-weight-complex="bold"/>
    </style:style>
    <style:style style:name="T91" style:family="text">
      <style:text-properties fo:font-weight="bold" officeooo:rsid="011cc43e" style:font-weight-asian="bold" style:font-weight-complex="bold"/>
    </style:style>
    <style:style style:name="T92" style:family="text">
      <style:text-properties fo:font-weight="bold" officeooo:rsid="01221687" style:font-weight-asian="bold" style:font-weight-complex="bold"/>
    </style:style>
    <style:style style:name="T93" style:family="text">
      <style:text-properties fo:font-weight="bold" officeooo:rsid="01243d2f" style:font-weight-asian="bold" style:font-weight-complex="bold"/>
    </style:style>
    <style:style style:name="T94" style:family="text">
      <style:text-properties fo:font-weight="bold" officeooo:rsid="012945bf" style:font-weight-asian="bold" style:font-weight-complex="bold"/>
    </style:style>
    <style:style style:name="T95" style:family="text">
      <style:text-properties fo:font-weight="bold" officeooo:rsid="013043c5" style:font-weight-asian="bold" style:font-weight-complex="bold"/>
    </style:style>
    <style:style style:name="T96" style:family="text">
      <style:text-properties fo:font-weight="bold" officeooo:rsid="0130708b" style:font-weight-asian="bold" style:font-weight-complex="bold"/>
    </style:style>
    <style:style style:name="T97" style:family="text">
      <style:text-properties fo:font-weight="bold" officeooo:rsid="0134e01d" style:font-weight-asian="bold" style:font-weight-complex="bold"/>
    </style:style>
    <style:style style:name="T98" style:family="text">
      <style:text-properties fo:font-weight="bold" officeooo:rsid="01355bc4" style:font-weight-asian="bold" style:font-weight-complex="bold"/>
    </style:style>
    <style:style style:name="T99" style:family="text">
      <style:text-properties fo:font-weight="bold" officeooo:rsid="01371c29" style:font-weight-asian="bold" style:font-weight-complex="bold"/>
    </style:style>
    <style:style style:name="T100" style:family="text">
      <style:text-properties fo:font-weight="bold" officeooo:rsid="0137666a" style:font-weight-asian="bold" style:font-weight-complex="bold"/>
    </style:style>
    <style:style style:name="T101" style:family="text">
      <style:text-properties fo:font-weight="bold" officeooo:rsid="0138216c" style:font-weight-asian="bold" style:font-weight-complex="bold"/>
    </style:style>
    <style:style style:name="T102" style:family="text">
      <style:text-properties fo:font-weight="bold" officeooo:rsid="013c0a6f" style:font-weight-asian="bold" style:font-weight-complex="bold"/>
    </style:style>
    <style:style style:name="T103" style:family="text">
      <style:text-properties fo:font-weight="bold" officeooo:rsid="013c7361" style:font-weight-asian="bold" style:font-weight-complex="bold"/>
    </style:style>
    <style:style style:name="T104" style:family="text">
      <style:text-properties fo:font-weight="bold" officeooo:rsid="01402ca9" style:font-weight-asian="bold" style:font-weight-complex="bold"/>
    </style:style>
    <style:style style:name="T105" style:family="text">
      <style:text-properties fo:font-weight="bold" officeooo:rsid="0144295d" style:font-weight-asian="bold" style:font-weight-complex="bold"/>
    </style:style>
    <style:style style:name="T106" style:family="text">
      <style:text-properties fo:font-weight="bold" officeooo:rsid="022ee44d" style:font-weight-asian="bold" style:font-weight-complex="bold"/>
    </style:style>
    <style:style style:name="T107" style:family="text">
      <style:text-properties fo:font-weight="bold" officeooo:rsid="0255da11" style:font-weight-asian="bold" style:font-weight-complex="bold"/>
    </style:style>
    <style:style style:name="T108" style:family="text">
      <style:text-properties fo:font-weight="bold" officeooo:rsid="02b20e87" style:font-weight-asian="bold" style:font-weight-complex="bold"/>
    </style:style>
    <style:style style:name="T109" style:family="text">
      <style:text-properties fo:font-weight="bold" officeooo:rsid="02c1fbf5" style:font-weight-asian="bold" style:font-weight-complex="bold"/>
    </style:style>
    <style:style style:name="T110" style:family="text">
      <style:text-properties fo:font-weight="bold" officeooo:rsid="039951fd" style:font-weight-asian="bold" style:font-weight-complex="bold"/>
    </style:style>
    <style:style style:name="T111" style:family="text">
      <style:text-properties fo:font-weight="bold" officeooo:rsid="03b52a4b" style:font-weight-asian="bold" style:font-weight-complex="bold"/>
    </style:style>
    <style:style style:name="T112" style:family="text">
      <style:text-properties fo:font-weight="bold" officeooo:rsid="03b80acc" style:font-weight-asian="bold" style:font-weight-complex="bold"/>
    </style:style>
    <style:style style:name="T113" style:family="text">
      <style:text-properties fo:font-weight="bold" officeooo:rsid="00eb577a" style:font-weight-asian="bold" style:font-weight-complex="bold"/>
    </style:style>
    <style:style style:name="T114" style:family="text">
      <style:text-properties fo:font-weight="bold" officeooo:rsid="02ec7240" style:font-weight-asian="bold" style:font-weight-complex="bold"/>
    </style:style>
    <style:style style:name="T115" style:family="text">
      <style:text-properties fo:font-weight="bold" officeooo:rsid="03ba5518" style:font-weight-asian="bold" style:font-weight-complex="bold"/>
    </style:style>
    <style:style style:name="T116" style:family="text">
      <style:text-properties fo:font-weight="bold" officeooo:rsid="03c8530d" style:font-weight-asian="bold" style:font-weight-complex="bold"/>
    </style:style>
    <style:style style:name="T117" style:family="text">
      <style:text-properties fo:font-weight="bold" officeooo:rsid="03c99663" style:font-weight-asian="bold" style:font-weight-complex="bold"/>
    </style:style>
    <style:style style:name="T118" style:family="text">
      <style:text-properties fo:font-weight="bold" officeooo:rsid="03ca73ef" style:font-weight-asian="bold" style:font-weight-complex="bold"/>
    </style:style>
    <style:style style:name="T119" style:family="text">
      <style:text-properties fo:font-weight="bold" officeooo:rsid="04261bf5" style:font-weight-asian="bold" style:font-weight-complex="bold"/>
    </style:style>
    <style:style style:name="T120" style:family="text">
      <style:text-properties fo:font-weight="bold" officeooo:rsid="03eb4e66" style:font-weight-asian="bold" style:font-weight-complex="bold"/>
    </style:style>
    <style:style style:name="T121" style:family="text">
      <style:text-properties fo:font-weight="bold" officeooo:rsid="03e8baa0" style:font-weight-asian="bold" style:font-weight-complex="bold"/>
    </style:style>
    <style:style style:name="T122" style:family="text">
      <style:text-properties fo:font-weight="bold" officeooo:rsid="03eab28d" style:font-weight-asian="bold" style:font-weight-complex="bold"/>
    </style:style>
    <style:style style:name="T123" style:family="text">
      <style:text-properties fo:font-weight="bold" officeooo:rsid="03dea6f2" style:font-weight-asian="bold" style:font-weight-complex="bold"/>
    </style:style>
    <style:style style:name="T124" style:family="text">
      <style:text-properties fo:font-weight="bold" officeooo:rsid="03d61a92" style:font-weight-asian="bold" style:font-weight-complex="bold"/>
    </style:style>
    <style:style style:name="T125" style:family="text">
      <style:text-properties fo:font-weight="bold" officeooo:rsid="03d53099" style:font-weight-asian="bold" style:font-weight-complex="bold"/>
    </style:style>
    <style:style style:name="T126" style:family="text">
      <style:text-properties fo:font-weight="bold" officeooo:rsid="03d278d2" style:font-weight-asian="bold" style:font-weight-complex="bold"/>
    </style:style>
    <style:style style:name="T127" style:family="text">
      <style:text-properties fo:font-weight="bold" officeooo:rsid="03d42c0b" style:font-weight-asian="bold" style:font-weight-complex="bold"/>
    </style:style>
    <style:style style:name="T128" style:family="text">
      <style:text-properties fo:font-weight="bold" officeooo:rsid="04473d8a" style:font-weight-asian="bold" style:font-weight-complex="bold"/>
    </style:style>
    <style:style style:name="T129" style:family="text">
      <style:text-properties fo:font-weight="bold" officeooo:rsid="03f1f6cc" style:font-weight-asian="bold" style:font-weight-complex="bold"/>
    </style:style>
    <style:style style:name="T130" style:family="text">
      <style:text-properties fo:font-weight="bold" officeooo:rsid="03f41468" style:font-weight-asian="bold" style:font-weight-complex="bold"/>
    </style:style>
    <style:style style:name="T131" style:family="text">
      <style:text-properties fo:font-weight="bold" officeooo:rsid="03f6f894" style:font-weight-asian="bold" style:font-weight-complex="bold"/>
    </style:style>
    <style:style style:name="T132" style:family="text">
      <style:text-properties fo:font-weight="bold" style:language-asian="zh" style:country-asian="CN" style:font-weight-asian="bold" style:language-complex="hi" style:country-complex="IN" style:font-weight-complex="bold"/>
    </style:style>
    <style:style style:name="T133" style:family="text">
      <style:text-properties fo:font-weight="bold" officeooo:rsid="03cc24cc" style:language-asian="zh" style:country-asian="CN" style:font-weight-asian="bold" style:language-complex="hi" style:country-complex="IN" style:font-weight-complex="bold"/>
    </style:style>
    <style:style style:name="T134" style:family="text">
      <style:text-properties fo:font-weight="bold" officeooo:rsid="00da0edd" style:language-asian="zh" style:country-asian="CN" style:font-weight-asian="bold" style:language-complex="hi" style:country-complex="IN" style:font-weight-complex="bold"/>
    </style:style>
    <style:style style:name="T135" style:family="text">
      <style:text-properties fo:font-weight="bold" officeooo:rsid="00e07511" style:language-asian="zh" style:country-asian="CN" style:font-weight-asian="bold" style:language-complex="hi" style:country-complex="IN" style:font-weight-complex="bold"/>
    </style:style>
    <style:style style:name="T136" style:family="text">
      <style:text-properties fo:font-weight="bold" officeooo:rsid="00e11aa4" style:language-asian="zh" style:country-asian="CN" style:font-weight-asian="bold" style:language-complex="hi" style:country-complex="IN" style:font-weight-complex="bold"/>
    </style:style>
    <style:style style:name="T137" style:family="text">
      <style:text-properties fo:font-weight="bold" officeooo:rsid="00e43ce7" style:language-asian="zh" style:country-asian="CN" style:font-weight-asian="bold" style:language-complex="hi" style:country-complex="IN" style:font-weight-complex="bold"/>
    </style:style>
    <style:style style:name="T138" style:family="text">
      <style:text-properties fo:font-weight="bold" officeooo:rsid="00e577fd" style:language-asian="zh" style:country-asian="CN" style:font-weight-asian="bold" style:language-complex="hi" style:country-complex="IN" style:font-weight-complex="bold"/>
    </style:style>
    <style:style style:name="T139" style:family="text">
      <style:text-properties fo:font-weight="bold" officeooo:rsid="00ebda56" style:language-asian="zh" style:country-asian="CN" style:font-weight-asian="bold" style:language-complex="hi" style:country-complex="IN" style:font-weight-complex="bold"/>
    </style:style>
    <style:style style:name="T140" style:family="text">
      <style:text-properties fo:font-weight="bold" officeooo:rsid="0104d48b" style:language-asian="zh" style:country-asian="CN" style:font-weight-asian="bold" style:language-complex="hi" style:country-complex="IN" style:font-weight-complex="bold"/>
    </style:style>
    <style:style style:name="T141" style:family="text">
      <style:text-properties fo:font-weight="bold" officeooo:rsid="010ff56f" style:language-asian="zh" style:country-asian="CN" style:font-weight-asian="bold" style:language-complex="hi" style:country-complex="IN" style:font-weight-complex="bold"/>
    </style:style>
    <style:style style:name="T142" style:family="text">
      <style:text-properties fo:font-weight="bold" officeooo:rsid="0113fe48" style:language-asian="zh" style:country-asian="CN" style:font-weight-asian="bold" style:language-complex="hi" style:country-complex="IN" style:font-weight-complex="bold"/>
    </style:style>
    <style:style style:name="T143" style:family="text">
      <style:text-properties fo:font-weight="bold" officeooo:rsid="01152ece" style:language-asian="zh" style:country-asian="CN" style:font-weight-asian="bold" style:language-complex="hi" style:country-complex="IN" style:font-weight-complex="bold"/>
    </style:style>
    <style:style style:name="T144" style:family="text">
      <style:text-properties fo:font-weight="bold" officeooo:rsid="011a60ce" style:language-asian="zh" style:country-asian="CN" style:font-weight-asian="bold" style:language-complex="hi" style:country-complex="IN" style:font-weight-complex="bold"/>
    </style:style>
    <style:style style:name="T145" style:family="text">
      <style:text-properties fo:font-weight="bold" officeooo:rsid="011b0917" style:language-asian="zh" style:country-asian="CN" style:font-weight-asian="bold" style:language-complex="hi" style:country-complex="IN" style:font-weight-complex="bold"/>
    </style:style>
    <style:style style:name="T146" style:family="text">
      <style:text-properties fo:font-weight="bold" officeooo:rsid="0126dc1b" style:language-asian="zh" style:country-asian="CN" style:font-weight-asian="bold" style:language-complex="hi" style:country-complex="IN" style:font-weight-complex="bold"/>
    </style:style>
    <style:style style:name="T147" style:family="text">
      <style:text-properties fo:font-weight="bold" officeooo:rsid="012c61d8" style:language-asian="zh" style:country-asian="CN" style:font-weight-asian="bold" style:language-complex="hi" style:country-complex="IN" style:font-weight-complex="bold"/>
    </style:style>
    <style:style style:name="T148" style:family="text">
      <style:text-properties fo:font-weight="bold" officeooo:rsid="013153ed" style:language-asian="zh" style:country-asian="CN" style:font-weight-asian="bold" style:language-complex="hi" style:country-complex="IN" style:font-weight-complex="bold"/>
    </style:style>
    <style:style style:name="T14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156"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157"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159"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160"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161"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66"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67"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68"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69"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77"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 fo:font-size="10pt" officeooo:rsid="021f7a86"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221944c"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22a16cb"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2255819"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23139fa"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245f895"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25f6f7a"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2645883"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26849e8"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26a44ff"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275fe19"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28ec3e4"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2c87135"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48f27f2"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48f470e"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411efe3"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415af53"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4e02ba0"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4882453"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445c72e"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1418efd"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3f20d0b"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3fee6ca"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21f7a86" style:letter-kerning="false" style:font-name-asian="Spectral1" style:font-size-asian="10pt" style:font-name-complex="Spectral1" style:font-size-complex="10pt"/>
    </style:style>
    <style:style style:name="T212" style:family="text">
      <style:text-properties style:use-window-font-color="true" loext:opacity="0%" style:font-name="Times New Roman" fo:font-size="10pt" officeooo:rsid="022ee44d" style:letter-kerning="false" style:font-name-asian="Spectral1" style:font-size-asian="10pt" style:font-name-complex="Spectral1" style:font-size-complex="10pt"/>
    </style:style>
    <style:style style:name="T213"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14"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15"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16"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17" style:family="text">
      <style:text-properties style:use-window-font-color="true" loext:opacity="0%" style:font-name="Times New Roman" fo:font-size="10pt" fo:font-weight="bold" officeooo:rsid="0225581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18" style:family="text">
      <style:text-properties style:use-window-font-color="true" loext:opacity="0%" style:font-name="Times New Roman" fo:font-size="10pt" fo:font-weight="bold" officeooo:rsid="023139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19" style:family="text">
      <style:text-properties style:use-window-font-color="true" loext:opacity="0%" style:font-name="Times New Roman" fo:font-size="10pt" fo:font-weight="bold" officeooo:rsid="0273e63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20" style:family="text">
      <style:text-properties style:use-window-font-color="true" loext:opacity="0%" style:font-name="Times New Roman" fo:font-size="10pt" fo:font-weight="bold" officeooo:rsid="00dd13d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21" style:family="text">
      <style:text-properties style:use-window-font-color="true" loext:opacity="0%" style:font-name="Times New Roman" fo:font-size="10pt" fo:font-weight="bold" officeooo:rsid="026f331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22" style:family="text">
      <style:text-properties style:use-window-font-color="true" loext:opacity="0%" style:font-name="Times New Roman" fo:font-size="10pt" fo:font-weight="bold" officeooo:rsid="01243d2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23" style:family="text">
      <style:text-properties style:use-window-font-color="true" loext:opacity="0%" style:font-name="Times New Roman" fo:font-size="10pt" fo:font-weight="bold" officeooo:rsid="022e3429" style:letter-kerning="false" style:font-name-asian="Spectral1" style:font-size-asian="10pt" style:font-weight-asian="bold" style:font-name-complex="Spectral1" style:font-size-complex="10pt" style:font-weight-complex="bold"/>
    </style:style>
    <style:style style:name="T224" style:family="text">
      <style:text-properties style:use-window-font-color="true" loext:opacity="0%" style:font-name="Times New Roman" fo:font-size="10pt" fo:font-weight="bold" officeooo:rsid="00cb4aac" style:letter-kerning="false" style:font-name-asian="Spectral1" style:font-size-asian="10pt" style:font-weight-asian="bold" style:font-name-complex="Spectral1" style:font-size-complex="10pt" style:font-weight-complex="bold"/>
    </style:style>
    <style:style style:name="T22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6"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7"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8"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9"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0"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1"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2"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3"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4"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5"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6" style:family="text">
      <style:text-properties style:use-window-font-color="true" loext:opacity="0%" style:font-name="Times New Roman" fo:font-size="10pt" fo:font-weight="normal" officeooo: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7" style:family="text">
      <style:text-properties style:use-window-font-color="true" loext:opacity="0%" style:font-name="Times New Roman" fo:font-size="10pt" fo:font-weight="normal" officeooo:rsid="022558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8" style:family="text">
      <style:text-properties style:use-window-font-color="true" loext:opacity="0%" style:font-name="Times New Roman" fo:font-size="10pt" fo:font-weight="normal" officeooo: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9" style:family="text">
      <style:text-properties style:use-window-font-color="true" loext:opacity="0%" style:font-name="Times New Roman" fo:font-size="10pt" fo:font-weight="normal" officeooo:rsid="0236b4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0" style:family="text">
      <style:text-properties style:use-window-font-color="true" loext:opacity="0%" style:font-name="Times New Roman" fo:font-size="10pt" fo:font-weight="normal" officeooo:rsid="0259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1" style:family="text">
      <style:text-properties style:use-window-font-color="true" loext:opacity="0%" style:font-name="Times New Roman" fo:font-size="10pt" fo:font-weight="normal" officeooo:rsid="02659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2" style:family="text">
      <style:text-properties style:use-window-font-color="true" loext:opacity="0%" style:font-name="Times New Roman" fo:font-size="10pt" fo:font-weight="normal" officeooo:rsid="026b36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3" style:family="text">
      <style:text-properties style:use-window-font-color="true" loext:opacity="0%" style:font-name="Times New Roman" fo:font-size="10pt" fo:font-weight="normal" officeooo:rsid="027302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4" style:family="text">
      <style:text-properties style:use-window-font-color="true" loext:opacity="0%" style:font-name="Times New Roman" fo:font-size="10pt" fo:font-weight="normal" officeooo: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5" style:family="text">
      <style:text-properties style:use-window-font-color="true" loext:opacity="0%" style:font-name="Times New Roman" fo:font-size="10pt" fo:font-weight="normal" officeooo:rsid="02714c2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6" style:family="text">
      <style:text-properties style:use-window-font-color="true" loext:opacity="0%" style:font-name="Times New Roman" fo:font-size="10pt" fo:font-weight="normal" officeooo:rsid="027541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7" style:family="text">
      <style:text-properties style:use-window-font-color="true" loext:opacity="0%" style:font-name="Times New Roman" fo:font-size="10pt" fo:font-weight="normal" officeooo:rsid="026f3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8" style:family="text">
      <style:text-properties style:use-window-font-color="true" loext:opacity="0%" style:font-name="Times New Roman" fo:font-size="10pt" fo:font-weight="normal" officeooo: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9" style:family="text">
      <style:text-properties style:use-window-font-color="true" loext:opacity="0%" style:font-name="Times New Roman" fo:font-size="10pt" fo:font-weight="normal" officeooo:rsid="029717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0" style:family="text">
      <style:text-properties style:use-window-font-color="true" loext:opacity="0%" style:font-name="Times New Roman" fo:font-size="10pt" fo:font-weight="normal" officeooo:rsid="02aed9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1" style:family="text">
      <style:text-properties style:use-window-font-color="true" loext:opacity="0%" style:font-name="Times New Roman" fo:font-size="10pt" fo:font-weight="normal" officeooo:rsid="017d06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2" style:family="text">
      <style:text-properties style:use-window-font-color="true" loext:opacity="0%" style:font-name="Times New Roman" fo:font-size="10pt" fo:font-weight="normal" officeooo:rsid="01777a1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3" style:family="text">
      <style:text-properties style:use-window-font-color="true" loext:opacity="0%" style:font-name="Times New Roman" fo:font-size="10pt" fo:font-weight="normal" officeooo:rsid="021a98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4" style:family="text">
      <style:text-properties style:use-window-font-color="true" loext:opacity="0%" style:font-name="Times New Roman" fo:font-size="10pt" fo:font-weight="normal" officeooo:rsid="02c5df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5" style:family="text">
      <style:text-properties style:use-window-font-color="true" loext:opacity="0%" style:font-name="Times New Roman" fo:font-size="10pt" fo:font-weight="normal" officeooo:rsid="044b34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6" style:family="text">
      <style:text-properties style:use-window-font-color="true" loext:opacity="0%" style:font-name="Times New Roman" fo:font-size="10pt" fo:font-weight="normal" officeooo:rsid="044be8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57" style:family="text">
      <style:text-properties style:use-window-font-color="true" loext:opacity="0%" style:font-name="Times New Roman" fo:font-size="10pt" fo:font-weight="normal" style:letter-kerning="false" style:font-name-asian="Spectral1" style:font-size-asian="10pt" style:font-weight-asian="normal" style:font-name-complex="Spectral1" style:font-size-complex="10pt" style:font-weight-complex="normal"/>
    </style:style>
    <style:style style:name="T258" style:family="text">
      <style:text-properties style:use-window-font-color="true" loext:opacity="0%" style:font-name="Times New Roman" fo:font-size="10pt" fo:font-weight="normal" officeooo:rsid="022e3429" style:letter-kerning="false" style:font-name-asian="Spectral1" style:font-size-asian="10pt" style:font-weight-asian="normal" style:font-name-complex="Spectral1" style:font-size-complex="10pt" style:font-weight-complex="normal"/>
    </style:style>
    <style:style style:name="T259" style:family="text">
      <style:text-properties style:use-window-font-color="true" loext:opacity="0%" style:font-name="Times New Roman" fo:font-size="10pt" fo:font-weight="normal" officeooo:rsid="00cb4aac" style:letter-kerning="false" style:font-name-asian="Spectral1" style:font-size-asian="10pt" style:font-weight-asian="normal" style:font-name-complex="Spectral1" style:font-size-complex="10pt" style:font-weight-complex="normal"/>
    </style:style>
    <style:style style:name="T260" style:family="text">
      <style:text-properties style:use-window-font-color="true" loext:opacity="0%" style:font-name="Times New Roman" fo:font-size="10pt" fo:font-weight="normal" officeooo:rsid="023aabda" style:letter-kerning="false" style:font-name-asian="Spectral1" style:font-size-asian="10pt" style:font-weight-asian="normal" style:font-name-complex="Spectral1" style:font-size-complex="10pt" style:font-weight-complex="normal"/>
    </style:style>
    <style:style style:name="T261"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2"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3" style:family="text">
      <style:text-properties style:use-window-font-color="true" loext:opacity="0%" style:font-name="Times New Roman" fo:font-size="10pt" fo:language="en" fo:country="US" fo:font-weight="normal" officeooo:rsid="03aa539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4" style:family="text">
      <style:text-properties style:use-window-font-color="true" loext:opacity="0%" style:font-name="Times New Roman" fo:font-size="10pt" fo:language="en" fo:country="US" fo:font-weight="normal" officeooo:rsid="0486d5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5"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6" style:family="text">
      <style:text-properties style:use-window-font-color="true" loext:opacity="0%" style:font-name="Times New Roman" fo:font-size="10pt" fo:language="en" fo:country="US" fo:font-style="normal" officeooo:rsid="0283c5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7" style:family="text">
      <style:text-properties style:use-window-font-color="true" loext:opacity="0%" style:font-name="Times New Roman" fo:font-size="10pt" fo:language="en" fo:country="US" fo:font-style="normal" officeooo:rsid="04325d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8" style:family="text">
      <style:text-properties style:use-window-font-color="true" loext:opacity="0%" style:font-name="Times New Roman" fo:font-size="10pt" fo:language="en" fo:country="US" fo:font-style="normal" officeooo:rsid="043417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9" style:family="text">
      <style:text-properties style:use-window-font-color="true" loext:opacity="0%" style:font-name="Times New Roman" fo:font-size="10pt" fo:language="en" fo:country="US" fo:font-style="normal" officeooo:rsid="0283d52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0" style:family="text">
      <style:text-properties style:use-window-font-color="true" loext:opacity="0%" style:font-name="Times New Roman" fo:font-size="10pt" fo:language="en" fo:country="US" fo:font-style="normal" officeooo:rsid="028520d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1" style:family="text">
      <style:text-properties style:use-window-font-color="true" loext:opacity="0%" style:font-name="Times New Roman" fo:font-size="10pt" fo:language="en" fo:country="US" officeooo:rsid="041733c7" style:letter-kerning="false" style:font-name-asian="Spectral1" style:font-size-asian="10pt" style:language-asian="zh" style:country-asian="CN" style:font-name-complex="Spectral1" style:font-size-complex="10pt" style:language-complex="hi" style:country-complex="IN"/>
    </style:style>
    <style:style style:name="T272" style:family="text">
      <style:text-properties style:use-window-font-color="true" loext:opacity="0%" style:font-name="Times New Roman" fo:font-size="10pt" fo:language="en" fo:country="US" officeooo:rsid="0442817d" style:letter-kerning="false" style:font-name-asian="Spectral1" style:font-size-asian="10pt" style:language-asian="zh" style:country-asian="CN" style:font-name-complex="Spectral1" style:font-size-complex="10pt" style:language-complex="hi" style:country-complex="IN"/>
    </style:style>
    <style:style style:name="T273" style:family="text">
      <style:text-properties style:use-window-font-color="true" loext:opacity="0%" style:font-name="Times New Roman" fo:font-size="10pt" fo:language="en" fo:country="US" officeooo:rsid="03ba5518" style:letter-kerning="false" style:font-name-asian="Spectral1" style:font-size-asian="10pt" style:language-asian="zh" style:country-asian="CN" style:font-name-complex="Spectral1" style:font-size-complex="10pt" style:language-complex="hi" style:country-complex="IN"/>
    </style:style>
    <style:style style:name="T274" style:family="text">
      <style:text-properties style:use-window-font-color="true" loext:opacity="0%" style:font-name="Times New Roman" fo:font-size="10pt" fo:language="en" fo:country="US" fo:font-weight="bold" officeooo:rsid="0486d5c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275"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6"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7"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8" style:family="text">
      <style:text-properties fo:font-weight="normal" style:font-weight-asian="normal" style:font-weight-complex="normal"/>
    </style:style>
    <style:style style:name="T279" style:family="text">
      <style:text-properties fo:font-weight="normal" officeooo:rsid="039af3c3" style:font-weight-asian="normal" style:font-weight-complex="normal"/>
    </style:style>
    <style:style style:name="T280" style:family="text">
      <style:text-properties fo:font-weight="normal" officeooo:rsid="03b8148d" style:font-weight-asian="normal" style:font-weight-complex="normal"/>
    </style:style>
    <style:style style:name="T281" style:family="text">
      <style:text-properties fo:font-weight="normal" officeooo:rsid="03d7e9be" style:font-weight-asian="normal" style:font-weight-complex="normal"/>
    </style:style>
    <style:style style:name="T282" style:family="text">
      <style:text-properties fo:font-weight="normal" officeooo:rsid="03c7a27a" style:font-weight-asian="normal" style:font-weight-complex="normal"/>
    </style:style>
    <style:style style:name="T283" style:family="text">
      <style:text-properties fo:font-weight="normal" officeooo:rsid="03f07150" style:font-weight-asian="normal" style:font-weight-complex="normal"/>
    </style:style>
    <style:style style:name="T284" style:family="text">
      <style:text-properties fo:font-weight="normal" officeooo:rsid="00b39820" style:font-weight-asian="normal" style:font-weight-complex="normal"/>
    </style:style>
    <style:style style:name="T285" style:family="text">
      <style:text-properties fo:font-weight="normal" officeooo:rsid="00b58937" style:font-weight-asian="normal" style:font-weight-complex="normal"/>
    </style:style>
    <style:style style:name="T286" style:family="text">
      <style:text-properties fo:font-weight="normal" officeooo:rsid="00b6e631" style:font-weight-asian="normal" style:font-weight-complex="normal"/>
    </style:style>
    <style:style style:name="T287" style:family="text">
      <style:text-properties fo:font-weight="normal" officeooo:rsid="00c9489c" style:font-weight-asian="normal" style:font-weight-complex="normal"/>
    </style:style>
    <style:style style:name="T288" style:family="text">
      <style:text-properties fo:font-weight="normal" officeooo:rsid="00cb4aac" style:font-weight-asian="normal" style:font-weight-complex="normal"/>
    </style:style>
    <style:style style:name="T289" style:family="text">
      <style:text-properties fo:font-weight="normal" officeooo:rsid="00d24a74" style:font-weight-asian="normal" style:font-weight-complex="normal"/>
    </style:style>
    <style:style style:name="T290" style:family="text">
      <style:text-properties fo:font-weight="normal" officeooo:rsid="00d45f12" style:font-weight-asian="normal" style:font-weight-complex="normal"/>
    </style:style>
    <style:style style:name="T291" style:family="text">
      <style:text-properties fo:font-weight="normal" officeooo:rsid="00d764e5" style:font-weight-asian="normal" style:font-weight-complex="normal"/>
    </style:style>
    <style:style style:name="T292" style:family="text">
      <style:text-properties fo:font-weight="normal" officeooo:rsid="00d81005" style:font-weight-asian="normal" style:font-weight-complex="normal"/>
    </style:style>
    <style:style style:name="T293" style:family="text">
      <style:text-properties fo:font-weight="normal" officeooo:rsid="00dd13db" style:font-weight-asian="normal" style:font-weight-complex="normal"/>
    </style:style>
    <style:style style:name="T294" style:family="text">
      <style:text-properties fo:font-weight="normal" officeooo:rsid="00df6630" style:font-weight-asian="normal" style:font-weight-complex="normal"/>
    </style:style>
    <style:style style:name="T295" style:family="text">
      <style:text-properties fo:font-weight="normal" officeooo:rsid="00efd7e2" style:font-weight-asian="normal" style:font-weight-complex="normal"/>
    </style:style>
    <style:style style:name="T296" style:family="text">
      <style:text-properties fo:font-weight="normal" officeooo:rsid="00f70a83" style:font-weight-asian="normal" style:font-weight-complex="normal"/>
    </style:style>
    <style:style style:name="T297" style:family="text">
      <style:text-properties fo:font-weight="normal" officeooo:rsid="00f8b526" style:font-weight-asian="normal" style:font-weight-complex="normal"/>
    </style:style>
    <style:style style:name="T298" style:family="text">
      <style:text-properties fo:font-weight="normal" officeooo:rsid="00fb5816" style:font-weight-asian="normal" style:font-weight-complex="normal"/>
    </style:style>
    <style:style style:name="T299" style:family="text">
      <style:text-properties fo:font-weight="normal" officeooo:rsid="010d91c9" style:font-weight-asian="normal" style:font-weight-complex="normal"/>
    </style:style>
    <style:style style:name="T300" style:family="text">
      <style:text-properties fo:font-weight="normal" officeooo:rsid="010e7e41" style:font-weight-asian="normal" style:font-weight-complex="normal"/>
    </style:style>
    <style:style style:name="T301" style:family="text">
      <style:text-properties fo:font-weight="normal" officeooo:rsid="010fdcf5" style:font-weight-asian="normal" style:font-weight-complex="normal"/>
    </style:style>
    <style:style style:name="T302" style:family="text">
      <style:text-properties fo:font-weight="normal" officeooo:rsid="011b9f8f" style:font-weight-asian="normal" style:font-weight-complex="normal"/>
    </style:style>
    <style:style style:name="T303" style:family="text">
      <style:text-properties fo:font-weight="normal" officeooo:rsid="011cc43e" style:font-weight-asian="normal" style:font-weight-complex="normal"/>
    </style:style>
    <style:style style:name="T304" style:family="text">
      <style:text-properties fo:font-weight="normal" officeooo:rsid="0123f3a2" style:font-weight-asian="normal" style:font-weight-complex="normal"/>
    </style:style>
    <style:style style:name="T305" style:family="text">
      <style:text-properties fo:font-weight="normal" officeooo:rsid="01243d2f" style:font-weight-asian="normal" style:font-weight-complex="normal"/>
    </style:style>
    <style:style style:name="T306" style:family="text">
      <style:text-properties fo:font-weight="normal" officeooo:rsid="013043c5" style:font-weight-asian="normal" style:font-weight-complex="normal"/>
    </style:style>
    <style:style style:name="T307" style:family="text">
      <style:text-properties fo:font-weight="normal" officeooo:rsid="0130708b" style:font-weight-asian="normal" style:font-weight-complex="normal"/>
    </style:style>
    <style:style style:name="T308" style:family="text">
      <style:text-properties fo:font-weight="normal" officeooo:rsid="0134e01d" style:font-weight-asian="normal" style:font-weight-complex="normal"/>
    </style:style>
    <style:style style:name="T309" style:family="text">
      <style:text-properties fo:font-weight="normal" officeooo:rsid="01371c29" style:font-weight-asian="normal" style:font-weight-complex="normal"/>
    </style:style>
    <style:style style:name="T310" style:family="text">
      <style:text-properties fo:font-weight="normal" officeooo:rsid="0137666a" style:font-weight-asian="normal" style:font-weight-complex="normal"/>
    </style:style>
    <style:style style:name="T311" style:family="text">
      <style:text-properties fo:font-weight="normal" officeooo:rsid="0138216c" style:font-weight-asian="normal" style:font-weight-complex="normal"/>
    </style:style>
    <style:style style:name="T312" style:family="text">
      <style:text-properties fo:font-weight="normal" officeooo:rsid="013c0a6f" style:font-weight-asian="normal" style:font-weight-complex="normal"/>
    </style:style>
    <style:style style:name="T313" style:family="text">
      <style:text-properties fo:font-weight="normal" officeooo:rsid="013c7361" style:font-weight-asian="normal" style:font-weight-complex="normal"/>
    </style:style>
    <style:style style:name="T314" style:family="text">
      <style:text-properties fo:font-weight="normal" officeooo:rsid="01402ca9" style:font-weight-asian="normal" style:font-weight-complex="normal"/>
    </style:style>
    <style:style style:name="T315" style:family="text">
      <style:text-properties fo:font-weight="normal" officeooo:rsid="0144295d" style:font-weight-asian="normal" style:font-weight-complex="normal"/>
    </style:style>
    <style:style style:name="T316" style:family="text">
      <style:text-properties fo:font-weight="normal" officeooo:rsid="015b0b3c" style:font-weight-asian="normal" style:font-weight-complex="normal"/>
    </style:style>
    <style:style style:name="T317" style:family="text">
      <style:text-properties fo:font-weight="normal" officeooo:rsid="016281b2" style:font-weight-asian="normal" style:font-weight-complex="normal"/>
    </style:style>
    <style:style style:name="T318" style:family="text">
      <style:text-properties fo:font-weight="normal" officeooo:rsid="016b9062" style:font-weight-asian="normal" style:font-weight-complex="normal"/>
    </style:style>
    <style:style style:name="T319" style:family="text">
      <style:text-properties fo:font-weight="normal" officeooo:rsid="017fb8f5" style:font-weight-asian="normal" style:font-weight-complex="normal"/>
    </style:style>
    <style:style style:name="T320" style:family="text">
      <style:text-properties fo:font-weight="normal" officeooo:rsid="01d2a091" style:font-weight-asian="normal" style:font-weight-complex="normal"/>
    </style:style>
    <style:style style:name="T321" style:family="text">
      <style:text-properties fo:font-weight="normal" officeooo:rsid="01db8255" style:font-weight-asian="normal" style:font-weight-complex="normal"/>
    </style:style>
    <style:style style:name="T322" style:family="text">
      <style:text-properties fo:font-weight="normal" officeooo:rsid="020a1a59" style:font-weight-asian="normal" style:font-weight-complex="normal"/>
    </style:style>
    <style:style style:name="T323" style:family="text">
      <style:text-properties fo:font-weight="normal" officeooo:rsid="0217add5" style:font-weight-asian="normal" style:font-weight-complex="normal"/>
    </style:style>
    <style:style style:name="T324" style:family="text">
      <style:text-properties fo:font-weight="normal" officeooo:rsid="021f2d5d" style:font-weight-asian="normal" style:font-weight-complex="normal"/>
    </style:style>
    <style:style style:name="T325" style:family="text">
      <style:text-properties fo:font-weight="normal" officeooo:rsid="022bf7e0" style:font-weight-asian="normal" style:font-weight-complex="normal"/>
    </style:style>
    <style:style style:name="T326" style:family="text">
      <style:text-properties fo:font-weight="normal" officeooo:rsid="022d63d2" style:font-weight-asian="normal" style:font-weight-complex="normal"/>
    </style:style>
    <style:style style:name="T327" style:family="text">
      <style:text-properties fo:font-weight="normal" officeooo:rsid="02300e1b" style:font-weight-asian="normal" style:font-weight-complex="normal"/>
    </style:style>
    <style:style style:name="T328" style:family="text">
      <style:text-properties fo:font-weight="normal" officeooo:rsid="02327d4c" style:font-weight-asian="normal" style:font-weight-complex="normal"/>
    </style:style>
    <style:style style:name="T329" style:family="text">
      <style:text-properties fo:font-weight="normal" officeooo:rsid="023f5214" style:font-weight-asian="normal" style:font-weight-complex="normal"/>
    </style:style>
    <style:style style:name="T330" style:family="text">
      <style:text-properties fo:font-weight="normal" officeooo:rsid="024574f7" style:font-weight-asian="normal" style:font-weight-complex="normal"/>
    </style:style>
    <style:style style:name="T331" style:family="text">
      <style:text-properties fo:font-weight="normal" officeooo:rsid="0249c4ab" style:font-weight-asian="normal" style:font-weight-complex="normal"/>
    </style:style>
    <style:style style:name="T332" style:family="text">
      <style:text-properties fo:font-weight="normal" officeooo:rsid="024bbdc1" style:font-weight-asian="normal" style:font-weight-complex="normal"/>
    </style:style>
    <style:style style:name="T333" style:family="text">
      <style:text-properties fo:font-weight="normal" officeooo:rsid="0255da11" style:font-weight-asian="normal" style:font-weight-complex="normal"/>
    </style:style>
    <style:style style:name="T334" style:family="text">
      <style:text-properties fo:font-weight="normal" officeooo:rsid="0257b3a7" style:font-weight-asian="normal" style:font-weight-complex="normal"/>
    </style:style>
    <style:style style:name="T335" style:family="text">
      <style:text-properties fo:font-weight="normal" officeooo:rsid="0257defb" style:font-weight-asian="normal" style:font-weight-complex="normal"/>
    </style:style>
    <style:style style:name="T336" style:family="text">
      <style:text-properties fo:font-weight="normal" officeooo:rsid="02593b52" style:font-weight-asian="normal" style:font-weight-complex="normal"/>
    </style:style>
    <style:style style:name="T337" style:family="text">
      <style:text-properties fo:font-weight="normal" officeooo:rsid="025a9ee3" style:font-weight-asian="normal" style:font-weight-complex="normal"/>
    </style:style>
    <style:style style:name="T338" style:family="text">
      <style:text-properties fo:font-weight="normal" officeooo:rsid="025c9821" style:font-weight-asian="normal" style:font-weight-complex="normal"/>
    </style:style>
    <style:style style:name="T339" style:family="text">
      <style:text-properties fo:font-weight="normal" officeooo:rsid="025d7a19" style:font-weight-asian="normal" style:font-weight-complex="normal"/>
    </style:style>
    <style:style style:name="T340" style:family="text">
      <style:text-properties fo:font-weight="normal" officeooo:rsid="025e9ced" style:font-weight-asian="normal" style:font-weight-complex="normal"/>
    </style:style>
    <style:style style:name="T341" style:family="text">
      <style:text-properties fo:font-weight="normal" officeooo:rsid="026ac25f" style:font-weight-asian="normal" style:font-weight-complex="normal"/>
    </style:style>
    <style:style style:name="T342" style:family="text">
      <style:text-properties fo:font-weight="normal" officeooo:rsid="02714c2e" style:font-weight-asian="normal" style:font-weight-complex="normal"/>
    </style:style>
    <style:style style:name="T343" style:family="text">
      <style:text-properties fo:font-weight="normal" officeooo:rsid="0273cfb9" style:font-weight-asian="normal" style:font-weight-complex="normal"/>
    </style:style>
    <style:style style:name="T344" style:family="text">
      <style:text-properties fo:font-weight="normal" officeooo:rsid="0275fe19" style:font-weight-asian="normal" style:font-weight-complex="normal"/>
    </style:style>
    <style:style style:name="T345" style:family="text">
      <style:text-properties fo:font-weight="normal" officeooo:rsid="0287e06b" style:font-weight-asian="normal" style:font-weight-complex="normal"/>
    </style:style>
    <style:style style:name="T346" style:family="text">
      <style:text-properties fo:font-weight="normal" officeooo:rsid="02a2e54b" style:font-weight-asian="normal" style:font-weight-complex="normal"/>
    </style:style>
    <style:style style:name="T347" style:family="text">
      <style:text-properties fo:font-weight="normal" officeooo:rsid="02c5df96" style:font-weight-asian="normal" style:font-weight-complex="normal"/>
    </style:style>
    <style:style style:name="T348" style:family="text">
      <style:text-properties fo:font-weight="normal" officeooo:rsid="04a4e825" style:font-weight-asian="normal" style:font-weight-complex="normal"/>
    </style:style>
    <style:style style:name="T349" style:family="text">
      <style:text-properties fo:font-weight="normal" officeooo:rsid="039951fd" style:font-weight-asian="normal" style:font-weight-complex="normal"/>
    </style:style>
    <style:style style:name="T350" style:family="text">
      <style:text-properties fo:font-weight="normal" officeooo:rsid="03b52a4b" style:font-weight-asian="normal" style:font-weight-complex="normal"/>
    </style:style>
    <style:style style:name="T351" style:family="text">
      <style:text-properties fo:font-weight="normal" officeooo:rsid="03b80acc" style:font-weight-asian="normal" style:font-weight-complex="normal"/>
    </style:style>
    <style:style style:name="T352" style:family="text">
      <style:text-properties fo:font-weight="normal" officeooo:rsid="00eb577a" style:font-weight-asian="normal" style:font-weight-complex="normal"/>
    </style:style>
    <style:style style:name="T353" style:family="text">
      <style:text-properties fo:font-weight="normal" officeooo:rsid="02ec7240" style:font-weight-asian="normal" style:font-weight-complex="normal"/>
    </style:style>
    <style:style style:name="T354" style:family="text">
      <style:text-properties fo:font-weight="normal" officeooo:rsid="03ba5518" style:font-weight-asian="normal" style:font-weight-complex="normal"/>
    </style:style>
    <style:style style:name="T355" style:family="text">
      <style:text-properties fo:font-weight="normal" officeooo:rsid="049b1ae8" style:font-weight-asian="normal" style:font-weight-complex="normal"/>
    </style:style>
    <style:style style:name="T356" style:family="text">
      <style:text-properties fo:font-weight="normal" officeooo:rsid="03c8530d" style:font-weight-asian="normal" style:font-weight-complex="normal"/>
    </style:style>
    <style:style style:name="T357" style:family="text">
      <style:text-properties fo:font-weight="normal" officeooo:rsid="03c99663" style:font-weight-asian="normal" style:font-weight-complex="normal"/>
    </style:style>
    <style:style style:name="T358" style:family="text">
      <style:text-properties fo:font-weight="normal" officeooo:rsid="03ca73ef" style:font-weight-asian="normal" style:font-weight-complex="normal"/>
    </style:style>
    <style:style style:name="T359" style:family="text">
      <style:text-properties fo:font-weight="normal" officeooo:rsid="0445c72e" style:font-weight-asian="normal" style:font-weight-complex="normal"/>
    </style:style>
    <style:style style:name="T360" style:family="text">
      <style:text-properties fo:font-weight="normal" officeooo:rsid="04261bf5" style:font-weight-asian="normal" style:font-weight-complex="normal"/>
    </style:style>
    <style:style style:name="T361" style:family="text">
      <style:text-properties fo:font-weight="normal" officeooo:rsid="03eb4e66" style:font-weight-asian="normal" style:font-weight-complex="normal"/>
    </style:style>
    <style:style style:name="T362" style:family="text">
      <style:text-properties fo:font-weight="normal" officeooo:rsid="03e8baa0" style:font-weight-asian="normal" style:font-weight-complex="normal"/>
    </style:style>
    <style:style style:name="T363" style:family="text">
      <style:text-properties fo:font-weight="normal" officeooo:rsid="03eab28d" style:font-weight-asian="normal" style:font-weight-complex="normal"/>
    </style:style>
    <style:style style:name="T364" style:family="text">
      <style:text-properties fo:font-weight="normal" officeooo:rsid="03dea6f2" style:font-weight-asian="normal" style:font-weight-complex="normal"/>
    </style:style>
    <style:style style:name="T365" style:family="text">
      <style:text-properties fo:font-weight="normal" officeooo:rsid="03d61a92" style:font-weight-asian="normal" style:font-weight-complex="normal"/>
    </style:style>
    <style:style style:name="T366" style:family="text">
      <style:text-properties fo:font-weight="normal" officeooo:rsid="03d53099" style:font-weight-asian="normal" style:font-weight-complex="normal"/>
    </style:style>
    <style:style style:name="T367" style:family="text">
      <style:text-properties fo:font-weight="normal" officeooo:rsid="03d278d2" style:font-weight-asian="normal" style:font-weight-complex="normal"/>
    </style:style>
    <style:style style:name="T368" style:family="text">
      <style:text-properties fo:font-weight="normal" officeooo:rsid="03d42c0b" style:font-weight-asian="normal" style:font-weight-complex="normal"/>
    </style:style>
    <style:style style:name="T369" style:family="text">
      <style:text-properties fo:font-weight="normal" officeooo:rsid="04473d8a" style:font-weight-asian="normal" style:font-weight-complex="normal"/>
    </style:style>
    <style:style style:name="T370" style:family="text">
      <style:text-properties fo:font-weight="normal" officeooo:rsid="03da142e" style:font-weight-asian="normal" style:font-weight-complex="normal"/>
    </style:style>
    <style:style style:name="T371" style:family="text">
      <style:text-properties fo:font-weight="normal" officeooo:rsid="03f1f6cc" style:font-weight-asian="normal" style:font-weight-complex="normal"/>
    </style:style>
    <style:style style:name="T372" style:family="text">
      <style:text-properties fo:font-weight="normal" officeooo:rsid="03f41468" style:font-weight-asian="normal" style:font-weight-complex="normal"/>
    </style:style>
    <style:style style:name="T373" style:family="text">
      <style:text-properties fo:font-weight="normal" officeooo:rsid="03f86f05" style:font-weight-asian="normal" style:font-weight-complex="normal"/>
    </style:style>
    <style:style style:name="T374" style:family="text">
      <style:text-properties fo:font-weight="normal" style:language-asian="zh" style:country-asian="CN" style:font-weight-asian="normal" style:language-complex="hi" style:country-complex="IN" style:font-weight-complex="normal"/>
    </style:style>
    <style:style style:name="T375" style:family="text">
      <style:text-properties fo:font-weight="normal" officeooo:rsid="03cc24cc" style:language-asian="zh" style:country-asian="CN" style:font-weight-asian="normal" style:language-complex="hi" style:country-complex="IN" style:font-weight-complex="normal"/>
    </style:style>
    <style:style style:name="T376" style:family="text">
      <style:text-properties fo:font-weight="normal" officeooo:rsid="00da0edd" style:language-asian="zh" style:country-asian="CN" style:font-weight-asian="normal" style:language-complex="hi" style:country-complex="IN" style:font-weight-complex="normal"/>
    </style:style>
    <style:style style:name="T377" style:family="text">
      <style:text-properties fo:font-weight="normal" officeooo:rsid="00e07511" style:language-asian="zh" style:country-asian="CN" style:font-weight-asian="normal" style:language-complex="hi" style:country-complex="IN" style:font-weight-complex="normal"/>
    </style:style>
    <style:style style:name="T378" style:family="text">
      <style:text-properties fo:font-weight="normal" officeooo:rsid="00e43ce7" style:language-asian="zh" style:country-asian="CN" style:font-weight-asian="normal" style:language-complex="hi" style:country-complex="IN" style:font-weight-complex="normal"/>
    </style:style>
    <style:style style:name="T379" style:family="text">
      <style:text-properties fo:font-weight="normal" officeooo:rsid="00e577fd" style:language-asian="zh" style:country-asian="CN" style:font-weight-asian="normal" style:language-complex="hi" style:country-complex="IN" style:font-weight-complex="normal"/>
    </style:style>
    <style:style style:name="T380" style:family="text">
      <style:text-properties fo:font-weight="normal" officeooo:rsid="00ebda56" style:language-asian="zh" style:country-asian="CN" style:font-weight-asian="normal" style:language-complex="hi" style:country-complex="IN" style:font-weight-complex="normal"/>
    </style:style>
    <style:style style:name="T381" style:family="text">
      <style:text-properties fo:font-weight="normal" officeooo:rsid="0104d48b" style:language-asian="zh" style:country-asian="CN" style:font-weight-asian="normal" style:language-complex="hi" style:country-complex="IN" style:font-weight-complex="normal"/>
    </style:style>
    <style:style style:name="T382" style:family="text">
      <style:text-properties fo:font-weight="normal" officeooo:rsid="010ff56f" style:language-asian="zh" style:country-asian="CN" style:font-weight-asian="normal" style:language-complex="hi" style:country-complex="IN" style:font-weight-complex="normal"/>
    </style:style>
    <style:style style:name="T383" style:family="text">
      <style:text-properties fo:font-weight="normal" officeooo:rsid="0113fe48" style:language-asian="zh" style:country-asian="CN" style:font-weight-asian="normal" style:language-complex="hi" style:country-complex="IN" style:font-weight-complex="normal"/>
    </style:style>
    <style:style style:name="T384" style:family="text">
      <style:text-properties fo:font-weight="normal" officeooo:rsid="01152ece" style:language-asian="zh" style:country-asian="CN" style:font-weight-asian="normal" style:language-complex="hi" style:country-complex="IN" style:font-weight-complex="normal"/>
    </style:style>
    <style:style style:name="T385" style:family="text">
      <style:text-properties fo:font-weight="normal" officeooo:rsid="01157e01" style:language-asian="zh" style:country-asian="CN" style:font-weight-asian="normal" style:language-complex="hi" style:country-complex="IN" style:font-weight-complex="normal"/>
    </style:style>
    <style:style style:name="T386" style:family="text">
      <style:text-properties fo:font-weight="normal" officeooo:rsid="011a60ce" style:language-asian="zh" style:country-asian="CN" style:font-weight-asian="normal" style:language-complex="hi" style:country-complex="IN" style:font-weight-complex="normal"/>
    </style:style>
    <style:style style:name="T387" style:family="text">
      <style:text-properties fo:font-weight="normal" officeooo:rsid="011b0917" style:language-asian="zh" style:country-asian="CN" style:font-weight-asian="normal" style:language-complex="hi" style:country-complex="IN" style:font-weight-complex="normal"/>
    </style:style>
    <style:style style:name="T388" style:family="text">
      <style:text-properties fo:font-weight="normal" officeooo:rsid="0126dc1b" style:language-asian="zh" style:country-asian="CN" style:font-weight-asian="normal" style:language-complex="hi" style:country-complex="IN" style:font-weight-complex="normal"/>
    </style:style>
    <style:style style:name="T389" style:family="text">
      <style:text-properties fo:font-weight="normal" officeooo:rsid="012c61d8" style:language-asian="zh" style:country-asian="CN" style:font-weight-asian="normal" style:language-complex="hi" style:country-complex="IN" style:font-weight-complex="normal"/>
    </style:style>
    <style:style style:name="T390" style:family="text">
      <style:text-properties fo:font-weight="normal" officeooo:rsid="013153ed" style:language-asian="zh" style:country-asian="CN" style:font-weight-asian="normal" style:language-complex="hi" style:country-complex="IN" style:font-weight-complex="normal"/>
    </style:style>
    <style:style style:name="T391" style:family="text">
      <style:text-properties fo:font-weight="normal" officeooo:rsid="015d5182" style:language-asian="zh" style:country-asian="CN" style:font-weight-asian="normal" style:language-complex="hi" style:country-complex="IN" style:font-weight-complex="normal"/>
    </style:style>
    <style:style style:name="T392" style:family="text">
      <style:text-properties fo:font-weight="normal" officeooo:rsid="01777a10" style:language-asian="zh" style:country-asian="CN" style:font-weight-asian="normal" style:language-complex="hi" style:country-complex="IN" style:font-weight-complex="normal"/>
    </style:style>
    <style:style style:name="T393" style:family="text">
      <style:text-properties fo:font-weight="normal" officeooo:rsid="01a25c82" style:language-asian="zh" style:country-asian="CN" style:font-weight-asian="normal" style:language-complex="hi" style:country-complex="IN" style:font-weight-complex="normal"/>
    </style:style>
    <style:style style:name="T394" style:family="text">
      <style:text-properties fo:font-weight="normal" officeooo:rsid="021afa79" style:language-asian="zh" style:country-asian="CN" style:font-weight-asian="normal" style:language-complex="hi" style:country-complex="IN" style:font-weight-complex="normal"/>
    </style:style>
    <style:style style:name="T395" style:family="text">
      <style:text-properties fo:font-weight="normal" officeooo:rsid="022ee44d" style:language-asian="zh" style:country-asian="CN" style:font-weight-asian="normal" style:language-complex="hi" style:country-complex="IN" style:font-weight-complex="normal"/>
    </style:style>
    <style:style style:name="T396" style:family="text">
      <style:text-properties fo:font-weight="normal" officeooo:rsid="02318278" style:language-asian="zh" style:country-asian="CN" style:font-weight-asian="normal" style:language-complex="hi" style:country-complex="IN" style:font-weight-complex="normal"/>
    </style:style>
    <style:style style:name="T397" style:family="text">
      <style:text-properties fo:font-weight="normal" officeooo:rsid="0236a0a3" style:language-asian="zh" style:country-asian="CN" style:font-weight-asian="normal" style:language-complex="hi" style:country-complex="IN" style:font-weight-complex="normal"/>
    </style:style>
    <style:style style:name="T398" style:family="text">
      <style:text-properties fo:font-weight="normal" officeooo:rsid="02376f7f" style:language-asian="zh" style:country-asian="CN" style:font-weight-asian="normal" style:language-complex="hi" style:country-complex="IN" style:font-weight-complex="normal"/>
    </style:style>
    <style:style style:name="T399" style:family="text">
      <style:text-properties fo:font-weight="normal" officeooo:rsid="025f6f7a" style:language-asian="zh" style:country-asian="CN" style:font-weight-asian="normal" style:language-complex="hi" style:country-complex="IN" style:font-weight-complex="normal"/>
    </style:style>
    <style:style style:name="T400" style:family="text">
      <style:text-properties fo:font-weight="normal" officeooo:rsid="025f78a8" style:language-asian="zh" style:country-asian="CN" style:font-weight-asian="normal" style:language-complex="hi" style:country-complex="IN" style:font-weight-complex="normal"/>
    </style:style>
    <style:style style:name="T401" style:family="text">
      <style:text-properties fo:font-weight="normal" officeooo:rsid="02607eb2" style:language-asian="zh" style:country-asian="CN" style:font-weight-asian="normal" style:language-complex="hi" style:country-complex="IN" style:font-weight-complex="normal"/>
    </style:style>
    <style:style style:name="T402" style:family="text">
      <style:text-properties fo:font-weight="normal" officeooo:rsid="02610e28" style:language-asian="zh" style:country-asian="CN" style:font-weight-asian="normal" style:language-complex="hi" style:country-complex="IN" style:font-weight-complex="normal"/>
    </style:style>
    <style:style style:name="T403" style:family="text">
      <style:text-properties fo:font-weight="normal" officeooo:rsid="0262f2c7" style:language-asian="zh" style:country-asian="CN" style:font-weight-asian="normal" style:language-complex="hi" style:country-complex="IN" style:font-weight-complex="normal"/>
    </style:style>
    <style:style style:name="T404" style:family="text">
      <style:text-properties fo:font-weight="normal" officeooo:rsid="02633393" style:language-asian="zh" style:country-asian="CN" style:font-weight-asian="normal" style:language-complex="hi" style:country-complex="IN" style:font-weight-complex="normal"/>
    </style:style>
    <style:style style:name="T405" style:family="text">
      <style:text-properties fo:font-weight="normal" officeooo:rsid="02645883" style:language-asian="zh" style:country-asian="CN" style:font-weight-asian="normal" style:language-complex="hi" style:country-complex="IN" style:font-weight-complex="normal"/>
    </style:style>
    <style:style style:name="T406" style:family="text">
      <style:text-properties fo:font-weight="normal" officeooo:rsid="02659831" style:language-asian="zh" style:country-asian="CN" style:font-weight-asian="normal" style:language-complex="hi" style:country-complex="IN" style:font-weight-complex="normal"/>
    </style:style>
    <style:style style:name="T407" style:family="text">
      <style:text-properties fo:font-weight="normal" officeooo:rsid="026733cd" style:language-asian="zh" style:country-asian="CN" style:font-weight-asian="normal" style:language-complex="hi" style:country-complex="IN" style:font-weight-complex="normal"/>
    </style:style>
    <style:style style:name="T408" style:family="text">
      <style:text-properties fo:font-weight="normal" officeooo:rsid="02b59bd0" style:language-asian="zh" style:country-asian="CN" style:font-weight-asian="normal" style:language-complex="hi" style:country-complex="IN" style:font-weight-complex="normal"/>
    </style:style>
    <style:style style:name="T409" style:family="text">
      <style:text-properties fo:font-weight="normal" officeooo:rsid="02bee4e5" style:language-asian="zh" style:country-asian="CN" style:font-weight-asian="normal" style:language-complex="hi" style:country-complex="IN" style:font-weight-complex="normal"/>
    </style:style>
    <style:style style:name="T410" style:family="text">
      <style:text-properties fo:font-weight="normal" officeooo:rsid="02ce5ac6" style:language-asian="zh" style:country-asian="CN" style:font-weight-asian="normal" style:language-complex="hi" style:country-complex="IN" style:font-weight-complex="normal"/>
    </style:style>
    <style:style style:name="T411" style:family="text">
      <style:text-properties fo:font-weight="normal" officeooo:rsid="044c7f22" style:language-asian="zh" style:country-asian="CN" style:font-weight-asian="normal" style:language-complex="hi" style:country-complex="IN" style:font-weight-complex="normal"/>
    </style:style>
    <style:style style:name="T412" style:family="text">
      <style:text-properties officeooo:rsid="00add673"/>
    </style:style>
    <style:style style:name="T413" style:family="text">
      <style:text-properties fo:font-style="italic" style:font-style-asian="italic" style:font-style-complex="italic"/>
    </style:style>
    <style:style style:name="T414" style:family="text">
      <style:text-properties fo:font-style="italic" officeooo:rsid="00d764e5" style:font-style-asian="italic" style:font-style-complex="italic"/>
    </style:style>
    <style:style style:name="T415" style:family="text">
      <style:text-properties fo:font-style="italic" style:language-asian="zh" style:country-asian="CN" style:font-style-asian="italic" style:language-complex="hi" style:country-complex="IN" style:font-style-complex="italic"/>
    </style:style>
    <style:style style:name="T416" style:family="text">
      <style:text-properties officeooo:rsid="00ae7550"/>
    </style:style>
    <style:style style:name="T417" style:family="text">
      <style:text-properties officeooo:rsid="00b6e631"/>
    </style:style>
    <style:style style:name="T418" style:family="text">
      <style:text-properties officeooo:rsid="00be108e"/>
    </style:style>
    <style:style style:name="T419" style:family="text">
      <style:text-properties officeooo:rsid="00c9489c"/>
    </style:style>
    <style:style style:name="T420" style:family="text">
      <style:text-properties officeooo:rsid="00c9a82e"/>
    </style:style>
    <style:style style:name="T421" style:family="text">
      <style:text-properties officeooo:rsid="00cd7d83"/>
    </style:style>
    <style:style style:name="T422" style:family="text">
      <style:text-properties officeooo:rsid="00d45f12"/>
    </style:style>
    <style:style style:name="T423" style:family="text">
      <style:text-properties officeooo:rsid="00d764e5"/>
    </style:style>
    <style:style style:name="T424" style:family="text">
      <style:text-properties fo:font-style="normal" style:font-style-asian="normal" style:font-style-complex="normal"/>
    </style:style>
    <style:style style:name="T425" style:family="text">
      <style:text-properties fo:font-style="normal" officeooo:rsid="00d764e5" style:font-style-asian="normal" style:font-style-complex="normal"/>
    </style:style>
    <style:style style:name="T426" style:family="text">
      <style:text-properties fo:font-style="normal" officeooo:rsid="018d47b3" style:font-style-asian="normal" style:font-style-complex="normal"/>
    </style:style>
    <style:style style:name="T427" style:family="text">
      <style:text-properties fo:font-style="normal" officeooo:rsid="018dcad6" style:font-style-asian="normal" style:font-style-complex="normal"/>
    </style:style>
    <style:style style:name="T428" style:family="text">
      <style:text-properties fo:font-style="normal" officeooo:rsid="02a26a1f" style:font-style-asian="normal" style:font-style-complex="normal"/>
    </style:style>
    <style:style style:name="T429" style:family="text">
      <style:text-properties fo:font-style="normal" officeooo:rsid="02ad7f0c" style:font-style-asian="normal" style:font-style-complex="normal"/>
    </style:style>
    <style:style style:name="T430" style:family="text">
      <style:text-properties fo:font-style="normal" officeooo:rsid="02b6eb0b" style:font-style-asian="normal" style:font-style-complex="normal"/>
    </style:style>
    <style:style style:name="T431" style:family="text">
      <style:text-properties fo:font-style="normal" officeooo:rsid="04a2b6bc" style:font-style-asian="normal" style:font-style-complex="normal"/>
    </style:style>
    <style:style style:name="T432" style:family="text">
      <style:text-properties fo:font-style="normal" officeooo:rsid="04c82a99" style:font-style-asian="normal" style:font-style-complex="normal"/>
    </style:style>
    <style:style style:name="T433" style:family="text">
      <style:text-properties fo:font-style="normal" officeooo:rsid="02dbd03c" style:font-style-asian="normal" style:font-style-complex="normal"/>
    </style:style>
    <style:style style:name="T434" style:family="text">
      <style:text-properties fo:font-style="normal" officeooo:rsid="02dd00f4" style:font-style-asian="normal" style:font-style-complex="normal"/>
    </style:style>
    <style:style style:name="T435" style:family="text">
      <style:text-properties fo:font-style="normal" officeooo:rsid="0392b327" style:font-style-asian="normal" style:font-style-complex="normal"/>
    </style:style>
    <style:style style:name="T436" style:family="text">
      <style:text-properties fo:font-style="normal" officeooo:rsid="0382ac56" style:font-style-asian="normal" style:font-style-complex="normal"/>
    </style:style>
    <style:style style:name="T437" style:family="text">
      <style:text-properties fo:font-style="normal" officeooo:rsid="02fae40f" style:font-style-asian="normal" style:font-style-complex="normal"/>
    </style:style>
    <style:style style:name="T438" style:family="text">
      <style:text-properties fo:font-style="normal" style:language-asian="zh" style:country-asian="CN" style:font-style-asian="normal" style:language-complex="hi" style:country-complex="IN" style:font-style-complex="normal"/>
    </style:style>
    <style:style style:name="T439" style:family="text">
      <style:text-properties fo:font-style="normal" officeooo:rsid="00d764e5" style:language-asian="zh" style:country-asian="CN" style:font-style-asian="normal" style:language-complex="hi" style:country-complex="IN" style:font-style-complex="normal"/>
    </style:style>
    <style:style style:name="T440" style:family="text">
      <style:text-properties fo:font-style="normal" officeooo:rsid="017d066d" style:language-asian="zh" style:country-asian="CN" style:font-style-asian="normal" style:language-complex="hi" style:country-complex="IN" style:font-style-complex="normal"/>
    </style:style>
    <style:style style:name="T441" style:family="text">
      <style:text-properties fo:font-style="normal" officeooo:rsid="0291e20e" style:language-asian="zh" style:country-asian="CN" style:font-style-asian="normal" style:language-complex="hi" style:country-complex="IN" style:font-style-complex="normal"/>
    </style:style>
    <style:style style:name="T442" style:family="text">
      <style:text-properties fo:font-style="normal" officeooo:rsid="02952671" style:language-asian="zh" style:country-asian="CN" style:font-style-asian="normal" style:language-complex="hi" style:country-complex="IN" style:font-style-complex="normal"/>
    </style:style>
    <style:style style:name="T443" style:family="text">
      <style:text-properties officeooo:rsid="00dca976"/>
    </style:style>
    <style:style style:name="T444" style:family="text">
      <style:text-properties officeooo:rsid="00df6630"/>
    </style:style>
    <style:style style:name="T445" style:family="text">
      <style:text-properties officeooo:rsid="00e0fa29"/>
    </style:style>
    <style:style style:name="T446" style:family="text">
      <style:text-properties officeooo:rsid="00e55c61"/>
    </style:style>
    <style:style style:name="T447" style:family="text">
      <style:text-properties officeooo:rsid="00ebda56"/>
    </style:style>
    <style:style style:name="T448" style:family="text">
      <style:text-properties officeooo:rsid="00fb5816"/>
    </style:style>
    <style:style style:name="T449" style:family="text">
      <style:text-properties officeooo:rsid="0101fa07"/>
    </style:style>
    <style:style style:name="T450" style:family="text">
      <style:text-properties officeooo:rsid="01033554"/>
    </style:style>
    <style:style style:name="T451" style:family="text">
      <style:text-properties officeooo:rsid="010e7e41"/>
    </style:style>
    <style:style style:name="T452" style:family="text">
      <style:text-properties officeooo:rsid="0113f9ae"/>
    </style:style>
    <style:style style:name="T453" style:family="text">
      <style:text-properties officeooo:rsid="012c61d8"/>
    </style:style>
    <style:style style:name="T454" style:family="text">
      <style:text-properties officeooo:rsid="0134e24f"/>
    </style:style>
    <style:style style:name="T455" style:family="text">
      <style:text-properties officeooo:rsid="0138216c"/>
    </style:style>
    <style:style style:name="T456" style:family="text">
      <style:text-properties officeooo:rsid="0138c116"/>
    </style:style>
    <style:style style:name="T457" style:family="text">
      <style:text-properties officeooo:rsid="0144295d"/>
    </style:style>
    <style:style style:name="T458" style:family="text">
      <style:text-properties officeooo:rsid="014bddbf"/>
    </style:style>
    <style:style style:name="T459" style:family="text">
      <style:text-properties officeooo:rsid="014d9327"/>
    </style:style>
    <style:style style:name="T460" style:family="text">
      <style:text-properties officeooo:rsid="0168e36d"/>
    </style:style>
    <style:style style:name="T461" style:family="text">
      <style:text-properties officeooo:rsid="0169e2c0"/>
    </style:style>
    <style:style style:name="T462" style:family="text">
      <style:text-properties officeooo:rsid="0175dc14"/>
    </style:style>
    <style:style style:name="T463" style:family="text">
      <style:text-properties officeooo:rsid="01777a10"/>
    </style:style>
    <style:style style:name="T464" style:family="text">
      <style:text-properties officeooo:rsid="01783a84"/>
    </style:style>
    <style:style style:name="T465" style:family="text">
      <style:text-properties officeooo:rsid="0178c7fa"/>
    </style:style>
    <style:style style:name="T466" style:family="text">
      <style:text-properties officeooo:rsid="017d066d"/>
    </style:style>
    <style:style style:name="T467" style:family="text">
      <style:text-properties officeooo:rsid="01862a22"/>
    </style:style>
    <style:style style:name="T468" style:family="text">
      <style:text-properties officeooo:rsid="0187ec39"/>
    </style:style>
    <style:style style:name="T469" style:family="text">
      <style:text-properties officeooo:rsid="01887bfc"/>
    </style:style>
    <style:style style:name="T470" style:family="text">
      <style:text-properties officeooo:rsid="0191dfdb"/>
    </style:style>
    <style:style style:name="T471" style:family="text">
      <style:text-properties officeooo:rsid="01974f35"/>
    </style:style>
    <style:style style:name="T472" style:family="text">
      <style:text-properties officeooo:rsid="0198f00a"/>
    </style:style>
    <style:style style:name="T473" style:family="text">
      <style:text-properties officeooo:rsid="019a033f"/>
    </style:style>
    <style:style style:name="T474" style:family="text">
      <style:text-properties officeooo:rsid="019c8f14"/>
    </style:style>
    <style:style style:name="T475" style:family="text">
      <style:text-properties officeooo:rsid="01a41c60"/>
    </style:style>
    <style:style style:name="T476" style:family="text">
      <style:text-properties officeooo:rsid="01aad629"/>
    </style:style>
    <style:style style:name="T477" style:family="text">
      <style:text-properties officeooo:rsid="01ab4e75"/>
    </style:style>
    <style:style style:name="T478" style:family="text">
      <style:text-properties officeooo:rsid="01b0e7a3"/>
    </style:style>
    <style:style style:name="T479" style:family="text">
      <style:text-properties officeooo:rsid="01b326a1"/>
    </style:style>
    <style:style style:name="T480" style:family="text">
      <style:text-properties officeooo:rsid="01b57d45"/>
    </style:style>
    <style:style style:name="T481" style:family="text">
      <style:text-properties officeooo:rsid="01b58c3a"/>
    </style:style>
    <style:style style:name="T482" style:family="text">
      <style:text-properties officeooo:rsid="01b6d591"/>
    </style:style>
    <style:style style:name="T483" style:family="text">
      <style:text-properties officeooo:rsid="01cb53a6"/>
    </style:style>
    <style:style style:name="T484" style:family="text">
      <style:text-properties officeooo:rsid="01ccc22b"/>
    </style:style>
    <style:style style:name="T485" style:family="text">
      <style:text-properties officeooo:rsid="01ceb0b7"/>
    </style:style>
    <style:style style:name="T486" style:family="text">
      <style:text-properties officeooo:rsid="01d0c2aa"/>
    </style:style>
    <style:style style:name="T487" style:family="text">
      <style:text-properties officeooo:rsid="01d80117"/>
    </style:style>
    <style:style style:name="T488" style:family="text">
      <style:text-properties officeooo:rsid="01daab96"/>
    </style:style>
    <style:style style:name="T489" style:family="text">
      <style:text-properties officeooo:rsid="01dc0290"/>
    </style:style>
    <style:style style:name="T490" style:family="text">
      <style:text-properties officeooo:rsid="01dfb9d6"/>
    </style:style>
    <style:style style:name="T491" style:family="text">
      <style:text-properties officeooo:rsid="01e171a9"/>
    </style:style>
    <style:style style:name="T492" style:family="text">
      <style:text-properties fo:font-variant="small-caps" fo:color="#111111" loext:opacity="100%" style:text-outline="false" style:font-name="Mercury Text G2 Semibold" fo:font-size="14pt" fo:font-style="normal" fo:text-shadow="none" fo:font-weight="normal"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493" style:family="text">
      <style:text-properties fo:font-variant="small-caps" fo:color="#111111" loext:opacity="100%" style:text-outline="false" style:font-name="Mercury Text G2 Semibold"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494" style:family="text">
      <style:text-properties fo:font-variant="small-caps" fo:color="#111111" loext:opacity="100%" style:text-outline="false" style:font-name="Mercury Text G2 Semibold" fo:font-size="14pt" fo:font-style="normal" fo:text-shadow="non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495"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496"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497" style:family="text">
      <style:text-properties fo:font-variant="small-caps" fo:color="#1c1c1c" loext:opacity="100%" style:font-name="Goudy Old Style" fo:font-size="20pt" fo:font-style="normal" fo:text-shadow="none" fo:font-weight="bold" officeooo:rsid="024c6d91"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498" style:family="text">
      <style:text-properties fo:font-variant="small-caps" fo:color="#1c1c1c" loext:opacity="100%" style:font-name="Goudy Old Style" fo:font-size="20pt" fo:font-style="normal" fo:text-shadow="none" fo:font-weight="bold" officeooo:rsid="024cd562"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499" style:family="text">
      <style:text-properties fo:font-variant="small-caps" fo:color="#1c1c1c" loext:opacity="100%" style:font-name="Goudy Old Style" fo:font-size="20pt" fo:font-style="normal" fo:text-shadow="none" fo:font-weight="bold" officeooo:rsid="018f8f15"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500" style:family="text">
      <style:text-properties officeooo:rsid="01f0a8af"/>
    </style:style>
    <style:style style:name="T501" style:family="text">
      <style:text-properties officeooo:rsid="01f42d81"/>
    </style:style>
    <style:style style:name="T502" style:family="text">
      <style:text-properties officeooo:rsid="01f59d53"/>
    </style:style>
    <style:style style:name="T503" style:family="text">
      <style:text-properties officeooo:rsid="01ffceef"/>
    </style:style>
    <style:style style:name="T504" style:family="text">
      <style:text-properties officeooo:rsid="0201eaaf"/>
    </style:style>
    <style:style style:name="T505" style:family="text">
      <style:text-properties officeooo:rsid="020371a2"/>
    </style:style>
    <style:style style:name="T506" style:family="text">
      <style:text-properties officeooo:rsid="0204fa52"/>
    </style:style>
    <style:style style:name="T507" style:family="text">
      <style:text-properties officeooo:rsid="0207d1fb"/>
    </style:style>
    <style:style style:name="T508" style:family="text">
      <style:text-properties officeooo:rsid="020bcfb5"/>
    </style:style>
    <style:style style:name="T509" style:family="text">
      <style:text-properties officeooo:rsid="020bda56"/>
    </style:style>
    <style:style style:name="T510" style:family="text">
      <style:text-properties officeooo:rsid="02140853"/>
    </style:style>
    <style:style style:name="T511" style:family="text">
      <style:text-properties officeooo:rsid="02144cab"/>
    </style:style>
    <style:style style:name="T512" style:family="text">
      <style:text-properties officeooo:rsid="02164547"/>
    </style:style>
    <style:style style:name="T513" style:family="text">
      <style:text-properties officeooo:rsid="021f7a86"/>
    </style:style>
    <style:style style:name="T514" style:family="text">
      <style:text-properties officeooo:rsid="02215770"/>
    </style:style>
    <style:style style:name="T515" style:family="text">
      <style:text-properties officeooo:rsid="0221944c"/>
    </style:style>
    <style:style style:name="T516" style:family="text">
      <style:text-properties officeooo:rsid="022a16cb"/>
    </style:style>
    <style:style style:name="T517" style:family="text">
      <style:text-properties officeooo:rsid="022cb974"/>
    </style:style>
    <style:style style:name="T518" style:family="text">
      <style:text-properties officeooo:rsid="022d63d2"/>
    </style:style>
    <style:style style:name="T519" style:family="text">
      <style:text-properties officeooo:rsid="022ee44d"/>
    </style:style>
    <style:style style:name="T520" style:family="text">
      <style:text-properties officeooo:rsid="023a0ac6"/>
    </style:style>
    <style:style style:name="T521" style:family="text">
      <style:text-properties officeooo:rsid="023a552c"/>
    </style:style>
    <style:style style:name="T522" style:family="text">
      <style:text-properties officeooo:rsid="02412844"/>
    </style:style>
    <style:style style:name="T523" style:family="text">
      <style:text-properties officeooo:rsid="024c6d91"/>
    </style:style>
    <style:style style:name="T524" style:family="text">
      <style:text-properties officeooo:rsid="026a44ff"/>
    </style:style>
    <style:style style:name="T525" style:family="text">
      <style:text-properties officeooo:rsid="026ac25f"/>
    </style:style>
    <style:style style:name="T526" style:family="text">
      <style:text-properties officeooo:rsid="026d882e"/>
    </style:style>
    <style:style style:name="T527" style:family="text">
      <style:text-properties officeooo:rsid="026f331a"/>
    </style:style>
    <style:style style:name="T528" style:family="text">
      <style:text-properties officeooo:rsid="01f2ba10"/>
    </style:style>
    <style:style style:name="T529" style:family="text">
      <style:text-properties officeooo:rsid="02825743"/>
    </style:style>
    <style:style style:name="T530" style:family="text">
      <style:text-properties officeooo:rsid="02865955"/>
    </style:style>
    <style:style style:name="T531" style:family="text">
      <style:text-properties officeooo:rsid="0287a15f"/>
    </style:style>
    <style:style style:name="T532" style:family="text">
      <style:text-properties officeooo:rsid="028892ac"/>
    </style:style>
    <style:style style:name="T533" style:family="text">
      <style:text-properties officeooo:rsid="0288dd3b"/>
    </style:style>
    <style:style style:name="T534" style:family="text">
      <style:text-properties officeooo:rsid="028a05f2"/>
    </style:style>
    <style:style style:name="T535" style:family="text">
      <style:text-properties officeooo:rsid="028becc8"/>
    </style:style>
    <style:style style:name="T536" style:family="text">
      <style:text-properties officeooo:rsid="028c0ac2"/>
    </style:style>
    <style:style style:name="T537" style:family="text">
      <style:text-properties officeooo:rsid="0290a770"/>
    </style:style>
    <style:style style:name="T538" style:family="text">
      <style:text-properties officeooo:rsid="02924971"/>
    </style:style>
    <style:style style:name="T539" style:family="text">
      <style:text-properties officeooo:rsid="029983b5"/>
    </style:style>
    <style:style style:name="T540" style:family="text">
      <style:text-properties officeooo:rsid="029b1711"/>
    </style:style>
    <style:style style:name="T541" style:family="text">
      <style:text-properties officeooo:rsid="02a2e54b"/>
    </style:style>
    <style:style style:name="T542" style:family="text">
      <style:text-properties officeooo:rsid="02a3596c"/>
    </style:style>
    <style:style style:name="T543" style:family="text">
      <style:text-properties officeooo:rsid="02a377ea"/>
    </style:style>
    <style:style style:name="T544" style:family="text">
      <style:text-properties officeooo:rsid="02a517c0"/>
    </style:style>
    <style:style style:name="T545" style:family="text">
      <style:text-properties officeooo:rsid="02a93728"/>
    </style:style>
    <style:style style:name="T546" style:family="text">
      <style:text-properties officeooo:rsid="02abae73"/>
    </style:style>
    <style:style style:name="T547" style:family="text">
      <style:text-properties officeooo:rsid="02ad7f0c"/>
    </style:style>
    <style:style style:name="T548" style:family="text">
      <style:text-properties officeooo:rsid="02b3db1c"/>
    </style:style>
    <style:style style:name="T549" style:family="text">
      <style:text-properties officeooo:rsid="02b51dec"/>
    </style:style>
    <style:style style:name="T550" style:family="text">
      <style:text-properties style:text-position="0% 100%"/>
    </style:style>
    <style:style style:name="T551" style:family="text">
      <style:text-properties officeooo:rsid="02bcf71f"/>
    </style:style>
    <style:style style:name="T552" style:family="text">
      <style:text-properties officeooo:rsid="02bdc0a9"/>
    </style:style>
    <style:style style:name="T553" style:family="text">
      <style:text-properties officeooo:rsid="02be449a"/>
    </style:style>
    <style:style style:name="T554" style:family="text">
      <style:text-properties officeooo:rsid="02c0b115"/>
    </style:style>
    <style:style style:name="T555" style:family="text">
      <style:text-properties officeooo:rsid="02c87135"/>
    </style:style>
    <style:style style:name="T556" style:family="text">
      <style:text-properties officeooo:rsid="02cbf581"/>
    </style:style>
    <style:style style:name="T557" style:family="text">
      <style:text-properties officeooo:rsid="04b1d529"/>
    </style:style>
    <style:style style:name="T558" style:family="text">
      <style:text-properties officeooo:rsid="04b3be64"/>
    </style:style>
    <style:style style:name="T559" style:family="text">
      <style:text-properties officeooo:rsid="02cdf642"/>
    </style:style>
    <style:style style:name="T560" style:family="text">
      <style:text-properties officeooo:rsid="047ce65c"/>
    </style:style>
    <style:style style:name="T561" style:family="text">
      <style:text-properties officeooo:rsid="0480ff49"/>
    </style:style>
    <style:style style:name="T562" style:family="text">
      <style:text-properties officeooo:rsid="047eb831"/>
    </style:style>
    <style:style style:name="T563" style:family="text">
      <style:text-properties officeooo:rsid="04bd2dd2"/>
    </style:style>
    <style:style style:name="T564" style:family="text">
      <style:text-properties officeooo:rsid="02d0276b"/>
    </style:style>
    <style:style style:name="T565" style:family="text">
      <style:text-properties officeooo:rsid="042cfa3c"/>
    </style:style>
    <style:style style:name="T566" style:family="text">
      <style:text-properties officeooo:rsid="04dd9e2c"/>
    </style:style>
    <style:style style:name="T567" style:family="text">
      <style:text-properties officeooo:rsid="040cfbd7"/>
    </style:style>
    <style:style style:name="T568" style:family="text">
      <style:text-properties officeooo:rsid="02d2c0ae"/>
    </style:style>
    <style:style style:name="T569" style:family="text">
      <style:text-properties officeooo:rsid="04c82a99"/>
    </style:style>
    <style:style style:name="T570" style:family="text">
      <style:text-properties officeooo:rsid="04c93ff6"/>
    </style:style>
    <style:style style:name="T571" style:family="text">
      <style:text-properties officeooo:rsid="04d40225"/>
    </style:style>
    <style:style style:name="T572" style:family="text">
      <style:text-properties officeooo:rsid="04d3c2ec"/>
    </style:style>
    <style:style style:name="T573" style:family="text">
      <style:text-properties officeooo:rsid="037e62c7"/>
    </style:style>
    <style:style style:name="T574" style:family="text">
      <style:text-properties officeooo:rsid="038020f2"/>
    </style:style>
    <style:style style:name="T575" style:family="text">
      <style:text-properties officeooo:rsid="037eb789"/>
    </style:style>
    <style:style style:name="T576" style:family="text">
      <style:text-properties officeooo:rsid="04dea9bc"/>
    </style:style>
    <style:style style:name="T577" style:family="text">
      <style:text-properties officeooo:rsid="0384b5ec"/>
    </style:style>
    <style:style style:name="T578" style:family="text">
      <style:text-properties officeooo:rsid="0392b327"/>
    </style:style>
    <style:style style:name="T579" style:family="text">
      <style:text-properties officeooo:rsid="02e56172"/>
    </style:style>
    <style:style style:name="T580" style:family="text">
      <style:text-properties officeooo:rsid="04e02ba0"/>
    </style:style>
    <style:style style:name="T581" style:family="text">
      <style:text-properties officeooo:rsid="03b6c320"/>
    </style:style>
    <style:style style:name="T582" style:family="text">
      <style:text-properties officeooo:rsid="03b3207d"/>
    </style:style>
    <style:style style:name="T583" style:family="text">
      <style:text-properties officeooo:rsid="044111a1"/>
    </style:style>
    <style:style style:name="T584" style:family="text">
      <style:text-properties officeooo:rsid="03b8148d"/>
    </style:style>
    <style:style style:name="T585" style:family="text">
      <style:text-properties officeooo:rsid="04838ce1"/>
    </style:style>
    <style:style style:name="T586" style:family="text">
      <style:text-properties officeooo:rsid="04882453"/>
    </style:style>
    <style:style style:name="T587" style:family="text">
      <style:text-properties officeooo:rsid="04858256"/>
    </style:style>
    <style:style style:name="T588" style:family="text">
      <style:text-properties officeooo:rsid="0485870e"/>
    </style:style>
    <style:style style:name="T589" style:family="text">
      <style:text-properties officeooo:rsid="049b1ae8"/>
    </style:style>
    <style:style style:name="T590" style:family="text">
      <style:text-properties officeooo:rsid="045f324a"/>
    </style:style>
    <style:style style:name="T591" style:family="text">
      <style:text-properties officeooo:rsid="04233fd3"/>
    </style:style>
    <style:style style:name="T592" style:family="text">
      <style:text-properties officeooo:rsid="03dd5836"/>
    </style:style>
    <style:style style:name="T593" style:family="text">
      <style:text-properties officeooo:rsid="04232152"/>
    </style:style>
    <style:style style:name="T594" style:family="text">
      <style:text-properties officeooo:rsid="03eb4e66"/>
    </style:style>
    <style:style style:name="T595" style:family="text">
      <style:text-properties officeooo:rsid="0428e77c"/>
    </style:style>
    <style:style style:name="T596" style:family="text">
      <style:text-properties officeooo:rsid="0209388c"/>
    </style:style>
    <style:style style:name="T597" style:family="text">
      <style:text-properties officeooo:rsid="03d6b1b7"/>
    </style:style>
    <style:style style:name="T598" style:family="text">
      <style:text-properties officeooo:rsid="03d53099"/>
    </style:style>
    <style:style style:name="T599" style:family="text">
      <style:text-properties officeooo:rsid="03d278d2"/>
    </style:style>
    <style:style style:name="T600" style:family="text">
      <style:text-properties officeooo:rsid="03d42c0b"/>
    </style:style>
    <style:style style:name="T601" style:family="text">
      <style:text-properties officeooo:rsid="04473d8a"/>
    </style:style>
    <style:style style:name="T602" style:family="text">
      <style:text-properties officeooo:rsid="03da142e"/>
    </style:style>
    <style:style style:name="T603" style:family="text">
      <style:text-properties officeooo:rsid="03f830d0"/>
    </style:style>
    <style:style style:name="T604" style:family="text">
      <style:text-properties officeooo:rsid="0002aad0"/>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16">They are paragons of mankind, representing Humanity at its most extremes. Whatever a Solar sets their mind to, <text:span text:style-name="T413">it will be done.</text:span></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 <text:span text:style-name="T544">by those who blame them for the fall of the First Age.</text:span></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 These are questions that might just be answered, as the Sun has started Exalting his chosen in unprecedented number.</text:p>
        <table:table table:name="Table1" table:style-name="Table1">
          <table:table-column table:style-name="Table1.A"/>
          <table:table-row table:style-name="Table1.1">
            <table:table-cell table:style-name="Table1.A1" office:value-type="string">
              <text:p text:style-name="P148">How is the Unconquered Sun doing?</text:p>
              <text:p text:style-name="P5">The Unconquered Sun was greatly wounded in the First Age—the attempt on his life leaving behind great scars. Beyond that fact, and the fact that Exalting his Chosen comes at a cost to him—there is little given of the Sun’s condition to mere Mortals.</text:p>
              <text:p text:style-name="P5">It could simply be that he has taken this long of time to heal, and only now has he recuperated enough to bring his Chosen back en masse. It could be that this is his last gasp—a <text:span text:style-name="T543">b</text:span>laze of <text:span text:style-name="T543">g</text:span>lory <text:span text:style-name="T543">as he fades into the great unknown. More than likely it falls in between the two.</text:span></text:p>
              <text:p text:style-name="P6">Ultimately, though, this is a story of the <text:span text:style-name="T413">Exalted</text:span><text:span text:style-name="T424">, not the Unconquered Sun, so use what best fits your campaign.</text:span></text:p>
            </table:table-cell>
          </table:table-row>
        </table:table>
        <text:h text:style-name="P313"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314" text:outline-level="3">Solars as Protagonists</text:h>
        <text:p text:style-name="P16">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16">They will never will think of themselves as being in the wrong. To them, they are always the hero—no matter what drastic actions they take or people they hurt along the way.</text:p>
        <text:h text:style-name="P306" text:outline-level="2"><text:soft-page-break/>Solar Bonuses</text:h>
        <text:h text:style-name="P315" text:outline-level="3">Skilled Start</text:h>
        <text:p text:style-name="P36">The Solar starts with <text:span text:style-name="T109">3</text:span><text:span text:style-name="T66"> extra </text:span><text:span text:style-name="T108">dots</text:span><text:span text:style-name="T278"> of abilities during character creation. These points may raise abilities past </text:span><text:span text:style-name="T66">3</text:span><text:span text:style-name="T278">.</text:span></text:p>
        <text:h text:style-name="P316" text:outline-level="3">Expanded Mote Pool</text:h>
        <text:p text:style-name="P37"><text:span text:style-name="T286">T</text:span><text:span text:style-name="T278">he Solar expands their mote pool permanently by </text:span><text:span text:style-name="T66">2 motes.</text:span></text:p>
        <text:h text:style-name="Heading_20_3" text:outline-level="3">Supernal Force</text:h>
        <text:p text:style-name="P200">A Solar is able to <text:span text:style-name="T417">push themselves beyond normal capabilities. They may purchase Greater Charms of their Caste at Essence 1, and Capstone Charms of their Caste at Essence 3. <text:s/></text:span><text:span text:style-name="T418">Twilight Caste Solars may do the same with Greater and Capstone Spells.</text:span></text:p>
        <text:p text:style-name="P201">Solars <text:span text:style-name="T149">may choose a single Martial Arts, which will follow this same advantage.</text:span></text:p>
        <text:p text:style-name="P159">At Character Creation, you must still purchase 3 Lesser Powers, but may purchase the Greater Charms with the bonus experience.</text:p>
        <text:h text:style-name="Heading_20_3" text:outline-level="3">Solar Excellency</text:h>
        <text:p text:style-name="P202"><text:span text:style-name="T14">At the cost of 1 Limit, the Solar </text:span><text:span text:style-name="T266">g</text:span><text:span text:style-name="T267">ain</text:span><text:span text:style-name="T266">s</text:span><text:span text:style-name="T267"> successes equal to the Rating of the Ability used on </text:span><text:span text:style-name="T268">the</text:span><text:span text:style-name="T267"> roll. <text:s/></text:span><text:span text:style-name="T269">For example, if they rolled (Dexterity [3] + Stealth [4]), they could immediately gain 4 successes. <text:s/>This cannot be used on derived static values, such as Resolve or Evasion.</text:span></text:p>
        <text:p text:style-name="P203"><text:span text:style-name="T270">Like most Excellencies, t</text:span><text:span text:style-name="T265">his may be used after the roll is normally determined.</text:span></text:p>
        <table:table table:name="Table45" table:style-name="Table45">
          <table:table-column table:style-name="Table45.A"/>
          <table:table-row table:style-name="Table45.1">
            <table:table-cell table:style-name="Table45.A1" office:value-type="string">
              <text:p text:style-name="P147">Soulfire</text:p>
              <text:p text:style-name="P198">The <text:span text:style-name="T1">boundless</text:span> essence of a Solar <text:span text:style-name="T1">is, in itself, a dangerous weapon. With certain charms and actions, the Solar can lance out their anima itself as an extension of themselves.</text:span></text:p>
              <text:p text:style-name="P198">This Soulfire is particularly threatening to Creatures of Darkness.</text:p>
              <text:h text:style-name="Heading_20_3" text:outline-level="3"><text:bookmark-start text:name="Creatures of Darkness"/>Creatures of Darkness<text:bookmark-end text:name="Creatures of Darkness"/></text:h>
              <text:p text:style-name="P198">These are any Spirits, demons, or other supernatural creatures whose bodies and nature recoil at the sight of the Sun and his Chosen. The following are a broad stroke classification of Creatures of Darkness:</text:p>
              <text:list xml:id="list390370859" text:style-name="Exalt_20_Dot">
                <text:list-item>
                  <text:p text:style-name="P234">Denizens of the Underworld, such as ghosts, specters, and zombies, and even its champions, the Abyssal Exalted.</text:p>
                </text:list-item>
                <text:list-item>
                  <text:p text:style-name="P234">Any Spirits of the Night, those gods and monsters of Creation that live in the shadows of reality. Luna and her chosen are not part of this classification.</text:p>
                </text:list-item>
                <text:list-item>
                  <text:p text:style-name="P234">Demons descended from the Ebon Dragon.</text:p>
                </text:list-item>
              </text:list>
              <text:p text:style-name="P4">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able:table-cell>
          </table:table-row>
        </table:table>
        <text:p text:style-name="Exalted"/>
        <text:h text:style-name="P307" text:outline-level="2">Great Curse</text:h>
        <text:p text:style-name="P38">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318" text:outline-level="3">All-Consuming Grief</text:h>
        <text:p text:style-name="P38">The horrors of the world become too much to bear, and the Solar shuts down, weeping tears at the great injustices that they perceive. They may turn to purifying rituals in an attempt to heal the soul of the world, or even themselves.</text:p>
        <text:h text:style-name="P318" text:outline-level="3">Contempt of the Virtuous</text:h>
        <text:p text:style-name="P38">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318" text:outline-level="3">Crushing Doubt</text:h>
        <text:p text:style-name="P38">The burden of the world is too much for the Solar to take, and they become filled with self-doubt and depression. The simplest of tasks becomes unbearable, the smallest of responsibilities just a chance to fail yet again.</text:p>
        <text:h text:style-name="P318" text:outline-level="3">Deliberate Cruelty</text:h>
        <text:p text:style-name="P38">The world is a broken place, why fight it any longer? The Solar snaps at those closest to them, speaking words of biting retort that pierce hearts with unerring accuracy and painful depths.</text:p>
        <text:h text:style-name="P318" text:outline-level="3">Heart of Flint</text:h>
        <text:p text:style-name="P29">Caring for others is too much of a hassle, and too much pain. The Solar becomes a machine of pure logic, following a path devoid of empathy and feeling.</text:p>
        <text:h text:style-name="P308" text:outline-level="2"><text:soft-page-break/>Solar <text:span text:style-name="T502">Anima</text:span> <text:span text:style-name="T495">Banners</text:span> </text:h>
        <text:p text:style-name="P30"><text:span text:style-name="T528">The anima of Solars </text:span><text:span text:style-name="T501">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309" text:outline-level="2"><text:span text:style-name="T499">Solar </text:span><text:span text:style-name="T496">Anima Powers</text:span></text:h>
        <text:h text:style-name="Heading_20_3" text:outline-level="3">Dawn</text:h>
        <text:p text:style-name="P60">The Dawn Caste come from those of raw military strength—warriors, generals, strategists, rebel fighters. Their physical might is unparalleled, nor their ability to coordinate and command others.</text:p>
        <text:p text:style-name="P144">Fearsome Visage</text:p>
        <text:p text:style-name="P129"><text:span text:style-name="T392">Reflexively spend </text:span><text:span text:style-name="T394">1</text:span><text:span text:style-name="T391"> Anima. </text:span><text:span text:style-name="T163">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125">Daybreak</text:p>
        <text:p text:style-name="P208"><text:span text:style-name="T228">Nothing can </text:span><text:span text:style-name="T229">outrun the advancing light of a sunrise. </text:span><text:span text:style-name="T251">Reflexively </text:span><text:span text:style-name="T252">Spend </text:span><text:span text:style-name="T253">2</text:span><text:span text:style-name="T229"> Anima </text:span><text:span text:style-name="T254">and i</text:span><text:span text:style-name="T316">mmediately Strike </text:span><text:span text:style-name="T317">your</text:span><text:span text:style-name="T316"> target again. </text:span><text:span text:style-name="T318">This does not take an action. </text:span><text:span text:style-name="T347">This may be used once per Combat without a Strife to reset the limit.</text:span></text:p>
        <text:p text:style-name="P131"/>
        <text:h text:style-name="Heading_20_3" text:outline-level="3">Zenith</text:h>
        <text:p text:style-name="P140">Priests, zealots, and orators embody the spirit of the Zenith, who gaze upon their <text:span text:style-name="T149">inevitable followers with the fire of the Sun in their hearts, spurring them forward into the shadows.</text:span></text:p>
        <text:p text:style-name="P124">Divine Mandate</text:p>
        <text:p text:style-name="P130"><text:span text:style-name="T463">Spend </text:span><text:span text:style-name="T467">2</text:span> Anima. <text:span text:style-name="T164">The mark of the Sun appears on their brow of the Zenith, an</text:span><text:span text:style-name="T165">d </text:span><text:span text:style-name="T186">a</text:span><text:span text:style-name="T164">ll ghosts, spirits, gods, or any other dematerialized beings </text:span><text:span text:style-name="T165">are forced </text:span><text:span text:style-name="T171">to</text:span><text:span text:style-name="T165"> revealing themselves for the </text:span><text:span text:style-name="T164">Scene. </text:span><text:span text:style-name="T169">Additionally, the Zenith may send any willing or subdued ghosts </text:span><text:span text:style-name="T170">directly to </text:span><text:span text:style-name="T186">into the cycle of Reincarnation, releasing them from their torment.</text:span></text:p>
        <text:p text:style-name="Heading_20_4">Passion of the Heart</text:p>
        <text:p text:style-name="P141">The Zenith’s words <text:span text:style-name="T413">will be heard.</text:span><text:span text:style-name="T424"> </text:span><text:span text:style-name="T426">Once per Session, s</text:span><text:span text:style-name="T424">pend 5 Anima, </text:span><text:span text:style-name="T427">and f</text:span><text:span text:style-name="T424">orc</text:span><text:span text:style-name="T427">e</text:span><text:span text:style-name="T424"> all who witness them in their moment to gain one of their Intimacies, at least for a day.</text:span></text:p>
        <text:p text:style-name="P120"/>
        <text:h text:style-name="Heading_20_3" text:outline-level="3">Twilight</text:h>
        <text:p text:style-name="P142">Knowledge—in all its forms—is the domain of the Twilight Caste. They are undoubted geniuses in <text:span text:style-name="T149">whatever</text:span> fields they choose to study: engineers, doctors, <text:span text:style-name="T470">and </text:span>scholars.</text:p>
        <text:p text:style-name="Heading_20_4">Brilliant Mind</text:p>
        <text:p text:style-name="P137"><text:span text:style-name="T460">Once per Session, </text:span><text:span text:style-name="T464">spend 3 Anima.</text:span><text:span text:style-name="T460"> </text:span>The Twilight’s mind brims with possibilities <text:span text:style-name="T461">they see unfolding before them. </text:span><text:span text:style-name="T464">P</text:span>redict a sequence of events that <text:span text:style-name="T464">will happen in the scene, which is now considered a fac</text:span><text:span text:style-name="T465">t so long as there is no interference.</text:span></text:p>
        <text:p text:style-name="P128">Anima Assistant</text:p>
        <text:p text:style-name="P199"><text:span text:style-name="T515">Spend 2 Anima. You shed </text:span><text:span text:style-name="T189">a portion of you</text:span><text:span text:style-name="T515"> anima into glowing, burning shell(s) of your choice of shape—either a single creature, or a </text:span><text:span text:style-name="T189">group</text:span><text:span text:style-name="T515"> of </text:span><text:span text:style-name="T189">small</text:span><text:span text:style-name="T515"> creatures. These assistant(s) are an extension of yourself—a perfect execution of your will. They are represented as a 4-dot Ally.</text:span></text:p>
        <text:h text:style-name="Heading_20_3" text:outline-level="3">Night</text:h>
        <text:p text:style-name="P142">Even when the Sun sets, his presence <text:span text:style-name="T468">can be felt everywhere. The Night caste embody divine determination: they will do whatever needs to be done, in any way necessary.</text:span></text:p>
        <text:p text:style-name="P127">Silen<text:span text:style-name="T469">t Presence</text:span></text:p>
        <text:p text:style-name="P138"><text:span text:style-name="T319">Reflexively spending 2 Anima, the Night Caste folds their </text:span><text:span text:style-name="T230">essence</text:span><text:span text:style-name="T319"> inwards, using it to muffle all of their movements in the Scene. No sound is uttered, nor footsteps imprinted into the dirt. No circumstantial evidence of the Solar will exist after the scene.</text:span></text:p>
        <text:p text:style-name="Heading_20_4">Shadow Watch</text:p>
        <text:p text:style-name="P139"><text:span text:style-name="T166">Once per Session, the Night Caste </text:span><text:span text:style-name="T168">may immediately</text:span><text:span text:style-name="T166"> Recall a Fact </text:span><text:span text:style-name="T167">of something they have done in the past that immediately benefits them now—such as tailing someone to discover a Secret, or planting false evidence.</text:span></text:p>
        <text:p text:style-name="P61"/>
        <text:h text:style-name="Heading_20_3" text:outline-level="3">Eclipse</text:h>
        <text:p text:style-name="P143">The Eclipse entreaty with all, ensuring that all are heard and understood. They are the diplomats, peacemakers, and merchants of the world, bridging it together into a beautiful harmony—one that they officiate.</text:p>
        <text:p text:style-name="P126">Oath-Binder</text:p>
        <text:p text:style-name="Exalted"><text:span text:style-name="T442">Once per Story, s</text:span><text:span text:style-name="T440">pend 4</text:span><text:span text:style-name="T438"> Anima, </text:span><text:span text:style-name="T440">and</text:span><text:span text:style-name="T275"> </text:span><text:span text:style-name="T276">s</text:span>anctify an Oath made <text:span text:style-name="T462">between </text:span><text:span text:style-name="T472">willing characters.</text:span> <text:span text:style-name="T472">Any who have sworn this oath will suffer</text:span><text:span text:style-name="T462"> Divine, </text:span><text:span text:style-name="T471">Storyteller-driven</text:span><text:span text:style-name="T462"> </text:span><text:span text:style-name="T471">r</text:span><text:span text:style-name="T462">etribution—</text:span><text:span text:style-name="T472">including the Player Characters.</text:span></text:p>
        <table:table table:name="Table2" table:style-name="Table2">
          <table:table-column table:style-name="Table2.A"/>
          <table:table-row table:style-name="Table2.1">
            <table:table-cell table:style-name="Table2.A1" office:value-type="string">
              <text:p text:style-name="P146">Oathbreaker</text:p>
              <text:p text:style-name="P145">Characters who break their oaths will find law<text:span text:style-name="T473">s</text:span> of <text:span text:style-name="T473">reality working against them. They often won’t be able</text:span> <text:span text:style-name="T473">perform tasks in ways they wish to, or will find massive Disadvantages to their actions.</text:span></text:p>
              <text:p text:style-name="P62">However, this should be used as a Story Device, not a punishment. Don’t blindly apply the disadvantages—make sure it only pops up in momentous situations.</text:p>
            </table:table-cell>
          </table:table-row>
        </table:table>
        <text:p text:style-name="Heading_20_4">Armistice</text:p>
        <text:p text:style-name="P123">The Eclipse is the ultimate diplomat, and can bring even hardened enemies to the table. <text:span text:style-name="T459">Once per Story, </text:span><text:span text:style-name="T466">spend 5 Anima and</text:span> force an armistice between two (or more) parties. For the next scene, all involved are forced to meet peacefully, and cannot attack each other during discussions.</text:p>
        <text:p text:style-name="P123"/>
      </text:section>
      <text:h text:style-name="P207" text:outline-level="1">Solar Charms</text:h>
      <text:h text:style-name="Heading_20_2" text:outline-level="2">Dawn <text:span text:style-name="T497">Caste</text:span></text:h>
      <text:p text:style-name="Exalted"/>
      <text:section text:style-name="Sect2" text:name="Section1">
        <text:p text:style-name="Greater_20_Charm">Lesser</text:p>
        <text:h text:style-name="P319" text:outline-level="3">Arrow Storm Technique</text:h>
        <text:p text:style-name="P214"><text:span text:style-name="T66">Type:</text:span> <text:span text:style-name="T1">Simple</text:span><text:line-break/><text:span text:style-name="T66">Cost: </text:span>2<text:span text:style-name="T1">m</text:span></text:p>
        <text:p text:style-name="P214">The sky becomes filled with a barrage of arrows, blotting out the celestial bodies with their mass before they come crashing down into their foes.</text:p>
        <text:p text:style-name="P223"><text:span text:style-name="T431">Attack up to (</text:span><text:span text:style-name="T432">Marks</text:span><text:span text:style-name="T433">manship</text:span><text:span text:style-name="T431">) foes in a single Zone with a dice roll. You</text:span><text:span text:style-name="T434">r deal no Base Damage on this attack, but do deal +2 damage to any Group.</text:span></text:p>
        <text:h text:style-name="Heading_20_3" text:outline-level="3">Burning Essence Strike</text:h>
        <text:p text:style-name="Exalted"><text:span text:style-name="T66">Type:</text:span> Supplemental<text:line-break/><text:span text:style-name="T66">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320" text:outline-level="3">Burning Mein</text:h>
        <text:p text:style-name="P176"><text:span text:style-name="T66">Type:</text:span> <text:span text:style-name="T153">Reflexive</text:span><text:line-break/><text:span text:style-name="T76">Cost:</text:span><text:span text:style-name="T290"> 2a</text:span></text:p>
        <text:p text:style-name="P176">The Solar gains momentum as the battle mounts. So long as they can see the battle is not fruitless, they can keep moving forward.</text:p>
        <text:p text:style-name="P176"><text:span text:style-name="T422">When</text:span> damaging a <text:span text:style-name="T422">foe that is not a Lesser Foe, regain (</text:span><text:span text:style-name="T193">Physique</text:span><text:span text:style-name="T422">) Health.</text:span></text:p>
        <text:h text:style-name="P321" text:outline-level="3">Bulwark Stance</text:h>
        <text:p text:style-name="P212"><text:span text:style-name="T41">Type: </text:span><text:span text:style-name="T18">Reflexive</text:span><text:span text:style-name="T17"><text:line-break/></text:span><text:span text:style-name="T44">Cost</text:span><text:span text:style-name="T41">: </text:span><text:span text:style-name="T18">1m</text:span></text:p>
        <text:p text:style-name="P212">You may reflexively defend anyone in your zone without taking an action.</text:p>
        <text:p text:style-name="P212"><text:span text:style-name="T201">A</text:span><text:span text:style-name="T202">dditionally, you may defend those in an adjacent Zone, reflexively moving towards them without an action. However, on your next turn, you lose an action.</text:span></text:p>
        <text:h text:style-name="P322" text:outline-level="3">Diamond-Body Mastery</text:h>
        <text:p text:style-name="P211"><text:span text:style-name="T66">Type:</text:span> Reflexive<text:line-break/><text:span text:style-name="T82">Cost:</text:span><text:span text:style-name="T296"> </text:span><text:span text:style-name="T324">1</text:span><text:span text:style-name="T296">m</text:span></text:p>
        <text:p text:style-name="P211">The Solar’s body becomes resistant to the world around them. <text:span text:style-name="T477">You may </text:span><text:span text:style-name="T176">negate up to</text:span><text:span text:style-name="T175"> (Essence)x2</text:span><text:span text:style-name="T477"> damage from Environmental effects.</text:span> This includes any moderate incidental scenery damage, such as crashing through glass windows or falling five stories.</text:p>
        <text:h text:style-name="P323" text:outline-level="3">Eagle-Wing Style</text:h>
        <text:p text:style-name="P220"><text:span text:style-name="T66">Type: </text:span>Supplemental; Scene<text:line-break/><text:span text:style-name="T66">Cost:</text:span> 1m</text:p>
        <text:p text:style-name="P220">By using the barest of scenery, be it lampposts, delicate tree branches, or even coins the Solar carries with them to launch against, and may leap effortlessly through the air. <text:span text:style-name="T478">So long as there is the most minimum of solid mass to propel themselves against, they may use it to keep leaping upwards.</text:span></text:p>
        <text:h text:style-name="P324" text:outline-level="3">Force-Delivering Blow</text:h>
        <text:p text:style-name="P210"><text:span text:style-name="T66">Type:</text:span> Supplemental<text:line-break/><text:span text:style-name="T66">Cost:</text:span> 1m</text:p>
        <text:p text:style-name="P8">On a successful Brawl hit, immediately knock the target back <text:span text:style-name="T560">up to</text:span> one Zone. <text:span text:style-name="T560">Against creatures of immense mass, such as those above an elephant, an </text:span><text:span text:style-name="T561">additional</text:span><text:span text:style-name="T560"> (Strength + Brawl) vs. Block </text:span><text:span text:style-name="T562">roll is required.</text:span></text:p>
        <text:h text:style-name="P325" text:outline-level="3">Heart of the Corona</text:h>
        <text:p text:style-name="P220"><text:span text:style-name="T66">Type:</text:span> <text:span text:style-name="T554">Simple</text:span><text:span text:style-name="T1"><text:line-break/></text:span><text:span text:style-name="T132">Cost: </text:span><text:span text:style-name="T395">2m</text:span></text:p>
        <text:p text:style-name="P220">Conjuring the deepest Intimacy, the Solar lashes out with a spike of Soulfire which cascades from enemy to enemy.</text:p>
        <text:p text:style-name="P12"><text:span text:style-name="T552">As a Strike, atta</text:span><text:span text:style-name="T553">c</text:span><text:span text:style-name="T552">k a</text:span>ll enemies in the Zone with an Essence lower than <text:span text:style-name="T552">your (Essence). </text:span><text:span text:style-name="T553">They</text:span> suffer <text:span text:style-name="T514">5+</text:span>(Essence) damage. Creatures of Darkness hit by the Solar Spike suffer an extra <text:span text:style-name="T514">2+</text:span>(<text:span text:style-name="T514">Essence</text:span>) damage.</text:p>
        <text:h text:style-name="P326" text:outline-level="3">Increasing Strength Exercise</text:h>
        <text:p text:style-name="P216"><text:span text:style-name="T41">Type:</text:span><text:span text:style-name="T17"> </text:span><text:span text:style-name="T18">Simple; Scene<text:line-break/></text:span><text:span text:style-name="T44">Cost:</text:span><text:span text:style-name="T18"> 1m</text:span></text:p>
        <text:p text:style-name="P216">The Exalt may lift, carry, haul, or otherwise exert such feats of strength far beyond their mortal limits—<text:span text:style-name="T575">performing duties deemed impossible </text:span><text:span text:style-name="T576">such as hefting an entire caravan over their head or lifting a building off of its foundations in a singular piece.</text:span></text:p>
        <text:p text:style-name="P11"><text:span text:style-name="T573">If a roll is required, they </text:span><text:span text:style-name="T574">are guaranteed a minimum of </text:span><text:span text:style-name="T573">(Strength) </text:span><text:span text:style-name="T574">successes on their roll.</text:span></text:p>
        <text:h text:style-name="P327" text:outline-level="3">Iron Whirlwind</text:h>
        <text:p text:style-name="P213"><text:span text:style-name="T66">Type: </text:span>Simple<text:line-break/><text:span text:style-name="T66">Cost: </text:span>2m</text:p>
        <text:p text:style-name="P213">With a rush of wind and flashing steel, the Exalt sweeps across the battlefield and cuts down all of their enemies.</text:p>
        <text:p text:style-name="P9">Make a Melee Strike <text:span text:style-name="T565">against up to (Melee) targets in the same Zone. If their Defense is less than the Strike, deal (½, rounded up) of your damage to each individual. </text:span></text:p>
        <text:h text:style-name="P353" text:outline-level="3"><text:soft-page-break/>Ox-Stunning Blow</text:h>
        <text:p text:style-name="P210"><text:span text:style-name="T66">Type: </text:span><text:span text:style-name="T410">Simple</text:span><text:line-break/><text:span text:style-name="T66">Cost: </text:span>1m</text:p>
        <text:p text:style-name="P7">Spend a Maneuver studying your foe. On your next successful Strike against that foe, immediately Stun them, forcing them to lose 1 of their next Actions and forcing them to make a successful Athletics check against 3 in order to move a Zone.</text:p>
        <text:p text:style-name="P8">If your Brawl Strike would place the character below 5 Health, the target is knocked unconscious, and will remain so for several hours unless specifically roused.</text:p>
        <text:h text:style-name="P354" text:outline-level="3">Perfect Strike</text:h>
        <text:p text:style-name="P213"><text:span text:style-name="T66">Type: </text:span>Supplemental<text:line-break/><text:span text:style-name="T66">Cost:</text:span> <text:span text:style-name="T567">(1</text:span>m <text:span text:style-name="T567">per </text:span><text:span text:style-name="T568">2x</text:span><text:span text:style-name="T567">Dmg.)</text:span></text:p>
        <text:p text:style-name="P10">For every mote spent, deal an extra <text:span text:style-name="T566">2x</text:span> Damage on a Strike. You may add no more than (<text:span text:style-name="T566">Essence + </text:span>Melee) damage this way.</text:p>
        <text:h text:style-name="P322" text:outline-level="3">Sledgehammer Strike</text:h>
        <text:p text:style-name="P211"><text:span text:style-name="T66">Type:</text:span> Supplemental<text:line-break/><text:span text:style-name="T66">Cost: </text:span>1m</text:p>
        <text:p text:style-name="P211">The fists of the Exalt can tear down even the most stubborn of structures, <text:span text:style-name="T563">pummeling it to oblivion.</text:span></text:p>
        <text:p text:style-name="P14"><text:span text:style-name="T52">Break through any non-magical or artifact barrier that is less think than 2 meters. </text:span><text:span text:style-name="T564">You may also</text:span><text:span text:style-name="T52"> gain +(2) dice on a “Break Scenery” Maneuve</text:span><text:span text:style-name="T564">r, and against any creatures made of earth, stone, or similar materials—such as Earth Elementals.</text:span></text:p>
        <text:h text:style-name="P355" text:outline-level="3">Solar Cross-Counter</text:h>
        <text:p text:style-name="P43"><text:span text:style-name="T66">Type:</text:span> Reflexive<text:line-break/><text:span text:style-name="T75">Cost: </text:span><text:span text:style-name="T289">2a</text:span></text:p>
        <text:p text:style-name="P43">After taking damage from an opponent in <text:span text:style-name="T476">their Zone</text:span>, the Solar may reflexively lash out and deal the same amount of <text:span text:style-name="T550">damage</text:span> to the opponent, capped at <text:span text:style-name="T530">5 + </text:span>(Essence) <text:span text:style-name="T531">per attack. <text:s/></text:span><text:span text:style-name="T551">They may choose to lower their defenses to 0 for this purpose—purposefully getting hit.</text:span></text:p>
        <text:h text:style-name="Heading_20_3" text:outline-level="3">Solar Spike</text:h>
        <text:p text:style-name="Exalted"><text:span text:style-name="T66">Type:</text:span> <text:span text:style-name="T1">Supplemental<text:line-break/></text:span><text:span text:style-name="T132">Cost: </text:span><text:span text:style-name="T1">2m</text:span></text:p>
        <text:p text:style-name="Exalted">Conjuring the deepest Intimacy, the Solar lashes out with a spike of Soulfire which cascades from enemy to enemy.</text:p>
        <text:p text:style-name="P218">Make an (<text:span text:style-name="T188">Wits</text:span> + Integrity) roll <text:span text:style-name="T513">+(Essence) extra dice</text:span>. All enemies in the Zone with an Essence lower than the result suffers <text:span text:style-name="T513">5+</text:span>(Essence) damage, as the bolt of light shines through and pierces through all of them. <text:span text:style-name="T1">Creatures of Darkness hit by the Solar Spike suffer an extra </text:span><text:span text:style-name="T10">2+</text:span><text:span text:style-name="T9">(</text:span><text:span text:style-name="T10">Essence</text:span><text:span text:style-name="T9">)</text:span><text:span text:style-name="T1"> damage.</text:span></text:p>
        <text:h text:style-name="P356" text:outline-level="3">Stubborn Boar Stance</text:h>
        <text:p text:style-name="P53"><text:span text:style-name="T66">Type:</text:span> Reflexive<text:line-break/><text:span text:style-name="T83">Cost: </text:span><text:span text:style-name="T297">1m</text:span></text:p>
        <text:p text:style-name="P91">The Solar stands as an indomitable barrier against all who would stand against them. Gain +(Essence) against any effects to knockback, pull, restrain, or otherwise physically alters the Exalt’s movement.</text:p>
        <text:h text:style-name="P357" text:outline-level="3">Visage of Force</text:h>
        <text:p text:style-name="P219"><text:span text:style-name="T41">Type:</text:span><text:span text:style-name="T17"> </text:span><text:span text:style-name="T18">Reflexive<text:line-break/></text:span><text:span text:style-name="T44">Cost:</text:span><text:span text:style-name="T18"> 1m</text:span></text:p>
        <text:p text:style-name="P67">All who gaze upon the Exalt can see that their threats are not empty. On attempts to intimidate, threaten, or otherwise coerce another through physical means, you may immediately add (<text:span text:style-name="T577">3</text:span>) <text:span text:style-name="T577">extra Dice</text:span>.</text:p>
        <text:p text:style-name="P39"><text:soft-page-break/>Greater</text:p>
        <text:h text:style-name="Heading_20_3" text:outline-level="3">Accuracy Without Distance</text:h>
        <text:p text:style-name="Exalted"><text:span text:style-name="T66">Type:</text:span> Supplemental<text:line-break/><text:span text:style-name="T66">Cost: </text:span>2<text:span text:style-name="T1">m</text:span></text:p>
        <text:p text:style-name="Exalted">Distance means nothing to the Solar, fully able to target their quarry no matter how far they are.</text:p>
        <text:p text:style-name="P16">When performing a ranged Attack, ignore any penalties caused by distance. This allows the Exalt to attack across any number of Zone boundaries. Without the use of other Powers, the quarry must still be perceived, and a clear shot still available.</text:p>
        <text:h text:style-name="P358" text:outline-level="3">Cancel the Apocalypse</text:h>
        <text:p text:style-name="P49"><text:span text:style-name="T66">Type:</text:span> <text:span text:style-name="T1">Simple<text:line-break/></text:span><text:span text:style-name="T138">Cost: </text:span><text:span text:style-name="T379">2a</text:span></text:p>
        <text:p text:style-name="P49">On a successful <text:span text:style-name="T458">Hit vs.</text:span> Evasion, the Exalt strikes at the foe, stopping an ongoing Scene-effect the target has initiated, and preventing them restarting it the next Round.</text:p>
        <text:p text:style-name="P49">This may also be used to halt a Sorcerer from completing a Spell.</text:p>
        <text:h text:style-name="P359" text:outline-level="3">Cutting Circle of Destruction</text:h>
        <text:p text:style-name="P40"><text:span text:style-name="T66">Type:</text:span> Supplemental<text:line-break/><text:span text:style-name="T73">Cost: </text:span><text:span text:style-name="T287">2</text:span><text:span text:style-name="T320">a</text:span></text:p>
        <text:p text:style-name="P40">The Solar’s weapon careens through the air, striking target after target.</text:p>
        <text:p text:style-name="P18">The Solar may target up to (<text:span text:style-name="T211">2+Essence</text:span>) enemies with thei<text:span text:style-name="T419">r Maneuver or Strike, </text:span><text:span text:style-name="T486">dealing full damage to each of them </text:span><text:span text:style-name="T420">so long as each target is a valid target.</text:span></text:p>
        <text:h text:style-name="P328" text:outline-level="3">Heavenly Guardian Defense</text:h>
        <text:p text:style-name="P26"><text:span text:style-name="T66">Type:</text:span> <text:span text:style-name="T518">Reflexive</text:span><text:line-break/><text:span text:style-name="T73">Cost: </text:span><text:span text:style-name="T328">1</text:span><text:span text:style-name="T329">a</text:span></text:p>
        <text:p text:style-name="P69">To strike against the unassailable Solar is foolishnes<text:span text:style-name="T522">s, as they can turn aside even the blasting of the hurricane winds.</text:span></text:p>
        <text:p text:style-name="P23"><text:span text:style-name="T320">I</text:span><text:span text:style-name="T278">mmediately increase all of your defenses </text:span><text:span text:style-name="T330">against a single attack</text:span><text:span text:style-name="T278"> by </text:span><text:span text:style-name="T345">2</text:span><text:span text:style-name="T278">.</text:span></text:p>
        <text:h text:style-name="P329" text:outline-level="3">Fire and Stones Strike</text:h>
        <text:p text:style-name="P22"><text:span text:style-name="T223">Type:</text:span><text:span text:style-name="T258"> </text:span><text:span text:style-name="T260">Reflexive</text:span><text:span text:style-name="T258"><text:line-break/></text:span><text:span text:style-name="T224">Cost: </text:span><text:span text:style-name="T259">2a</text:span></text:p>
        <text:p text:style-name="P25"><text:span text:style-name="T259">B</text:span><text:span text:style-name="T257">urning Essence wraps around the weapon of the Solar, and sears directly into the target’s Soul.</text:span></text:p>
        <text:p text:style-name="P75">After successfully hitting on a Strike, increase the damage dealt by the (Ability) rating used on the attack. If a Full hit, add an additional (<text:span text:style-name="T533">+</text:span>Essence) <text:span text:style-name="T532">damage.</text:span></text:p>
        <text:h text:style-name="P360" text:outline-level="3">Fiery Solar Chakram</text:h>
        <text:p text:style-name="P41"><text:span text:style-name="T66">Type:</text:span> Supplemental<text:line-break/><text:span text:style-name="T74">Cost: </text:span><text:span text:style-name="T288">2a</text:span></text:p>
        <text:p text:style-name="P41">Gathering anima into a burning and crackling aura, their weapon is infused with Soulfire and is hurled at their enemy. </text:p>
        <text:p text:style-name="P41">On a Decisive Attack, Gain (+<text:span text:style-name="T200">2</text:span>) successes on Accuracy and <text:span text:style-name="T555">+2 </text:span>damage. If the target is a Creature of Darkness, deal an additional (+Essence) damage.</text:p>
        <text:h text:style-name="P330" text:outline-level="3">Radiance of Blades</text:h>
        <text:p text:style-name="P24"><text:span text:style-name="T66">Type:</text:span><text:span text:style-name="T278"> </text:span><text:span text:style-name="T331">Simple</text:span><text:span text:style-name="T278"><text:line-break/></text:span><text:span text:style-name="T73">Cost: </text:span><text:span text:style-name="T332">3</text:span><text:span text:style-name="T329">a</text:span></text:p>
        <text:p text:style-name="P27"><text:span text:style-name="T329">A </text:span><text:span text:style-name="T278">thousand ephemeral weapons burst out of the Solar’s Anima, hurling themselves outward in a burst of light.</text:span></text:p>
        <text:p text:style-name="P74">Roll (Essence + Martial Ability). All enemies in the Zone with the Solar with an Evasion less than the roll are struck by the explosion of ephemeral steel, taking (<text:span text:style-name="T534">5)</text:span> damage, and becoming pinned by the spikes, unable to move until they spend a Maneuver to free themselves.</text:p>
        <text:h text:style-name="P361" text:outline-level="3">Whispered Prayers of Retribution</text:h>
        <text:p text:style-name="Exalted"><text:span text:style-name="T66">Type: </text:span><text:span text:style-name="T1">Supplemental; Scene<text:line-break/></text:span><text:span text:style-name="T132">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ext:s/><text:span text:style-name="T535">the higher of 3 or </text:span>the Solar’s (Essence) in order to take any action, or else become overwhelmed by the raw emotions. </text:p>
        <text:p text:style-name="P45">Dawn Caste Solars can impose fear and intimidation even to emotionless beings, and Zenith can cause awe and grief.</text:p>
        <text:p text:style-name="P45"/>
        <text:p text:style-name="P39"><text:soft-page-break/>Capstone</text:p>
        <text:h text:style-name="P362" text:outline-level="3">Searing Sunfire Interdiction</text:h>
        <text:p text:style-name="P42"><text:span text:style-name="T66">Type: </text:span><text:span text:style-name="T1">Simple<text:line-break/></text:span><text:span text:style-name="T132">Cost:</text:span><text:span text:style-name="T1"> 3a</text:span></text:p>
        <text:p text:style-name="P42">The Solar focuses all their Wrath into a single <text:span text:style-name="T517">Strike</text:span>, and selects a target <text:span text:style-name="T152">Zone.</text:span></text:p>
        <text:p text:style-name="P167"><text:span text:style-name="T152">A Strike of solid Soulfire</text:span> <text:span text:style-name="T172">crashes</text:span> down at the targeted location, dealing <text:span text:style-name="T536">5 + </text:span>(Essence) x<text:span text:style-name="T536">4</text:span><text:span text:style-name="T421">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h text:style-name="P331" text:outline-level="3">Mountain-Crossing leap Technique</text:h>
        <text:p text:style-name="P77"><text:span text:style-name="T66">Type:</text:span> <text:span text:style-name="T527">Supplemental</text:span><text:line-break/><text:span text:style-name="T93">Cost: </text:span><text:span text:style-name="T525">5m</text:span></text:p>
        <text:p text:style-name="P78">The anima of the Solar coils underneath them, reinforcing and empowering their leap.</text:p>
        <text:p text:style-name="P78">In one single bound, the Solar may cross an entire city, rolling (Strength + Athletics) to grant accuracy to the landing target—6 being required for a pinpoint landing across a city. </text:p>
        <text:p text:style-name="P16">If in combat, they may leap across all Zones with one movement.</text:p>
        <text:h text:style-name="P328" text:outline-level="3">Ready in Eight Directions Stance</text:h>
        <text:p text:style-name="P168"><text:span text:style-name="T66">Type: </text:span><text:span text:style-name="T326">Reflexive; </text:span><text:span text:style-name="T327">Turn</text:span><text:span text:style-name="T1"><text:line-break/></text:span><text:span text:style-name="T132">Cost:</text:span><text:span text:style-name="T1"> </text:span><text:span text:style-name="T11">1</text:span><text:span text:style-name="T1">a</text:span></text:p>
        <text:p text:style-name="P20">Feeling the pulse of battle, the Solar becomes attuned to every motion on the field, ready to strike out of sheer instinct.</text:p>
        <text:p text:style-name="P64">Against this and any attacks until the Solar’s next turn, they may reflexively counterattack with a Strike without consuming an action—so long as they are attacking a valid target.</text:p>
        <text:p text:style-name="P85">Note:<text:span text:style-name="T278"> To speed the counterattacks up, simply use the average of the Solar’s Accuracy pool.</text:span></text:p>
        <text:h text:style-name="P363" text:outline-level="3"/>
      </text:section>
      <text:h text:style-name="P310" text:outline-level="2">Zenith <text:span text:style-name="T16">C</text:span><text:span text:style-name="T523">aste</text:span></text:h>
      <text:section text:style-name="Sect2" text:name="Section7">
        <text:p text:style-name="P175"><text:span text:style-name="T1">Lesser</text:span> </text:p>
        <text:h text:style-name="P352" text:outline-level="3">Attentive Listener’s Ear</text:h>
        <text:p text:style-name="P283"><text:span text:style-name="T44">Type: </text:span><text:span text:style-name="T18">Simple<text:line-break/></text:span><text:span text:style-name="T44">Cost: </text:span><text:span text:style-name="T35">1</text:span><text:span text:style-name="T18">m</text:span></text:p>
        <text:p text:style-name="P225">The Exalt brings a friendly and relaxing air with them, pushing others to more easily speak their mind—and spill their secrets.</text:p>
        <text:p text:style-name="P237"><text:span text:style-name="T53">On any attempt to prod someone for information, sift through a rambling story, or otherwise parse a spoken testimony, gain +3 dice</text:span><text:span text:style-name="T54">.</text:span></text:p>
        <text:h text:style-name="P364" text:outline-level="3">Command-Breaking Stance</text:h>
        <text:p text:style-name="P13"><text:span text:style-name="T66">Type: </text:span>Simple<text:line-break/><text:span text:style-name="T66">Cost:</text:span> 1m</text:p>
        <text:p text:style-name="P222">A skilled commander knows what brings drilled groups together, and what can break them apart.</text:p>
        <text:p text:style-name="P222">The Exalt breaks up a group of Lesser Foes, causing their next actions to be lost as they reform.</text:p>
        <text:h text:style-name="P364" text:outline-level="3">Direct Orders</text:h>
        <text:p text:style-name="P222"><text:span text:style-name="T66">Type: </text:span>Simple; Scene<text:line-break/><text:span text:style-name="T66">Cost: </text:span>2m</text:p>
        <text:p text:style-name="P222">The Exalt may take charge of a group of allied Lesser Foes, directing their action, and granting them a moderate advantage on that action for the remainder of the scene. This boon cannot be stacked.</text:p>
        <text:h text:style-name="P364" text:outline-level="3">Fury Inciting Speech</text:h>
        <text:p text:style-name="P222"><text:span text:style-name="T66">Type:</text:span> Simple<text:line-break/><text:span text:style-name="T110">Cost: </text:span><text:span text:style-name="T349">1m</text:span></text:p>
        <text:p text:style-name="P222">The Exalt immediately Instills anger, rage, or a similar emotion into any mortal or sapient creature that can observe the Exalt with an Essence Rating less than their own.</text:p>
        <text:h text:style-name="P365" text:outline-level="3">Heart-Compelling Method</text:h>
        <text:p text:style-name="P44"><text:span text:style-name="T66">Type:</text:span> Simple; <text:span text:style-name="T423">Scene</text:span><text:line-break/><text:span text:style-name="T77">Cost: </text:span><text:span text:style-name="T291">2m</text:span></text:p>
        <text:p text:style-name="P44"><text:span text:style-name="T423">Perform a </text:span><text:span text:style-name="T479">S</text:span><text:span text:style-name="T423">ocial </text:span><text:span text:style-name="T479">roll</text:span><text:span text:style-name="T423"> vs. Resolve against a target. If successful, the Solar forces the target character to take an action—</text:span><text:span text:style-name="T414">any action—</text:span><text:span text:style-name="T425">that is in alignment with one of their Intimacies or Emotions.</text:span></text:p>
        <text:h text:style-name="P428" text:outline-level="3"><text:span text:style-name="T492">Inner Eye Focus</text:span></text:h>
        <text:p text:style-name="P230"><text:span text:style-name="T66">Type:</text:span> Reflexive; <text:span text:style-name="T589">Scene</text:span><text:line-break/><text:span text:style-name="T66">Cost: </text:span><text:span text:style-name="T355">2</text:span>m</text:p>
        <text:p text:style-name="P282">The Exalt may perceive all around them, relying on other senses or heightening their own until impediments such as smoke, fog, and natural darkness mean nothing.</text:p>
        <text:p text:style-name="P282"><text:span text:style-name="T54">The Exalt may immediately ignore any disadvantage caused by natural visual impediments, and can see just as clearly in the middle of the night as they could in day. </text:span></text:p>
        <text:h text:style-name="P419" text:outline-level="3">Organization of Command</text:h>
        <text:p text:style-name="P236"><text:span text:style-name="T66">Type:</text:span> Supplemental<text:line-break/><text:span text:style-name="T66">Cost:</text:span> <text:span text:style-name="T578">1</text:span>m</text:p>
        <text:p text:style-name="P236"><text:span text:style-name="T425">The Exalt may command across large groups with great ease. When commanding a Group to Perform a Task, the Exalt may </text:span><text:span text:style-name="T435">negate any Resolve bonus from being in a Group.</text:span></text:p>
        <text:h text:style-name="P420" text:outline-level="3">Ox-Body Technique </text:h>
        <text:p text:style-name="P239"><text:span text:style-name="T66">Type:</text:span> Permanent</text:p>
        <text:p text:style-name="P239"><text:span text:style-name="T435">Gain an additional +5 Health. This charm may be repurchased as a Greater and then Capstone </text:span><text:span text:style-name="T436">C</text:span><text:span text:style-name="T435">harm.</text:span></text:p>
        <text:h text:style-name="P366" text:outline-level="3">Peril-Demanding Haste</text:h>
        <text:p text:style-name="P87"><text:span text:style-name="T66">Type:</text:span> <text:span text:style-name="T1">Supplemental</text:span><text:line-break/><text:span text:style-name="T214">Cost: </text:span><text:span text:style-name="T226">1m</text:span></text:p>
        <text:p text:style-name="P119">On successfully convincing a target to perform an Inconvenient task, the Solar immediately Instills an emotion of “impending peril.” The target will complete the task in half of the normal time, if at all physically possible.</text:p>
        <text:h text:style-name="P367" text:outline-level="3">Prophet of Seventeen Cycles</text:h>
        <text:p text:style-name="P34"><text:span text:style-name="T66">Type:</text:span> Simple<text:line-break/><text:span text:style-name="T70">Cost:</text:span><text:span text:style-name="T281"> 2m</text:span></text:p>
        <text:p text:style-name="P34">Once a Session, the Player may introduce a complication into an antagonist’s plans, plots, or ongoing Project. This operates under the same general principles of “<text:span text:style-name="T151">Recall</text:span> a Fact:” the declaration must be self-consistent with what has been shown to operate in this world.</text:p>
        <text:p text:style-name="P3">The Player should describe how their character activates this complication.</text:p>
        <text:h text:style-name="P368" text:outline-level="3">Sun King Radiance</text:h>
        <text:p text:style-name="P45"><text:span text:style-name="T66">Type:</text:span> Simple; <text:span text:style-name="T444">Day<text:line-break/></text:span><text:span text:style-name="T80">Cost: </text:span><text:span text:style-name="T323">2</text:span><text:span text:style-name="T294">m</text:span></text:p>
        <text:p text:style-name="P45">The Solar radiates their strength to others. Choose up to (Essence) x2 targets, and one of the Solar’s Intimacies. So long as the target is acting in accordance with the Intimacy, they may use the Resolve of the Solar instead of their own.</text:p>
        <text:h text:style-name="P370" text:outline-level="3" text:is-list-header="true">Tireless Burden</text:h>
        <text:p text:style-name="P52"><text:span text:style-name="T66">Type:</text:span> Permanent</text:p>
        <text:p text:style-name="P52">Through sheer force of will, the Solar may keep their body healthy, hale, and moving past its natural limits. They may go without sleep for an entire week at no consequences (except perhaps to their mood.) <text:span text:style-name="T556">They still regain health and Motes as if they had slept</text:span></text:p>
        <text:p text:style-name="P52">After a week of no sleep, the Solar gains an Intimacy of “Desire to sleep,” <text:span text:style-name="T1">and must sleep normally for at least three consecutive nights to remove this temporary Intimacy.</text:span></text:p>
        <text:h text:style-name="P369" text:outline-level="3"><text:soft-page-break/>Toxin Acclimation </text:h>
        <text:p text:style-name="P221"><text:span text:style-name="T41">Type: </text:span><text:span text:style-name="T18">Reflexive; Scene</text:span><text:span text:style-name="T17"><text:line-break/></text:span><text:span text:style-name="T41">Cost:</text:span><text:span text:style-name="T17"> </text:span><text:span text:style-name="T18">1</text:span><text:span text:style-name="T17">m</text:span></text:p>
        <text:p text:style-name="P221">The Exalt resists any mundane toxin, poison, or psychotropic, and is granted +(3) dice to resist any supernatural version.</text:p>
        <text:p text:style-name="P68">As well, they do not suffer ill-effects from mundane drink or other mundane recreational substances.</text:p>
        <text:h text:style-name="P332" text:outline-level="3">Unassailable Guardian Posture</text:h>
        <text:p text:style-name="P31"><text:span text:style-name="T66">Type:</text:span> <text:span text:style-name="T212">Reflexive; Scene</text:span><text:line-break/><text:span text:style-name="T66">Cost: </text:span><text:span text:style-name="T106">(</text:span>1m <text:span text:style-name="T519">per Charge)</text:span></text:p>
        <text:p text:style-name="P19">None commands the battlefield’s presence as completely as the Solar’s, and assailants must first break themselves upon that bulwark before others.</text:p>
        <text:p text:style-name="P68">Select up to (Essence) charges, spending 1 mote per charge. For the remainder of the scene, so long as you are a valid target at the moment of a Strike, you may choose to force assailants to attack you instead of your charges.</text:p>
        <text:h text:style-name="P371" text:outline-level="3">Underling-Promoting Touch</text:h>
        <text:p text:style-name="P88"><text:span text:style-name="T66">Type:</text:span> Simple<text:line-break/><text:span text:style-name="T85">Cost: </text:span><text:span text:style-name="T328">5m</text:span></text:p>
        <text:p text:style-name="P88">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88">In addition, the target may use the <text:span text:style-name="T449">Bureaucracy, Command, </text:span>and/or Resolve of the Solar in place of their own while operating in their given capacity.</text:p>
        <text:p text:style-name="P88">The Solar may only designate one target at a time for this effect. They may choose to rescind their blessing, or perform a 10 Res. Project to make this effect permanent, either of which would allow them to bless a new target.</text:p>
        <text:h text:style-name="P369" text:outline-level="3">Worshipful Lackey Acquisition</text:h>
        <text:p text:style-name="P221"><text:span text:style-name="T66">Type:</text:span> Reflexive; <text:span text:style-name="T190">Scene</text:span><text:line-break/><text:span text:style-name="T67">Cost: </text:span><text:span text:style-name="T325">1</text:span><text:span text:style-name="T279">m</text:span></text:p>
        <text:p text:style-name="P166">The Solar’s presence <text:span text:style-name="T516">alone is enough to </text:span><text:span text:style-name="T190">summon</text:span><text:span text:style-name="T516"> a group of sycophants from </text:span><text:span text:style-name="T190">any place that has at least a village-sized population. These lackeys become enthralled by the Solar, and are willing to do nearly anything for them.</text:span></text:p>
        <text:p text:style-name="P63">The Solar can use these impromptu worshipers to gain a Group Defense bonus (+2 Resolve), or may command to perform an Inconvenient task without a need for a roll.</text:p>
        <text:p text:style-name="P63">The individuals of the group, while denizens of the area, rarely have any special access, knowledge, or social stature that would be useful to the Solar, aside from what is common knowledge among the populace.</text:p>
        <text:p text:style-name="P39">Greater</text:p>
        <text:h text:style-name="P372" text:outline-level="3">Accord of the Unbreakable Spirit</text:h>
        <text:p text:style-name="P89"><text:span text:style-name="T66">Type: </text:span>Simple; Week<text:line-break/><text:span text:style-name="T215">Cost: </text:span><text:span text:style-name="T227">3m</text:span></text:p>
        <text:p text:style-name="P89">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89">Only one Intimacy may be reinforced at a time through this method.</text:p>
        <text:h text:style-name="P373" text:outline-level="3">Asp Bites its Tail</text:h>
        <text:p text:style-name="P156"><text:span text:style-name="T66">Type:</text:span> Reflexive<text:line-break/><text:span text:style-name="T78">Cost: </text:span><text:span text:style-name="T292">2m</text:span></text:p>
        <text:p text:style-name="P156">Disparaging the Lawgiver, their name or their Intimacies is foolish at best. Whenever the Solar witnesses such an event, they may speak subtle words to all those who listen and making the accuser seem the fool.</text:p>
        <text:p text:style-name="P156"><text:span text:style-name="T154">Contest the </text:span><text:span text:style-name="T155">social </text:span><text:span text:style-name="T154">action with</text:span> (<text:span text:style-name="T537">+</text:span><text:span text:style-name="T199">2</text:span>) extra dice. If there are more successes than the aggressor’s roll, the result of the intended action turns upon the aggressor instead. If they were trying to incriminate the Solar, they instead become incriminated.</text:p>
        <text:p text:style-name="P156">This Charm automatically succeeds against targets with an Essence lower than the Solar’s.</text:p>
        <text:h text:style-name="P374" text:outline-level="3">Commanding <text:span text:style-name="T1">Words</text:span></text:h>
        <text:p text:style-name="P48"><text:span text:style-name="T66">Type:</text:span> <text:span text:style-name="T1">Simple; Scene<text:line-break/></text:span><text:span text:style-name="T137">Cost: </text:span><text:span text:style-name="T378">1a</text:span></text:p>
        <text:p text:style-name="P48">Drawing from their divine rule, a Solar makes a quick command, from which all snap to attention and must obey. </text:p>
        <text:p text:style-name="P48">The Solar targets a Mortal, or a Yu-Shan spirit of Essence less than the Solar. Any inconvenient task the Solar commands will be performed to the best of their abilities, without question nor needed roll. <text:s/>If the target is some other entity, <text:span text:style-name="T511">or is against a hostile character combatant,</text:span> the Solar must succeed on a <text:span text:style-name="T446">Social roll</text:span> vs. Resolve roll for this to take effect.</text:p>
        <text:p text:style-name="P48">If a given task would run counter their intimacies, or the task is otherwise considered unacceptable influence, this charm automatically fails and the target is broken from the Solar’s influence.</text:p>
        <text:h text:style-name="P375" text:outline-level="3">Fear-Banishing Aura</text:h>
        <text:p text:style-name="P47"><text:span text:style-name="T66">Type:</text:span> <text:span text:style-name="T1">Reflexive; Scene<text:line-break/></text:span><text:span text:style-name="T136">Cost: </text:span><text:span text:style-name="T396">2</text:span><text:span text:style-name="T236">m</text:span></text:p>
        <text:p text:style-name="P47">Allies need only look to the Solar to steady their nerves and keep their wits together. Immediately banish fear, panic, and other similar emotions from all allies <text:span text:style-name="T510">that can perceive</text:span> the Solar, and force any future attempts to fail for the remainder of the scene.</text:p>
        <text:p text:style-name="P47">This Charm does not protect against the Dawn Caste’<text:span text:style-name="T474">s Anima Power.</text:span></text:p>
        <text:h text:style-name="P376" text:outline-level="3"><text:soft-page-break/>Inquisitor’s Unfailing Notice</text:h>
        <text:p text:style-name="P150"><text:span text:style-name="T66">Type:</text:span> <text:span text:style-name="T1">Permanent</text:span></text:p>
        <text:p text:style-name="P150"><text:span text:style-name="T439">The Solar is</text:span><text:span text:style-name="T425"> </text:span><text:span text:style-name="T439">instinctively and subconsciously</text:span><text:span text:style-name="T425"> aware of any actions of thievery or </text:span><text:span text:style-name="T439">Stealth performed by those in their presence who are below </text:span><text:span text:style-name="T441">the Solar’s</text:span><text:span text:style-name="T439"> (Essence). The exact target, circumstances, nor direction is not disclosed, simply the fact that it is happening.</text:span></text:p>
        <text:p text:style-name="P149"><text:span text:style-name="T439">T</text:span><text:span text:style-name="T438">he Storyteller should only inform the Player of significant moments of such events, otherwise only answering when </text:span><text:span text:style-name="T277">asked</text:span><text:span text:style-name="T438">.</text:span></text:p>
        <text:h text:style-name="P377" text:outline-level="3">Irresistible Questioning Technique</text:h>
        <text:p text:style-name="P106"><text:span text:style-name="T66">Type:</text:span> <text:span text:style-name="T1">Simple</text:span><text:line-break/><text:span text:style-name="T95">Cost: </text:span><text:span text:style-name="T306">2m</text:span></text:p>
        <text:p text:style-name="P151">The Solar’s unquestioning gaze will make even the most unwilling talk. Ask a specific question, and make an Awareness Roll against the target’s <text:span text:style-name="T177">Resolve</text:span>. If successful, the target must answer and speak the truth to that particular question.</text:p>
        <text:h text:style-name="Heading_20_3" text:outline-level="3">Majestic Radiant Presence</text:h>
        <text:p text:style-name="P46"><text:span text:style-name="T66">Type:</text:span> <text:span text:style-name="T1">Reflexive<text:line-break/></text:span><text:span text:style-name="T135">Cost: </text:span><text:span text:style-name="T377">2m</text:span></text:p>
        <text:p text:style-name="P46">None may speak before the Lawgiver’s voice has been heard.</text:p>
        <text:p text:style-name="P46">Interrupt a target before or during a social action, such as speaking, performing, using Social Influence, <text:span text:style-name="T450">or walking up to a podium</text:span>. The Solar may immediately take their own social action, forcing the target to wait until the Solar is done.</text:p>
        <text:p text:style-name="P46">Any who observes this interruption with a<text:span text:style-name="T445">n (</text:span><text:span text:style-name="T156">Essence)</text:span> less than the Solar’s <text:span text:style-name="T445">own</text:span> will develop a temporary negative Intimacy of “disdain” towards the target. <text:span text:style-name="T480">This may also affect the target </text:span><text:span text:style-name="T481">themselves.</text:span></text:p>
        <text:h text:style-name="P378" text:outline-level="3">Respect-Commanding Attitude</text:h>
        <text:p text:style-name="P50"><text:span text:style-name="T66">Type:</text:span> <text:span text:style-name="T1">Supplemental; Scene<text:line-break/></text:span><text:span text:style-name="T139">Cost</text:span><text:span text:style-name="T380">: 2</text:span><text:span text:style-name="T408">a</text:span></text:p>
        <text:p text:style-name="P50">Once a Solar has begun a <text:span text:style-name="T157">speech, performance, or other social action</text:span>, those listening become <text:span text:style-name="T447">unable to interrupt—</text:span><text:span text:style-name="T548">no matter how long the Solar draws out their speech</text:span><text:span text:style-name="T447">. Even their enemies must pause at the force of conviction the Solar, unable to take direct action against the Solar </text:span><text:span text:style-name="T549">while in their monologue, unless they are directly acted against.</text:span></text:p>
        <text:p text:style-name="P121">This charm only affects those with (Essence) less <text:span text:style-name="T512">than 3, or the Solar’s own (whichever is greater).</text:span></text:p>
        <text:h text:style-name="P378" text:outline-level="3">Prophet-Uplifting Evocation</text:h>
        <text:p text:style-name="P50"><text:span text:style-name="T66">Type:</text:span> Permanent</text:p>
        <text:p text:style-name="P165"><text:span text:style-name="T19">You may now perform Projects to grant the Rank 4 </text:span><text:a xlink:type="simple" xlink:href="#Supernatural Merits" text:style-name="Internet_20_link" text:visited-style-name="Visited_20_Internet_20_Link">Endowment</text:a><text:span text:style-name="T19"> Merit to those with significant ties to the character, granting them access to Universal Charms.</text:span></text:p>
        <text:p text:style-name="P39">Capstone</text:p>
        <text:h text:style-name="P333" text:outline-level="3">Sacrosanct Soul retribution</text:h>
        <text:p text:style-name="P169"><text:span text:style-name="T217">Type:</text:span><text:span text:style-name="T191"> </text:span><text:span text:style-name="T192">Reflexive<text:line-break/></text:span><text:span text:style-name="T218">Cost: </text:span><text:span text:style-name="T236">4m</text:span></text:p>
        <text:p text:style-name="P70">To deny, alter, or twist the mind or body of the Solar is to invite divine retribution.</text:p>
        <text:p text:style-name="P71">Against any actions to charm, beguile, or otherwise twist the mind, soul, or body, the Solar instead turns the action back to its originator, who must resist the attempt as though they were the original target or be subject to its affects instead.</text:p>
        <text:p text:style-name="P71">The Solar may do this reflexively, and without conscious knowledge an attack has happened.</text:p>
        <text:h text:style-name="P334" text:outline-level="3">Worshiper’s Zeal</text:h>
        <text:p text:style-name="P170"><text:span text:style-name="T217">Type:</text:span><text:span text:style-name="T237"> </text:span><text:span text:style-name="T238">Simple: Scene</text:span><text:span text:style-name="T236"><text:line-break/></text:span><text:span text:style-name="T218">Cost: </text:span><text:span text:style-name="T238">4a</text:span></text:p>
        <text:p text:style-name="P72">Their Anima Banner unfurls itself from the soul of the Solar, and bursts into the sky in a brilliant display, showing all that their Sun King has returned.</text:p>
        <text:p text:style-name="P72">Those in the presence of the Solar that they designate—allies, worshipers, innocents—gain +4 dice on all actions they perform for the Scene, so long as it does not run counter to what the Solar desires.</text:p>
      </text:section>
      <text:h text:style-name="P311" text:outline-level="2">Twilight <text:span text:style-name="T498">Caste</text:span></text:h>
      <text:section text:style-name="Sect2" text:name="Section8">
        <text:p text:style-name="Greater_20_Charm"><text:span text:style-name="T1">Lesser</text:span> </text:p>
        <text:h text:style-name="P436" text:outline-level="3">Absence of Thought</text:h>
        <text:p text:style-name="P298"><text:span text:style-name="T66">Type:</text:span> Simple; <text:span text:style-name="T597">(Day+)</text:span><text:line-break/><text:span text:style-name="T124">Cost: </text:span><text:span text:style-name="T365">2m</text:span></text:p>
        <text:p text:style-name="P298">Sometimes, knowledge can be a burden. On touching a character, and on a successful (Int. + Lore) vs. Resolve roll, purge a thought, idea, or other-self contained concept from the target’s mind.</text:p>
        <text:p text:style-name="P298"><text:span text:style-name="T596">This absence of knowledge is guaranteed for a Day, after which it may return based on the Storyteller’s discretion.</text:span></text:p>
        <text:h text:style-name="P379" text:outline-level="3">Ancient Tongue Understanding</text:h>
        <text:p text:style-name="P164">Type: <text:span text:style-name="T278">Permanent</text:span></text:p>
        <text:p text:style-name="P286"><text:span text:style-name="T278">The </text:span><text:span text:style-name="T235">Solar’s</text:span><text:span text:style-name="T278"> </text:span><text:span text:style-name="T322">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348" text:outline-level="3">Banishment of Pain</text:h>
        <text:p text:style-name="P300"><text:span text:style-name="T66">Type:</text:span> <text:span text:style-name="T601">Simple; Scene<text:line-break/></text:span><text:span text:style-name="T128">Cost: </text:span><text:span text:style-name="T369">1m</text:span></text:p>
        <text:p text:style-name="P288"><text:span text:style-name="T322">Upon touching a target, the Exalt is able to calm and ease the p</text:span><text:span text:style-name="T235">hysical pain they are under. While it does not cure the underlying cause, it allows the target to focus without mental clarity, or even escape from being bedridden for a time.</text:span></text:p>
        <text:h text:style-name="P430" text:outline-level="3">Crack-Mending Eye</text:h>
        <text:p text:style-name="P289"><text:span text:style-name="T66">Type:</text:span> <text:span text:style-name="T1">Permanent</text:span></text:p>
        <text:p text:style-name="P287"><text:span text:style-name="T322">Projects to repair, alter, or destroy crafted materials such as Manses, Artifacts, and other such physical goods are now 1 scale lower. (i.e. Minor repairs now are at -3 to Scale, Major at -2, and Monumental at -1).</text:span></text:p>
        <text:h text:style-name="P317" text:outline-level="3"><text:span text:style-name="T494">Crafty Observation Method</text:span></text:h>
        <text:p text:style-name="P241"><text:span text:style-name="T41">Type:</text:span><text:span text:style-name="T17"> </text:span><text:span text:style-name="T18">Simple</text:span><text:span text:style-name="T17"><text:line-break/></text:span><text:span text:style-name="T42">Cost:</text:span><text:span text:style-name="T29"> </text:span><text:span text:style-name="T30">2</text:span><text:span text:style-name="T29">m</text:span></text:p>
        <text:p text:style-name="P240"><text:span text:style-name="T29">E</text:span><text:span text:style-name="T23">xamining undisturbed physical evidence, the Exalt is able to reconstruct what happened to bring that object to its present condition.</text:span></text:p>
        <text:p text:style-name="P227"><text:span text:style-name="T579">You may read an entire tome in a blink of an eye, mentally break down a crime scene upon entering, or discern the reason for a character to be here. You may either ask the Storyteller for this information, or Recall a Fact about the Scene yourself. </text:span>This may only be used once per Scene.</text:p>
        <text:h text:style-name="P345" text:outline-level="3">Craftsman Needs No Tools</text:h>
        <text:p text:style-name="P281"><text:span text:style-name="T41">Type: </text:span><text:span text:style-name="T264">Supplemental; Scene<text:line-break/></text:span><text:span text:style-name="T274">Cost: </text:span><text:span text:style-name="T264">1m</text:span></text:p>
        <text:p text:style-name="P280">The Exalt always has the proper tools at their hands—and if they don’t they can fashion the next best thing from whatever lies around.</text:p>
        <text:p text:style-name="P281"><text:span text:style-name="T585">Except for the most specialized, massive, or otherwise obscure implements, the Exalt will always have the proper tool </text:span><text:span text:style-name="T586">at their beck and call</text:span><text:span text:style-name="T585">—</text:span><text:span text:style-name="T587">ranging from </text:span><text:span text:style-name="T588">the</text:span><text:span text:style-name="T587"> </text:span><text:span text:style-name="T206">humble</text:span><text:span text:style-name="T587"> lever to a delicate lockpick.</text:span></text:p>
        <text:p text:style-name="P256">While working with these perfect and ideal tools, the Exalt halves the time needed to operate complex machinery or perform their task.</text:p>
        <text:h text:style-name="P436" text:outline-level="3">Concept-Forming Thought</text:h>
        <text:p text:style-name="P298"><text:span text:style-name="T66">Type:</text:span> Simple<text:line-break/><text:span text:style-name="T127">Cost: </text:span><text:span text:style-name="T368">1m</text:span></text:p>
        <text:p text:style-name="P298">The Exalt can manifest their ideas into a concise, easily-understandable format with no chance of misunderstanding.</text:p>
        <text:p text:style-name="P298">Simple ideas and commands can be immediately transcribed onto a physical document and replicated. More complex thoughts, like entire tom<text:span text:style-name="T600">e</text:span>s, need to be transcribed over a course of a night.</text:p>
        <text:p text:style-name="P258">Whoever reads this document will be able to perform—correctly – the steps required of them without a roll or chance of failure. (Whether the <text:span text:style-name="T413">choose to</text:span><text:span text:style-name="T424"> or are </text:span><text:span text:style-name="T413">physically or spiritually able to</text:span><text:span text:style-name="T424"> is a different question. This does not allow mortals to perform Sorcery, for example.)</text:span></text:p>
        <text:h text:style-name="P429" text:outline-level="3">Deftly Applied Tools </text:h>
        <text:p text:style-name="P284"><text:span text:style-name="T66">Type: </text:span>Supplemental<text:line-break/><text:span text:style-name="T117">Cost: </text:span><text:span text:style-name="T357">1m</text:span></text:p>
        <text:p text:style-name="P257">All things, with the proper study and analysis, may be approached without the need for brute force. During Feats of Strength, such as lifting, carrying, or destroying crafted materials, they may use (Wits + Craft) roll instead.</text:p>
        <text:h text:style-name="P429" text:outline-level="3">Discerning Craftsmanship</text:h>
        <text:p text:style-name="P284"><text:span text:style-name="T66">Type:</text:span> <text:span text:style-name="T1">Simple; </text:span><text:span text:style-name="T15">Story</text:span><text:line-break/><text:span text:style-name="T116">Cost: </text:span><text:span text:style-name="T356">2m</text:span></text:p>
        <text:p text:style-name="P284">The Exalt studies an object, forming its composition and structure into their mind.</text:p>
        <text:p text:style-name="P284">For the remainder of the story, the Exalt is granted +2 dice on efforts to mimic the style of the original artist. They also may use (Insight + Craft) with a +2 dice advantage to study other objects to recognize it as the crafter’s work, and not a forgery.</text:p>
        <text:p text:style-name="P257">If this current object they are studying is in fact a forgery, difficulty to recognize this fact is lowered by 1.</text:p>
        <text:h text:style-name="P380" text:outline-level="3">Durability-Enhancing Technique</text:h>
        <text:p text:style-name="P33"><text:span text:style-name="T66">Type: </text:span><text:span text:style-name="T1">Simple</text:span>; Scene<text:line-break/><text:span text:style-name="T71">Cost: </text:span><text:span text:style-name="T282">2m</text:span></text:p>
        <text:p text:style-name="P33">The <text:span text:style-name="T187">Solar</text:span> may reinforce an object—no more than (Essence)<text:span text:style-name="T538">x5</text:span> meters in its largest dimension—and make it nigh unbreakable <text:span text:style-name="T503">and resistant to changing effects, such as from the Wyld.</text:span></text:p>
        <text:p text:style-name="P33"><text:soft-page-break/><text:span text:style-name="T1">While reinforced, the</text:span> object is no longer considered “mundane,” and increases the difficulty to break, <text:span text:style-name="T503">change,</text:span> or otherwise destroy it by (Essence).</text:p>
        <text:p text:style-name="P33">A <text:span text:style-name="T503">Scale 1</text:span> Project may be performed to make this enhancement permanent.</text:p>
        <text:h text:style-name="P381" text:outline-level="3">Enlightened Touch Insight</text:h>
        <text:p text:style-name="P90"><text:span text:style-name="T66">Type:</text:span> <text:span text:style-name="T1">Simple<text:line-break/></text:span><text:span text:style-name="T140">Cost: </text:span><text:span text:style-name="T381">1m</text:span></text:p>
        <text:p text:style-name="P90">By touching or analyzing an object for a moment, the Solar can surmise its recent history and its usage.</text:p>
        <text:p text:style-name="P90">The Solar reconstructs the scene in their mind, effectively gaining a vision of what happened surrounding the object in moments of great emotion and action.</text:p>
        <text:h text:style-name="P335" text:outline-level="3">Essence-Lending Method</text:h>
        <text:p text:style-name="P171"><text:span text:style-name="T66">Type:</text:span> <text:span text:style-name="T1">Si</text:span><text:span text:style-name="T12">mple</text:span><text:span text:style-name="T1"><text:line-break/></text:span><text:span text:style-name="T140">Cost: </text:span><text:span text:style-name="T397">(</text:span><text:span text:style-name="T381">1m </text:span><text:span text:style-name="T397">per 1m </text:span><text:span text:style-name="T409">or 1a per 1a</text:span><text:span text:style-name="T397">)</text:span></text:p>
        <text:p text:style-name="P133">Knowing the flows of essence within all beings, the Solar may choose to give of themselves so that others may prosper.</text:p>
        <text:p text:style-name="P301"><text:span text:style-name="T374">Transfer Essence from the Solar to another character, 1mote given per 1 mote received, </text:span><text:span text:style-name="T409">or 1 anima per 1anima received</text:span><text:span text:style-name="T374">. The target may not refuse this gift. Any extra motes above their maximum limit i</text:span><text:span text:style-name="T239">s kept, but only until the end of the Scene.</text:span></text:p>
        <text:h text:style-name="P349" text:outline-level="3">Giving of the Self</text:h>
        <text:p text:style-name="P302"><text:span text:style-name="T213">Type:</text:span><text:span text:style-name="T225"> </text:span><text:span text:style-name="T255">Reflexive</text:span><text:span text:style-name="T225"><text:line-break/></text:span><text:span text:style-name="T213">Cost: </text:span><text:span text:style-name="T225"><text:s/></text:span><text:span text:style-name="T255">(1 Health)</text:span></text:p>
        <text:p text:style-name="P261"><text:span text:style-name="T239">So long as you are able to touch another, you may sacrifice your own Health to gift it to another, no more than (Essence)x5 per turn.</text:span></text:p>
        <text:h text:style-name="P382" text:outline-level="3">Inspection of Flaw</text:h>
        <text:p text:style-name="P162"><text:span text:style-name="T66">Type:</text:span> <text:span text:style-name="T179">Reflexive<text:line-break/></text:span><text:span text:style-name="T216">Cost:</text:span><text:span text:style-name="T231"> </text:span><text:span text:style-name="T232">2</text:span><text:span text:style-name="T231">m</text:span></text:p>
        <text:p text:style-name="P162">Once per Session, the Player may <text:span text:style-name="T159">Recall</text:span> a Fact about a target <text:span text:style-name="T180">object </text:span><text:span text:style-name="T181">or institution</text:span> that may be exploited to the character’s advantage <text:span text:style-name="T452">immediately and without a roll. (This may be used to “correct” a failed roll.)</text:span></text:p>
        <text:h text:style-name="P383" text:outline-level="3">Harmonious Academic Methodology</text:h>
        <text:p text:style-name="P96"><text:span text:style-name="T66">Type:</text:span> <text:span text:style-name="T1">Simple; Month<text:line-break/></text:span><text:span text:style-name="T141">Cost: </text:span><text:span text:style-name="T382">2m</text:span></text:p>
        <text:p text:style-name="P97"><text:span text:style-name="T508">Bless</text:span> a <text:span text:style-name="T509">mortal</text:span> <text:span text:style-name="T1">individual</text:span>, organization, or such group, the Solar may grant <text:span text:style-name="T1">insight into their own</text:span> knowledge and methodologies in a way that resonates in their minds. <text:s/><text:span text:style-name="T508">Up to (Essence) groups may be blessed at a time.</text:span></text:p>
        <text:p text:style-name="P97">Choose one of the character’s <text:span text:style-name="T158">Abilities</text:span>, and the target’s tasks in that specialty will run smoother and be completed faster than otherwise. If they must roll, they gain +4 dice, capped at 12 dice.</text:p>
        <text:h text:style-name="P430" text:outline-level="3">Mark of the Maker</text:h>
        <text:p text:style-name="P289"><text:span text:style-name="T66">Type: </text:span><text:span text:style-name="T1">Simple</text:span><text:line-break/><text:span text:style-name="T118">Cost: </text:span><text:span text:style-name="T358">1m</text:span></text:p>
        <text:p text:style-name="P289">Glean immediate insight into the original purpose, material makeup, age, and other such information while studying a Crafted object. Often, you are able to glance into the very emotions of the original craftsman at the moment, seeing it in the handiwork of their creation.</text:p>
        <text:h text:style-name="P384" text:outline-level="3">Order-Affirming Blow</text:h>
        <text:p text:style-name="P92"><text:span text:style-name="T66">Type:</text:span> Simple<text:line-break/><text:span text:style-name="T86">Cost: </text:span><text:span text:style-name="T299">2m</text:span></text:p>
        <text:p text:style-name="P92">The Solar knows the effects of the Wyld, Underworld, and other such places that might try to forcibly change the targets.</text:p>
        <text:p text:style-name="P161">So long as the effects have occurred within the last week, and not deeply ingrained into the soul of the subject, the Solar may <text:span text:style-name="T504">immediately </text:span>banish the changes.</text:p>
        <text:p text:style-name="P162"><text:span text:style-name="T505">In addition, they may</text:span><text:span text:style-name="T504"> undertake Medicine Projects to undo long-term changes </text:span><text:span text:style-name="T506">and mutations.</text:span></text:p>
        <text:h text:style-name="P436" text:outline-level="3">Sagacious Reading of Intent</text:h>
        <text:p text:style-name="P298"><text:span text:style-name="T66">Type: </text:span>Simple<text:line-break/><text:span text:style-name="T125">Cost: </text:span><text:span text:style-name="T366">2m</text:span></text:p>
        <text:p text:style-name="P298">After analyzing a written (or otherwise recorded) work, immediately glean insight into the writer’s state of mind, general well-being, and motivations behind the writing. If they were trying to hide such matters, the character may <text:span text:style-name="T598">make a contested (Lore) vs. (Subterfuge) roll.</text:span></text:p>
        <text:h text:style-name="P436" text:outline-level="3">Strange Tongue Communication</text:h>
        <text:p text:style-name="P298"><text:span text:style-name="T66">Type:</text:span> Simple<text:line-break/><text:span text:style-name="T126">Cost: </text:span><text:span text:style-name="T367">1m</text:span></text:p>
        <text:p text:style-name="P298">Bypassing any language barriers, the Exalt can communicate a self-contained concept to the target. The concept may be moderately complicated, such as directions to a place, <text:span text:style-name="T599">but does not include any subtleties of language, or allow subterfuge.</text:span></text:p>
        <text:h text:style-name="P382" text:outline-level="3"><text:span text:style-name="T24">T</text:span><text:span text:style-name="T23">ireless Healer</text:span></text:h>
        <text:p text:style-name="P163"><text:span text:style-name="T17">Type: </text:span><text:span text:style-name="T23">Supplemental<text:line-break/></text:span><text:span text:style-name="T17">Cost: </text:span><text:span text:style-name="T23">(1m+)</text:span></text:p>
        <text:p text:style-name="P163"><text:span text:style-name="T23">The Solar increase any Medicine Action or </text:span><text:span text:style-name="T25">C</text:span><text:span text:style-name="T23">harm one population scale for each mote spent, up to City.</text:span></text:p>
        <text:h text:style-name="Heading_20_3" text:outline-level="3">Truth-Rendering Gaze</text:h>
        <text:p text:style-name="P95"><text:span text:style-name="T66">Type:</text:span> Simple<text:line-break/><text:span text:style-name="T88">Cost: </text:span><text:span text:style-name="T301">1m</text:span></text:p>
        <text:p text:style-name="P95"><text:span text:style-name="T24">Roll (Insight + Lore) against a target’s </text:span><text:span text:style-name="T261">Resolve</text:span><text:span text:style-name="T24">. On a success, learn insight on the nature of a creature, such as its typical attack patterns, to migration patterns. Following the same rules as “Read Intentions,” the Player asks a specific question that the Storyteller must answer truthfully.</text:span></text:p>
        <text:h text:style-name="P429" text:outline-level="3">Uncanny Perception Technique</text:h>
        <text:p text:style-name="P284"><text:span text:style-name="T66">Type:</text:span> Permanent</text:p>
        <text:p text:style-name="P284"><text:span text:style-name="T17">The presence of dematerialized, intangible, or otherwise spectral creatures may be </text:span><text:span text:style-name="T18">natively</text:span><text:span text:style-name="T17"> detected—although the precise location still remains a mystery. The creature may attempt </text:span><text:span text:style-name="T65">a contested (Awareness) vs.</text:span><text:span text:style-name="T17"> </text:span><text:span text:style-name="T65">(</text:span><text:span text:style-name="T17">Stealth</text:span><text:span text:style-name="T65">) roll </text:span><text:span text:style-name="T17">combat thi</text:span><text:span text:style-name="T65">s.</text:span></text:p>
        <text:p text:style-name="P231"><text:soft-page-break/><text:span text:style-name="T370">This sense will manifest in all manner of strange sensory phenomena appropriate to the being: a chill of winter, coppery taste, or the sound of bells. As well, this sense is distinctive to the specific being, allowing for recognition upon sensing it again.</text:span></text:p>
        <text:h text:style-name="P350" text:outline-level="3">Walking Amongst Death</text:h>
        <text:p text:style-name="P302"><text:span text:style-name="T213">Type:</text:span><text:span text:style-name="T225"> </text:span><text:span text:style-name="T256">Simple; Scene</text:span><text:span text:style-name="T225"><text:line-break/></text:span><text:span text:style-name="T213">Cost: </text:span><text:span text:style-name="T225"><text:s/></text:span><text:span text:style-name="T256">(1m per target)</text:span></text:p>
        <text:p text:style-name="P262">You concoct some sort of remedy or potion to give to targets, specifying specific instructions that contains one flaw—they must hold onto a branch of herbs, breath through a mask, or drink a sip of a tonic every 5 minutes, for example.</text:p>
        <text:p text:style-name="P259"><text:span text:style-name="T602">For the remainder of the Scene, so long as your targets adhere to your rules, you cannot be afflicted by a specified toxin, disease, or parasite.</text:span></text:p>
        <text:h text:style-name="P351" text:outline-level="3">Wound-Mending Care</text:h>
        <text:p text:style-name="P300"><text:span text:style-name="T132">Type: </text:span><text:span text:style-name="T1">Simple<text:line-break/></text:span><text:span text:style-name="T132">Cost: </text:span><text:span text:style-name="T411">2</text:span><text:span text:style-name="T1">m</text:span></text:p>
        <text:p text:style-name="P263">Touching the target, you may immediately heal them for 5 Health.</text:p>
        <text:p text:style-name="P260"><text:span text:style-name="T602">On rolls to treat the sick and injured, this may be used to increase a Medicine roll by +3 dice.</text:span></text:p>
        <text:p text:style-name="P94">Greater </text:p>
        <text:h text:style-name="P336" text:outline-level="3">Ghost-Eating Technique</text:h>
        <text:p text:style-name="P172"><text:span text:style-name="T89">T</text:span><text:span text:style-name="T66">ype:</text:span> <text:span text:style-name="T1">Simple<text:line-break/></text:span><text:span text:style-name="T143">Cost: </text:span><text:span text:style-name="T398">1</text:span><text:span text:style-name="T385">m</text:span></text:p>
        <text:p text:style-name="P173"><text:span text:style-name="T385">S</text:span><text:span text:style-name="T374">pirits of all types, from ghosts to elementals to demons to Gods, are simply patterns of Essence at the end of the day—patterns that can be disrupted if you know what strands to pull.</text:span></text:p>
        <text:p text:style-name="P173"><text:span text:style-name="T374">You may make an (Intelligence + Occult + Essence) Roll against spirits, </text:span><text:span text:style-name="T225">dealing (Int +Essence) [Int/2] damage against them on a hit. This may be done even against dematerialized spirits, forcing them to materialize, if the Solar knows the location of the spirit.</text:span></text:p>
        <text:p text:style-name="P73">If a Spirit is slain with this attack, the Solar may choose to completely disperse their Essence, permanently killing them. They may also undertake a Project to reform or change the Spirit to their will.</text:p>
        <text:h text:style-name="P337" text:outline-level="3">Disrupt the Flow</text:h>
        <text:p text:style-name="P182"><text:span text:style-name="T66">Type:</text:span> <text:span text:style-name="T194">Reflexive</text:span><text:span text:style-name="T1"><text:line-break/></text:span><text:span text:style-name="T133">Cost: </text:span><text:span text:style-name="T399">3</text:span><text:span text:style-name="T375">a</text:span></text:p>
        <text:p text:style-name="P181"><text:span text:style-name="T375">E</text:span><text:span text:style-name="T374">ssence flows through all things, and </text:span><text:span text:style-name="T400">those skilled in its flows knows exactly where to </text:span><text:span text:style-name="T401">inject a poisonous </text:span><text:span text:style-name="T402">disruption </text:span><text:span text:style-name="T403">of their own anima.</text:span></text:p>
        <text:p text:style-name="P181"><text:span text:style-name="T375">O</text:span><text:span text:style-name="T399">nce per Story, </text:span><text:span text:style-name="T402">immediately disrupt a supernatural effect </text:span><text:span text:style-name="T405">as it is about to take effect</text:span><text:span text:style-name="T402">—be it a </text:span><text:span text:style-name="T404">C</text:span><text:span text:style-name="T402">harm, Sorcery, </text:span><text:span text:style-name="T404">T</text:span><text:span text:style-name="T402">echnique, artifact evocation</text:span><text:span text:style-name="T404">, or other source of power.</text:span></text:p>
        <text:h text:style-name="P385" text:outline-level="3">Impurity-Hammering Blow</text:h>
        <text:p text:style-name="P98"><text:span text:style-name="T89">T</text:span><text:span text:style-name="T66">ype:</text:span> <text:span text:style-name="T1">Simple<text:line-break/></text:span><text:span text:style-name="T143">Cost: </text:span><text:span text:style-name="T384">2</text:span><text:span text:style-name="T385">m</text:span></text:p>
        <text:p text:style-name="P98">By infusing their methods with their own burning anima, the Solar can quickly purify any mundane, raw material into pure versions of its type.</text:p>
        <text:p text:style-name="P178">On gaining Resources in the form of raw, impure materials, the Solar may double its normal Resource value. The Solar may not convert more than their own body weight in a single day.</text:p>
        <text:h text:style-name="P338" text:outline-level="3">Legendary Scholar’s Curriculum</text:h>
        <text:p text:style-name="P177"><text:span text:style-name="T107">Type:</text:span><text:span text:style-name="T333"> </text:span><text:span text:style-name="T240">Reflexive; Scene</text:span><text:span text:style-name="T333"><text:line-break/></text:span><text:span text:style-name="T87">Cost: </text:span><text:span text:style-name="T336">2</text:span><text:span text:style-name="T334">m</text:span></text:p>
        <text:p text:style-name="P179"><text:span text:style-name="T300">T</text:span><text:span text:style-name="T278">he Solar may impart wisdom and knowledge </text:span><text:span text:style-name="T335">to those</text:span><text:span text:style-name="T278"> </text:span><text:span text:style-name="T336">around them, ensuring they have all the tools at their disposal.</text:span></text:p>
        <text:p text:style-name="P132">For the remainder of the scene, you impart wisdom to your fellows and may reflexively add +2 Dice to any rolls an ally makes using a Utility Ability chosen on activation of this charm. This may explicitly stack with any other bonuses.</text:p>
        <text:p text:style-name="P180"><text:span text:style-name="T278">Additionally, once per Story, you may instruct a </text:span><text:span text:style-name="T225">Group</text:span><text:span text:style-name="T278"> of non-player characters in any Ability that you have at least 3 dots in. Over the course of a night of instruction, their </text:span><text:span text:style-name="T338">skill in that</text:span><text:span text:style-name="T278"> ability will be set to 3. (6 </text:span><text:span text:style-name="T337">base</text:span><text:span text:style-name="T278"> dice for Quick Characters.) <text:s/></text:span><text:span text:style-name="T339">This cannot grant access to Supernatural Abilities </text:span><text:span text:style-name="T340">such as Occult</text:span><text:span text:style-name="T339">, but may train those who already have the initial spark.</text:span></text:p>
        <text:h text:style-name="P386" text:outline-level="3"><text:soft-page-break/>Marvelous Machinery</text:h>
        <text:p text:style-name="P99"><text:span text:style-name="T66">Type:</text:span> <text:span text:style-name="T1">Simple; Scene<text:line-break/></text:span><text:span text:style-name="T144">Cost: </text:span><text:span text:style-name="T386">3a</text:span></text:p>
        <text:p text:style-name="P99">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60">Hostile entities may attempt to wrest control from the object by performing a contested Craft Roll.</text:p>
        <text:h text:style-name="Heading_20_3" text:outline-level="3">Master Plan <text:span text:style-name="T493">Revelation</text:span></text:h>
        <text:p text:style-name="P160"><text:span text:style-name="T66">Type:</text:span> Reflexive<text:line-break/><text:span text:style-name="T98">Cost: </text:span><text:span text:style-name="T233">2</text:span><text:span text:style-name="T234">a</text:span></text:p>
        <text:p text:style-name="P160">Once per story, the Player may declare their character predicted <text:span text:style-name="T491">a certain event, and accordingly planned for it.</text:span> and accordingly planned for a certain event, and have somehow twisted it to their own benefit. Evidence provided turns out to be a planted fake; eyewitnesses have already been successfully bribed.</text:p>
        <text:p text:style-name="P160">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387" text:outline-level="3">Timely Prototype</text:h>
        <text:p text:style-name="P157"><text:span text:style-name="T66">Type:</text:span> <text:span text:style-name="T1">Simple<text:line-break/></text:span><text:span text:style-name="T133">Cost: </text:span><text:span text:style-name="T375">2a</text:span></text:p>
        <text:p text:style-name="P157">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 </text:span>The Player may choose to go into Resource debt (up to <text:span text:style-name="T195">4</text:span> Res, 1 Keystone) to activate this charm.</text:p>
        <text:p text:style-name="P157"><text:span text:style-name="T22">Permanent Effect: </text:span><text:span text:style-name="T24">On purchasing this charm, and again at the start of each Story, the Exalt gains an additional +</text:span><text:span text:style-name="T262">2</text:span><text:span text:style-name="T24"> R</text:span><text:span text:style-name="T32">es</text:span><text:span text:style-name="T24">, which may only be used only for Craft Projects.</text:span></text:p>
        <text:h text:style-name="Heading_20_3" text:outline-level="3">Will-Shattering Riddle</text:h>
        <text:p text:style-name="P93"><text:span text:style-name="T66">Type:</text:span> Simple; <text:span text:style-name="T451">Scene</text:span><text:line-break/><text:span text:style-name="T87">Cost: </text:span><text:span text:style-name="T300">2a</text:span></text:p>
        <text:p text:style-name="P93">The Solar Poses a terrible Paradox to the target, forcing them to be involved and distracted solving it.</text:p>
        <text:p text:style-name="P93">Roll a contested (Int. + Lore). If the target fails, they suffer <text:span text:style-name="T451">from being distracted, consumed by trying to solve the puzzle. They lose (3) dice from any awareness rolls, and must make a (Int + Lore) </text:span><text:span text:style-name="T507">roll</text:span><text:span text:style-name="T451"> each round until the beat the Solar’s roll to take an action. <text:s/>In combat, they may only make one action per round.</text:span></text:p>
        <text:p text:style-name="P93"><text:span text:style-name="T451">Only one character may be subjected to this per Scene. </text:span><text:span text:style-name="T521">Neither m</text:span><text:span text:style-name="T520">indless characters, </text:span><text:span text:style-name="T521">nor characters of Intelligence 1</text:span><text:span text:style-name="T520"> can be affected by this spell.</text:span></text:p>
        <text:p text:style-name="P39">Capstone</text:p>
        <text:h text:style-name="P339" text:outline-level="3">Ephemeral Induction</text:h>
        <text:p text:style-name="P183"><text:span text:style-name="T66">Type:</text:span> <text:span text:style-name="T241">Permanent</text:span></text:p>
        <text:p text:style-name="P184"><text:span text:style-name="T374">From the very Essence of the World, the Solar can pull a new Spirit into the world—unbound by any Celestial Bureaucracy nor </text:span><text:span text:style-name="T225">Element.</text:span></text:p>
        <text:p text:style-name="P184"><text:span text:style-name="T374">Once per Story, the Solar may undertake a 5-Scale Project for free to shape a new Spirit. They may make more by </text:span><text:span text:style-name="T225">undertaking additional Projects at full cost.</text:span></text:p>
        <text:p text:style-name="P134">The Solar has full control when shaping their new Ally, detailing out its Intimacies and mentality. As well, they choose 3 Supernatural Abilities for the Spirit to be attuned to.</text:p>
        <text:p text:style-name="P184"><text:span text:style-name="T374">This new spirit will naturally be an Ally of the Solar for at least a Season, starting at Essence 3 and rapidly climbing as it is certain to be under the tutelage of its creator.</text:span><text:span text:style-name="T407"> However, once created, this new life has inviolable free will, and cannot be reshaped unwillingly by the Solar.</text:span></text:p>
        <text:p text:style-name="P135">A Fae, Demon, God, or Elemental may choose to be reformed by this charm, though to do so would be to give absolute trust to the Solar.</text:p>
        <text:h text:style-name="P388" text:outline-level="3">Wyld-Shaping Technique</text:h>
        <text:p text:style-name="P174"><text:span text:style-name="T66">Type:</text:span> <text:span text:style-name="T1">Simple<text:line-break/></text:span><text:span text:style-name="T142">Cost: </text:span><text:span text:style-name="T406">6</text:span><text:span text:style-name="T383">a</text:span></text:p>
        <text:p text:style-name="P174">The Solar <text:span text:style-name="T1">imposes their will upon the Wyld, and </text:span><text:span text:style-name="T8">the endless chaos must conform.</text:span></text:p>
        <text:p text:style-name="P21">Once a Story, the Solar may shape a portion of the Wyld into a form of their choosing, forcibly stabilizing it it for foreseeable future. This acts as a free Project, whose scope is controlled by the amount and intensity of Wyld being channeled.</text:p>
        <text:p text:style-name="P21">The Solar may raise a grand temple of a Manse in but a moment, or pull a fully-formed artifact out of pure chaos. <text:s/>They are only restricted in the fact that what they form must obey the physical laws of Creation, and that they cannot create nor restore life, except to simple plants and animals.</text:p>
      </text:section>
      <text:h text:style-name="P312" text:outline-level="2">Night <text:span text:style-name="T498">Caste</text:span></text:h>
      <text:section text:style-name="Sect2" text:name="Section6">
        <text:p text:style-name="Greater_20_Charm"><text:span text:style-name="T1">Lesser</text:span> </text:p>
        <text:h text:style-name="P389" text:outline-level="3">Burning Corona</text:h>
        <text:p text:style-name="P54"><text:span text:style-name="T66">Type:</text:span> Reflexive; <text:span text:style-name="T448">(Scene)</text:span><text:line-break/><text:span text:style-name="T84">Cost: </text:span><text:span text:style-name="T298">1a</text:span></text:p>
        <text:p text:style-name="P54">The Solar flares a glimpse of their anima at just the right moment, temporarily blinding their opponent as they attack them, <text:span text:style-name="T448">raising their Evasion by (Essence)</text:span></text:p>
        <text:p text:style-name="P59">If the target is of (Essence) less than the Solar, the target becomes blinded for the remainder of the Scene.</text:p>
        <text:h text:style-name="P432" text:outline-level="3">Easily-Overlooked Presence</text:h>
        <text:p text:style-name="P294"><text:span text:style-name="T66">Type:</text:span> <text:span text:style-name="T209">Simple</text:span>; <text:span text:style-name="T594">Scene</text:span><text:line-break/><text:span text:style-name="T120">Cost: </text:span><text:span text:style-name="T361">2m</text:span></text:p>
        <text:p text:style-name="P247"><text:span text:style-name="T28">The Exalt easily blends into a crowd, becoming impossible to pick out from a sea of faces. So long as the Exalt takes no distinct or overt action and stays with the same crowd of people, they cannot be found by anything except for systematic checking of each individual.</text:span></text:p>
        <text:h text:style-name="P425" text:outline-level="3">False Pursuit</text:h>
        <text:p text:style-name="P277"><text:span text:style-name="T41">Type:</text:span><text:span text:style-name="T17"> </text:span><text:span text:style-name="T18">Simple</text:span><text:span text:style-name="T17">; Scene<text:line-break/></text:span><text:span text:style-name="T43">Cost: </text:span><text:span text:style-name="T31">2m</text:span></text:p>
        <text:p text:style-name="P245"><text:span text:style-name="T28">On a successful (Charisma + Deception) roll against the </text:span><text:span text:style-name="T31">Resolve</text:span><text:span text:style-name="T28"> of a target, they become convinced that an ultimately benign or small point of the Scene holds great value to their current goal. For example, they may be convinced that the blades used murder are made of a special composition, which is a keystone to their case, despite the blades being only slightly out of normal make.</text:span></text:p>
        <text:h text:style-name="P426" text:outline-level="3">Flashing Quill Atemi</text:h>
        <text:p text:style-name="P278"><text:span text:style-name="T41">Type:</text:span><text:span text:style-name="T17"> </text:span><text:span text:style-name="T18">Simple<text:line-break/></text:span><text:span text:style-name="T51">Cost: </text:span><text:span text:style-name="T40">1m</text:span></text:p>
        <text:p text:style-name="P278">With just a short moment in possession of a written text, the Exalt may insert, expunge, or replace words as they see fit. No mundane means or mortal characters will be able decipher the difference between the altered content.</text:p>
        <text:p text:style-name="P246"><text:span text:style-name="T28">An Exalt, God, or other creature of power must successfully contest the Guile of the forging Exalt to notice that the document has been altered at all—let alone what specifically has been altered.</text:span></text:p>
        <text:h text:style-name="P390" text:outline-level="3">Feather Foot Style</text:h>
        <text:p text:style-name="P209"><text:span text:style-name="T66">Type: </text:span><text:span text:style-name="T1">Reflexive; Scene<text:line-break/></text:span><text:span text:style-name="T132">Cost: </text:span><text:span text:style-name="T1">1m</text:span></text:p>
        <text:p text:style-name="P58">The Exalt may run up walls, cross liquids, and even run across the underside of a horizontal surfaces, such as bridges or roofs, so long as they continue to run. <text:span text:style-name="T559">As well, t</text:span>hey may effortlessly leap a single story vertically or horizontally in one bound, and may continue to vault upwards if there is some surface firm enough for their force.</text:p>
        <text:p text:style-name="P66">In addition, they need not worry about any sort of fall damage from leaps or heights they could reach in this way.</text:p>
        <text:h text:style-name="P390" text:outline-level="3">Flashing Anticipation</text:h>
        <text:p text:style-name="P209"><text:span text:style-name="T41">Type: </text:span><text:span text:style-name="T18">Reflexive<text:line-break/></text:span><text:span text:style-name="T44">Cost: </text:span><text:span text:style-name="T18">1m</text:span></text:p>
        <text:p text:style-name="P86">You strike before the opponent can gather their thoughts. You may interrupt the natural turn order, t<text:span text:style-name="T557">aking your turn before a different character has a chance to act. </text:span><text:span text:style-name="T558">However, this will cause you to take 1 action instead of 2.</text:span></text:p>
        <text:h text:style-name="P391" text:outline-level="3">Flawlessly Impenetrable Disguise</text:h>
        <text:p text:style-name="P101"><text:span text:style-name="T66">Type:</text:span> Simple; Day<text:line-break/><text:span text:style-name="T90">Cost:</text:span><text:span text:style-name="T302"> 2m</text:span></text:p>
        <text:p text:style-name="P101">Through clever trickery, the Solar manages to craft a disguise that appears to break physical limitations, such as appearing shorter, gaining extreme mutations such as functional extra pairs of arms, or gain a voice that could not come from their body.</text:p>
        <text:p text:style-name="P56">While impressive and fooling to all inspection—even detailed—it is still just well-crafted trickery.</text:p>
        <text:h text:style-name="P392" text:outline-level="3">Genius Palate Summation</text:h>
        <text:p text:style-name="P152"><text:span text:style-name="T66">Type:</text:span> <text:span text:style-name="T453">Reflexive</text:span><text:span text:style-name="T1"><text:line-break/></text:span><text:span text:style-name="T147">Cost: </text:span><text:span text:style-name="T389">1m</text:span></text:p>
        <text:p text:style-name="P57">The emotions and intentions of an individual bleed through to their craftsmanship. Upon eating, imbibing, or otherwise interacting with food or drink prepared or handled by an individual, make a Read Intentions Action against them.</text:p>
        <text:h text:style-name="P390" text:outline-level="3">Graceful Crane Stance</text:h>
        <text:p text:style-name="P209"><text:span text:style-name="T66">Type: </text:span>Reflexive; Scene<text:line-break/><text:span text:style-name="T66">Cost:</text:span> 1m</text:p>
        <text:p text:style-name="P243">The Exalt has perfected balance, and suffers no penalties from rough or unsteady terrain. They may effortlessly walk across things far too narrow or weak to normally support them.</text:p>
        <text:h text:style-name="P344" text:outline-level="3">Irresistible Questioning Technique</text:h>
        <text:p text:style-name="P242"><text:span text:style-name="T44">Type: </text:span><text:span text:style-name="T18">Simple<text:line-break/></text:span><text:span text:style-name="T44">Cost:</text:span><text:span text:style-name="T18"> </text:span><text:span text:style-name="T20">2</text:span><text:span text:style-name="T18">m</text:span></text:p>
        <text:p text:style-name="P226">Through either compassion or terror, the Exalt is able to force words out of even the most stubborn of witnesses.</text:p>
        <text:p text:style-name="P248">As a question and immediately roll Investigation vs. Resolve. If successful, the target will reveal one useful fact related to a question—either by spilling it directly through words, or indirectly through something such as a subtle glance. <text:s/>If the target has no useful information to give, that fact is relayed instead.</text:p>
        <text:h text:style-name="P346" text:outline-level="3">Living Pulse Perception</text:h>
        <text:p text:style-name="P233"><text:span text:style-name="T66">Type:</text:span> <text:span text:style-name="T207">Simple</text:span> <text:line-break/><text:span text:style-name="T66">Cost: </text:span><text:span text:style-name="T359">2</text:span>m</text:p>
        <text:p text:style-name="P232"><text:soft-page-break/>The Exalt expands their soul into the world around them, feeling the flows of Essence around them. </text:p>
        <text:p text:style-name="P250">Make an Awareness roll. All character in the Scene with a (Stealth) lower than the roll have their presence briefly acknowledged. Creatures that are not part of Creation—such as Demons, Fae, and those whom have purposefully cut themselves off, gain +2 against this sense.</text:p>
        <text:h text:style-name="P433" text:outline-level="3">Lightning-Hand Sleight</text:h>
        <text:p text:style-name="P295"><text:span text:style-name="T66">Type: </text:span>Reflexive<text:line-break/><text:span text:style-name="T121">Cost: </text:span><text:span text:style-name="T362">1m</text:span></text:p>
        <text:p text:style-name="P252">The Exalt is unseen in their movements, and may reach out and swap, change, or tamper with anything that is within reach without anyone noticing, so long as the alteration is smaller than a hand. <text:span text:style-name="T595">T</text:span>his alteration will not be noticed for at least (Essence) hours, <text:span text:style-name="T595">or until the time when it is directly inspected.</text:span></text:p>
        <text:h text:style-name="P431" text:outline-level="3">Living off the Land</text:h>
        <text:p text:style-name="P293"><text:span text:style-name="T66">Type:</text:span> Permanent</text:p>
        <text:p text:style-name="P251">The Exalt will always find enough food and water to survive during their travels. They may guarantee provisions for at least a Group of people during their travels, so long as the land is not barren or hostile to life. <text:span text:style-name="T591">While nourishing, t</text:span>he sustenance is not guaranteed to be palatable.</text:p>
        <text:h text:style-name="P434" text:outline-level="3">Lock-Opening Touch</text:h>
        <text:p text:style-name="P296"><text:span text:style-name="T66">Type:</text:span> Reflexive<text:line-break/><text:span text:style-name="T120">Cost: </text:span><text:span text:style-name="T361">1m</text:span></text:p>
        <text:p text:style-name="P253">Gain +(Essence) automatic successes on any attempts to open a lock, knot, gate, or other contraption used to bar people’s way.</text:p>
        <text:h text:style-name="P435" text:outline-level="3">Magpie’s Invisible Talon</text:h>
        <text:p text:style-name="P297"><text:span text:style-name="T66">Type:</text:span> Supplemental<text:line-break/><text:span text:style-name="T122">Cost: </text:span><text:span text:style-name="T363">1m</text:span></text:p>
        <text:p text:style-name="P254">Extending their Essence, the Exalt is able to manipulate objects at a distance of up to (Essence) meters away.</text:p>
        <text:h text:style-name="P424" text:outline-level="3">Mimicry of Form</text:h>
        <text:p text:style-name="P276"><text:span text:style-name="T41">Type:</text:span><text:span text:style-name="T17"> </text:span><text:span text:style-name="T18">Simple; Week<text:line-break/></text:span><text:span text:style-name="T50">Cost: </text:span><text:span text:style-name="T39">2m</text:span></text:p>
        <text:p text:style-name="P249">After studying a mannerism of a target for a short time, such as handwriting, voice, or even walking pattern, the Exalt may replicate it as needed for a week, gaining (<text:span text:style-name="T584">3</text:span>) additional dice to do so.</text:p>
        <text:h text:style-name="P393" text:outline-level="3">Mist on Water</text:h>
        <text:p text:style-name="Exalted"><text:span text:style-name="T66">Type:</text:span> <text:span text:style-name="T1">Supplemental <text:line-break/></text:span><text:span text:style-name="T132">Cost:</text:span><text:span text:style-name="T1"> 1m</text:span></text:p>
        <text:p text:style-name="P16">With a swift motion, the Solar disrupts the chakras necessary for thought and sound, rendering the target partially paralyzed and importantly—unable to make sound.</text:p>
        <text:p text:style-name="P16">With either a successful touch or hit, force the target to lose their next action, and become silenced for the next (Essence)x15 minutes.</text:p>
        <text:p text:style-name="P275">If used in a Combat or Encounter, this silence lasts (Essence) Rounds instead.</text:p>
        <text:h text:style-name="P340" text:outline-level="3">Proof Eating Palm</text:h>
        <text:p text:style-name="P185"><text:span text:style-name="T66">Type:</text:span> <text:span text:style-name="T196">Supplemental</text:span><text:span text:style-name="T1"> <text:line-break/></text:span><text:span text:style-name="T132">Cost:</text:span><text:span text:style-name="T1"> 1m</text:span></text:p>
        <text:p text:style-name="P186"><text:span text:style-name="T1">The Solar disappears an object from plain sight, its resting place known only to the Solar themselves. So long as the Solar is able to get their hands on the object, and it is no larger than their torso, the object is simply </text:span><text:span text:style-name="T415">gone</text:span><text:span text:style-name="T1"> for at least 15 minutes.</text:span></text:p>
        <text:p text:style-name="P186"><text:span text:style-name="T149">They</text:span><text:span text:style-name="T1"> must successfully beat a contested Stealth vs Awareness roll against creatures with (Essence) more than the Solar.</text:span></text:p>
        <text:h text:style-name="P341" text:outline-level="3">Sensory Acuity Prana</text:h>
        <text:p text:style-name="P187"><text:span text:style-name="T66">Type:</text:span> <text:span text:style-name="T1">Reflexive; </text:span><text:span text:style-name="T3">Scene<text:line-break/></text:span><text:span text:style-name="T145">Cost: </text:span><text:span text:style-name="T387">1m</text:span></text:p>
        <text:p text:style-name="P188"><text:span text:style-name="T387">The </text:span><text:span text:style-name="T374">senses of the Solar become sharpened to levels beyond what a mere mortal can reach—able to </text:span><text:span text:style-name="T225">differentiate</text:span><text:span text:style-name="T374"> between individual voices three buildings down, or tasting the slightest variation in flavors in food (as would be present with the most subtle of poisons.)</text:span></text:p>
        <text:p text:style-name="P136">On all active Awareness rolls, gain <text:span text:style-name="T529">2</text:span> dice, and rolls are now allowed for what would be considered impossible before.</text:p>
        <text:p text:style-name="P136">Prolonged use of this charm is often considered painful and overwhelming, even to the mighty Chosen.</text:p>
        <text:h text:style-name="P394" text:outline-level="3">Shadow-Crossing Leap</text:h>
        <text:p text:style-name="P35"><text:span text:style-name="T66">Type:</text:span> Reflexive<text:line-break/><text:span text:style-name="T72">Cost:</text:span><text:span text:style-name="T283"> </text:span><text:span text:style-name="T285">2</text:span><text:span text:style-name="T284">a</text:span></text:p>
        <text:p text:style-name="P35">The <text:span text:style-name="T197">Solar</text:span>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35">Only solid walls without any opening may halt their passage from one location to the next.</text:p>
        <text:h text:style-name="P395" text:outline-level="3">Sound and Scent Banishing Attitude</text:h>
        <text:p text:style-name="P102"><text:span text:style-name="T66">Type:</text:span> Reflexive; Scene<text:line-break/><text:span text:style-name="T92">Cost: </text:span><text:span text:style-name="T304">3m</text:span></text:p>
        <text:p text:style-name="P102">The Solar focuses their attempts at stealth onto a specific, non-visual sense, completely eliminating it from the equation. Their footsteps may become silent, or their scent hidden from tracking dogs. <text:s/><text:span text:style-name="T524">Only one sense may be banished at a time.</text:span></text:p>
        <text:h text:style-name="P326" text:outline-level="3">Splitting the Arrow</text:h>
        <text:p text:style-name="P216"><text:span text:style-name="T66">Type:</text:span> <text:span text:style-name="T571">Simple</text:span><text:line-break/><text:span text:style-name="T66">Cost: </text:span>1m</text:p>
        <text:p text:style-name="P216">The Exal<text:span text:style-name="T572">t spends a Maneuver calling a target. Their next Strike against the target hits</text:span> with unerring accuracy and lethality, finding the smallest chink of armor and exploiting it.</text:p>
        <text:p text:style-name="P217">Y<text:span text:style-name="T569">ou may target Evasion on this attack, </text:span><text:span text:style-name="T570">instead of DV.</text:span></text:p>
        <text:h text:style-name="P396" text:outline-level="3"><text:soft-page-break/>Statue Spirit Stillness</text:h>
        <text:p text:style-name="P100"><text:span text:style-name="T66">Type:</text:span> <text:span text:style-name="T1">Reflexive; </text:span><text:span text:style-name="T3">Scene<text:line-break/></text:span><text:span text:style-name="T145">Cost: </text:span><text:span text:style-name="T387">1m</text:span></text:p>
        <text:p text:style-name="P100">The Solar may remain as completely stationary as long as necessary. They show no outward signs of movement, not even breathing.</text:p>
        <text:p text:style-name="P65">When stationary, they can not be detected by casual Awareness, and they gain +4 dice against contested Stealth.</text:p>
        <text:h text:style-name="P397" text:outline-level="3">Sunlight Bleeding Away</text:h>
        <text:p text:style-name="P104"><text:span text:style-name="T66">Type:</text:span> <text:span text:style-name="T1">Simple<text:line-break/></text:span><text:span text:style-name="T146">Cost:</text:span><text:span text:style-name="T388"> </text:span><text:span text:style-name="T393">1</text:span><text:span text:style-name="T388">a</text:span></text:p>
        <text:p text:style-name="P104">Take a <text:span text:style-name="T1">Stealth</text:span> Maneuver action vs. a Target’s <text:span text:style-name="T1">(Wits + Awareness). On success, you disappear from their sight and become unseen until your next Action.</text:span></text:p>
        <text:p text:style-name="P104">Multiple targets may be chosen at the same time, but doing so causes a <text:span text:style-name="T475">Moderate Disadvantage</text:span>.</text:p>
        <text:h text:style-name="P429" text:outline-level="3">Surprise Anticipation Method</text:h>
        <text:p text:style-name="P284"><text:span text:style-name="T66">Type:</text:span> Permanent</text:p>
        <text:p text:style-name="P284">The Exalt suffers no penalties to Awareness rolls occur due to being tired, exhausted, or other similar mental disadvantage. Awareness rolls may always be made while asleep.</text:p>
        <text:h text:style-name="P421" text:outline-level="3">Watchful Justiciar’s Eye</text:h>
        <text:p text:style-name="P266"><text:span text:style-name="T41">Type:</text:span><text:span text:style-name="T17"> </text:span><text:span text:style-name="T18">Simple</text:span><text:span text:style-name="T17">; Scene<text:line-break/></text:span><text:span text:style-name="T42">Cost:</text:span><text:span text:style-name="T29"> 2m</text:span></text:p>
        <text:p text:style-name="P266">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265">The Storyteller must inform the character of any suspicious movements, or disappearances of characters in the scene.</text:p>
        <text:h text:style-name="P326" text:outline-level="3">Wise Arrow</text:h>
        <text:p text:style-name="P15"><text:span text:style-name="T66">Type: </text:span>Supplemental<text:line-break/><text:span text:style-name="T66">Cost: </text:span><text:span text:style-name="T348">1</text:span>m</text:p>
        <text:p text:style-name="P216">With perfect control, the Exalt lets loose a bolt of a perfect arc to strike their target.</text:p>
        <text:p text:style-name="P215">The Exalt may target creatures through the smallest of cracks, over impossibly high barriers, or even through slits between a door. So long as a single, uninterrupted arch exists to the target, they are a valid enemy, and derive no benefit from cover.</text:p>
        <text:p text:style-name="P39">Greater </text:p>
        <text:h text:style-name="P398" text:outline-level="3">A Will is a Way</text:h>
        <text:p text:style-name="P155">Type: Permanent</text:p>
        <text:p text:style-name="P155">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399" text:outline-level="3">Eye of the Unconquered Sun</text:h>
        <text:p text:style-name="P107"><text:span text:style-name="T66">Type:</text:span> <text:span text:style-name="T1">Simple</text:span>; Scene<text:line-break/><text:span text:style-name="T96">Cost: </text:span><text:span text:style-name="T307">3a</text:span></text:p>
        <text:p text:style-name="P107">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107">As well, roll a (<text:span text:style-name="T1">Wits</text:span> + Awareness). All characters in the scene with (Essence) less or equal to the roll are valid targets for any future perception during the scene, regardless of obstacles such as hiding behind walls.</text:p>
        <text:h text:style-name="P400" text:outline-level="3">Guardian Fog Approach</text:h>
        <text:p text:style-name="P153"><text:span text:style-name="T66">Type:</text:span> Simple; Scene<text:line-break/><text:span text:style-name="T91">Cost: </text:span><text:span text:style-name="T303">2m</text:span></text:p>
        <text:p text:style-name="P55"><text:span text:style-name="T173">Touch up to (Essence) companions, </text:span><text:span text:style-name="T174">bringing them into the shadows with you. You may make a Steal roll for the entire group.</text:span></text:p>
        <text:h text:style-name="P389" text:outline-level="3">Immunity to Everything Technique</text:h>
        <text:p text:style-name="P54"><text:span text:style-name="T66">Type:</text:span> Permanent</text:p>
        <text:p text:style-name="P54">Once a Solar has been exposed to a toxin, poison, or illness—and survived—they never need worry about suffering ill effects from it again. <text:s/><text:span text:style-name="T525">So long as they have imbued a dose that would</text:span></text:p>
        <text:p text:style-name="P190">The Solar may deliberately choose to lower their defenses for such recreational substances like alcohol.</text:p>
        <text:h text:style-name="P401" text:outline-level="3">One Extra Step</text:h>
        <text:p text:style-name="P103"><text:span text:style-name="T66">Type:</text:span> <text:span text:style-name="T1">Supplemental</text:span><text:line-break/><text:span text:style-name="T93">Cost: </text:span><text:span text:style-name="T305">2a</text:span></text:p>
        <text:p text:style-name="P189">There are hidden ways to any place, and the Solar may identify and pursue them immediately with none of their fellows the wiser.</text:p>
        <text:p text:style-name="P103">Once per Scene, the Exalt may reach a Position or Target they can observe, <text:span text:style-name="T525">and which is not completely impossible to reach.</text:span></text:p>
        <text:h text:style-name="P402" text:outline-level="3"/>
        <text:h text:style-name="P403" text:outline-level="3"><text:soft-page-break/>Perfect Mirror</text:h>
        <text:p text:style-name="P105"><text:span text:style-name="T66">Type:</text:span> Simple; <text:span text:style-name="T198">Day</text:span><text:line-break/><text:span text:style-name="T94">Cost: </text:span><text:span text:style-name="T344">3m</text:span></text:p>
        <text:p text:style-name="P105">Choose a target that the Solar has studied for at least a <text:span text:style-name="T198">few hours</text:span>, and then become a perfect replica. All mannerisms and characteristics of the target are replicated, and a surface level of knowledge and abilities the target knows—enough to fool all but the most intimate of acquaintances.</text:p>
        <text:p text:style-name="P105">Even supernatural effects—such as a Anima flare, is emulated with Essence-based illusions.</text:p>
        <text:h text:style-name="P404" text:outline-level="3">Phantom Rider’s Retreat</text:h>
        <text:p text:style-name="P117"><text:span text:style-name="T66">Type:</text:span> Simple; <text:span text:style-name="T457">Scene</text:span><text:line-break/><text:span text:style-name="T105">Cost: </text:span><text:span text:style-name="T315">2m</text:span></text:p>
        <text:p text:style-name="P117">The Solar leads their party to safety. So long as their mode of transportation does not halt movement, their pursuers will be unable to catch them.</text:p>
        <text:p text:style-name="P117">The Solar cannot rest while the effects of this charm are active, nor regain motes.</text:p>
        <text:h text:style-name="Heading_20_3" text:outline-level="3">The Mark of Judgment</text:h>
        <text:p text:style-name="Exalted"><text:span text:style-name="T66">Type: </text:span><text:span text:style-name="T1">Simple</text:span>; Scene<text:line-break/><text:span text:style-name="T66">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h text:style-name="P405" text:outline-level="3">Unexpected Assailant</text:h>
        <text:p text:style-name="P205"><text:span text:style-name="T66">Type: </text:span><text:span text:style-name="T346">Reflexive</text:span><text:line-break/><text:span text:style-name="T66">Cost:</text:span> <text:span text:style-name="T541">1m</text:span></text:p>
        <text:p text:style-name="P206">The fleeting shadows hide the Sun until the time the Sun is ready to grace the land with his presence.</text:p>
        <text:p text:style-name="P206">Gain an additional +2 dice, on top of the natural advantage gained, whenever performing something radically unexpected to the target. This <text:span text:style-name="T542">ranges from attacking from the shadows, to surprising someone as they turn across to the alleyway, to even more abstract concepts of surprise such as flustering someone with a strange turn of conversation.</text:span></text:p>
        <text:p text:style-name="P28">Capstone</text:p>
        <text:h text:style-name="P406" text:outline-level="3">False Image Feint</text:h>
        <text:p text:style-name="P191"><text:span text:style-name="T66">Type:</text:span> <text:span text:style-name="T13">Reflexive</text:span><text:line-break/><text:span text:style-name="T93">Cost: </text:span><text:span text:style-name="T341">5m</text:span></text:p>
        <text:p text:style-name="P190"><text:span text:style-name="T305">T</text:span><text:span text:style-name="T278">he Solar is always prepared, and knows how deception can change the entire path of a battle.</text:span></text:p>
        <text:p text:style-name="P190"><text:span text:style-name="T278">After damage has been calculated and finalized, the Player may reveal that </text:span><text:span text:style-name="T242">the Solar had used their anima to create a false image that had been struck—along with any object the Solar had placed to heighten the deception.</text:span></text:p>
        <text:p text:style-name="P76">The Player then declares where the Solar actually is—up to one Zone away. <text:span text:style-name="T526">This often will not be obvious to combatants on the field.</text:span></text:p>
        <text:h text:style-name="P407" text:outline-level="3">Inevitable Machinations</text:h>
        <text:p text:style-name="P204"><text:span text:style-name="T221">Type:</text:span><text:span text:style-name="T247"> </text:span><text:span text:style-name="T249">Simple</text:span><text:span text:style-name="T247"><text:line-break/></text:span><text:span text:style-name="T222">Cost: </text:span><text:span text:style-name="T248">5</text:span><text:span text:style-name="T249">a</text:span></text:p>
        <text:p text:style-name="P80">It is not simply the great power <text:span text:style-name="T539">of the Solar Exalted that others fear so much, but their great cunning. To challenge one of the Solar Exalted is to have inevitably lost, as they come prepared with the winning hand.</text:span></text:p>
        <text:p text:style-name="P82">Once per Story, reveal how the Solar already has what they want out of a Scene—<text:span text:style-name="T545">so long as </text:span><text:span text:style-name="T546">the goal</text:span><text:span text:style-name="T545"> is to take an object, </text:span><text:span text:style-name="T547">procure information, or kill/trap/or otherwise contain a person or group.</text:span></text:p>
        <text:p text:style-name="P83">When activating this charm, describe how the Solar planned ahead, and how only now its effects are activating—for example, they may have poisoned the target earlier and only now are its effects being felt. <text:span text:style-name="T540">Or perhaps they already have the great artifact that they were searching for, and have simply been distracting the guardian of it while it was secreted away to a safe spot. <text:s/>Or perhaps a Sorcerous circle is about to activate, banishing the great demon back into Malfeas.</text:span></text:p>
        <text:p text:style-name="P84">Whatever it is, the Solar has <text:span text:style-name="T413">already won</text:span><text:span text:style-name="T424">—</text:span><text:span text:style-name="T429">quite a while ago—and what is happening is theater to distract or inconvenience the antagonist.</text:span></text:p>
        <text:p text:style-name="P84"><text:span text:style-name="T424">Opponents with (Essence) less than the Solar’s must immediately </text:span><text:span text:style-name="T413">Cheat Death</text:span><text:span text:style-name="T424"> to avoid the worst effects of what the Solar has planned for them. Those of equal to or greater cannot be </text:span><text:span text:style-name="T413">directly</text:span><text:span text:style-name="T424"> harmed by this Charm, </text:span><text:span text:style-name="T429">but can certainly be inconvenienced.</text:span></text:p>
        <text:p text:style-name="P81"><text:span text:style-name="T424">This Charm is limited in that it can only be used to solve a problem in the </text:span><text:span text:style-name="T413">immediate</text:span><text:span text:style-name="T424"> future—for example, you cannot simply start a Story and use this charm to finish it. Only when the goal is in sight—such as </text:span><text:span text:style-name="T428">before the final</text:span><text:span text:style-name="T424"> battle—may this charm be used to solve the Story. </text:span><text:span text:style-name="T430">As well, it</text:span><text:span text:style-name="T428"> cannot be used to “solve” two Stories in a row.</text:span></text:p>
      </text:section>
      <text:h text:style-name="P311" text:outline-level="2">Eclipse <text:span text:style-name="T498">Caste</text:span></text:h>
      <text:section text:style-name="Sect2" text:name="Section9">
        <text:p text:style-name="P17">Lesser</text:p>
        <text:h text:style-name="P422" text:outline-level="3">Dance of Flashing Swords</text:h>
        <text:p text:style-name="P269"><text:span text:style-name="T41">Type:</text:span><text:span text:style-name="T17"> </text:span><text:span text:style-name="T18">Simple<text:line-break/></text:span><text:span text:style-name="T46">Cost: </text:span><text:span text:style-name="T36">1m</text:span></text:p>
        <text:p text:style-name="P269"><text:span text:style-name="T17">After the fact, the Exalt can explain away that a particularly egregious action—a fight, explosion, or </text:span><text:span text:style-name="T18">similar altercation</text:span><text:span text:style-name="T17">—as a </text:span><text:span text:style-name="T55">spontaneous act of street</text:span><text:span text:style-name="T17"> performance. </text:span><text:span text:style-name="T55">Most will accept this at face value, but gain a Moderate Advantage to convince others.</text:span></text:p>
        <text:h text:style-name="P408" text:outline-level="3">Deft Official’s Way</text:h>
        <text:p text:style-name="P111"><text:span text:style-name="T66">Type:</text:span> Simple<text:line-break/><text:span text:style-name="T100">Cost: </text:span><text:span text:style-name="T310">1m</text:span></text:p>
        <text:p text:style-name="P111">After observing a group or organization in motion, the Solar may easily pick out who would be receptive to a <text:span text:style-name="T184">specified social</text:span> activity, such as socializing, intimidation, or bribery.</text:p>
        <text:h text:style-name="P422" text:outline-level="3">Discretionary Gesture</text:h>
        <text:p text:style-name="P269"><text:span text:style-name="T66">Type:</text:span> Reflexive<text:line-break/><text:span text:style-name="T111">Cost: </text:span><text:span text:style-name="T350">1m</text:span></text:p>
        <text:p text:style-name="P269">A chain is only as strong as its weakest link—a fact known by any in the socialite circles. Through subtle (and not-so subtle) means, the Exalt can <text:span text:style-name="T580">disrupt influence against</text:span> of one of their compatriots, using the<text:span text:style-name="T581">ir own</text:span> <text:span text:style-name="T205">Guile</text:span> in place of <text:span text:style-name="T581">their Ally’s.</text:span></text:p>
        <text:h text:style-name="P409" text:outline-level="3">Effective Counterargument</text:h>
        <text:p text:style-name="P32"><text:span text:style-name="T66">Type:</text:span> Reflexive; <text:span text:style-name="T412">Scene<text:line-break/></text:span><text:span text:style-name="T69">Cost: </text:span><text:span text:style-name="T321">1a</text:span></text:p>
        <text:p text:style-name="P32">Once per scene, the Exalt may interrupt an other’s action to cajole, sway, or otherwise persuade a target, rolling their own roll with +(Essence) extra dice.</text:p>
        <text:p text:style-name="P32">So long as the Exalt’s roll is greater than the opponent’s, the target and those with similar mindset will gain a <text:span text:style-name="T413">negative</text:span> Intimacy towards the original argument, <text:span text:style-name="T416">inverting </text:span><text:span text:style-name="T488">the intent.</text:span></text:p>
        <text:h text:style-name="P422" text:outline-level="3">Excellent Friend Approach</text:h>
        <text:p text:style-name="P269"><text:span text:style-name="T66">Type:</text:span> Permanent</text:p>
        <text:p text:style-name="P269">The charms of the Exalt are hard to resist. So long as there is no specific reason against it, Mortals and beings with <text:span text:style-name="T582">(</text:span>Essence<text:span text:style-name="T582">)</text:span> lower than the Exalt’s will be friendly and cordial to them, even if they have just met, <text:span text:style-name="T583">and they gain +2 dice on their first Social roll against a target.</text:span></text:p>
        <text:h text:style-name="P437" text:outline-level="3">Foul Air of Argument Technique</text:h>
        <text:p text:style-name="P303"><text:span text:style-name="T66">Type:</text:span> Simple; (Essence) Weeks<text:line-break/><text:span text:style-name="T129">Cost: </text:span><text:span text:style-name="T371">2m</text:span></text:p>
        <text:p text:style-name="P303">The Exalt knows that a few well placed words are all it takes to crash the trust of an organization. Exploit the weaknesses of a regional organization, or a local charter. For the next (Essence) weeks, that organization becomes mired in in-fighting, red-tape, and miscommunication. Only one target may be so influenced at a time, and the same target cannot be affected more than once a Season.</text:p>
        <text:h text:style-name="P432" text:outline-level="3">Friendship with Animals</text:h>
        <text:p text:style-name="P294"><text:span text:style-name="T66">Type:</text:span> Simple<text:line-break/><text:span text:style-name="T119">Cost: </text:span><text:span text:style-name="T360">1m</text:span></text:p>
        <text:p text:style-name="P294">Animals may be calmed, so long as a mundane animal has no direct antagonism toward the Exalt, such as overwhelming hunger or protection of offspring. This will allow safe passage through a predator’s territory, or docile approach to even the most skittish of herbivores. <text:span text:style-name="T592">Against semi-sapient creatures, such as Fogsharks, the Exalt gains (3) dice to their rolls.</text:span></text:p>
        <text:h text:style-name="P410" text:outline-level="3">Fury-Inciting Speech</text:h>
        <text:p text:style-name="P158"><text:span text:style-name="T66">Type:</text:span> <text:span text:style-name="T1">Simple<text:line-break/></text:span><text:span text:style-name="T134">Cost: </text:span><text:span text:style-name="T376">2a</text:span></text:p>
        <text:p text:style-name="P158">Once a mob has been formed with emotions of rage, fury, or likewise, the Solar can direct them as though they were an extension of their own morals.</text:p>
        <text:p text:style-name="P158">The Player directs the mob to outlet their anger. For every 3 successes on a <text:span text:style-name="T443">Social </text:span>roll, the Solar can direct to the mob to take a distinct action related to their anger, be it to burn a Guild Hall, capture a Magistrate, or storm the docks.</text:p>
        <text:h text:style-name="P432" text:outline-level="3">Hardship-Surviving Spirit</text:h>
        <text:p text:style-name="P294"><text:span text:style-name="T66">Type:</text:span> <text:span text:style-name="T208">Permanent</text:span></text:p>
        <text:p text:style-name="P244">The <text:span text:style-name="T593">fluctuations of</text:span> heat and cold do not bother the <text:span text:style-name="T593">Exalt, regardless of outfit. They will find the environment comfortable and suffer no penalties to rolls caused by the heat or cold save for the harshest of blizzards or the overwhelming presence of a volcano.</text:span></text:p>
        <text:h text:style-name="P422" text:outline-level="3">Irresistible Diversion</text:h>
        <text:p text:style-name="P269"><text:span text:style-name="T41">Type:</text:span><text:span text:style-name="T17"> </text:span><text:span text:style-name="T271">Simple</text:span><text:span text:style-name="T18">; Scene<text:line-break/></text:span><text:span text:style-name="T47">Cost: </text:span><text:span text:style-name="T37">2m</text:span></text:p>
        <text:p text:style-name="P269"><text:span text:style-name="T17">The performer can command attention to themselves, making sure that they and only they are noticed by onlookers. </text:span><text:span text:style-name="T56">Characters with less (Essence) than the Exalt cannot turn their eyes away from the performance </text:span><text:span text:style-name="T57">until it is finished</text:span><text:span text:style-name="T56">, </text:span><text:span text:style-name="T57">and others can be entranced by a successful Performance vs. Resolve roll.</text:span></text:p>
        <text:h text:style-name="P423" text:outline-level="3">Irresistible Salesman Spirit</text:h>
        <text:p text:style-name="P272"><text:span text:style-name="T66">Type:</text:span> Simple; Day<text:line-break/><text:span text:style-name="T112">Cost: </text:span><text:span text:style-name="T351">2m</text:span></text:p>
        <text:p text:style-name="P272">On a successful Socialize roll, instill a near-obsession level of fascination, idea, or desire for a product in the target—so long as it does not conflict with an existing Intimacy.</text:p>
        <text:p text:style-name="P272"><text:soft-page-break/><text:span text:style-name="T57">For a day, the target(s) gain an Intimacy towards the specified product, and will attempt to pursue it, potentially leaving their posts or other aspects of their life temporarily behind.</text:span></text:p>
        <text:h text:style-name="P423" text:outline-level="3">Mastery of Small Manners</text:h>
        <text:p text:style-name="P272"><text:span text:style-name="T66">Type:</text:span> Reflexive; Scene<text:line-break/><text:span text:style-name="T113">Cost: </text:span><text:span text:style-name="T353">3</text:span><text:span text:style-name="T352">m</text:span></text:p>
        <text:p text:style-name="P272"><text:span text:style-name="T57">The </text:span><text:span text:style-name="T272">Exalt</text:span><text:span text:style-name="T57"> may quickly understand and emulate local mannerisms and customs, e</text:span><text:span text:style-name="T61">nsuring that they blend into the society around them. </text:span></text:p>
        <text:p text:style-name="P273"><text:span text:style-name="T62">A</text:span><text:span text:style-name="T17">ll interactions with a Character in the first Scene they are introduced will see a +2 to all Socialize rolls, until the Solar fails a roll against the target or actively performs a faux pas in their presence. As well,</text:span><text:span text:style-name="T61"> </text:span><text:span text:style-name="T63">they </text:span><text:span text:style-name="T61">suffer no ill effects from being an outsider, </text:span><text:span text:style-name="T62">quickly acclimating to and understanding new customs with but a simple glance. </text:span></text:p>
        <text:h text:style-name="P427" text:outline-level="3">Mind-Wiping Gaze</text:h>
        <text:p text:style-name="P279"><text:span text:style-name="T66">Type:</text:span> Reflexive; Scene<text:line-break/><text:span text:style-name="T115">Cost: </text:span><text:span text:style-name="T354">3m</text:span></text:p>
        <text:p text:style-name="P279">The Exalt pierces the target with a gaze that penetrates the very soul, extinguishing the flame of memories.</text:p>
        <text:p text:style-name="P274"><text:span text:style-name="T62">Interrupt a target taking a Social Influence action, or who is attempting to communicate in a way. On a successful </text:span><text:span text:style-name="T273">Subterfuge</text:span><text:span text:style-name="T62"> vs. </text:span><text:span text:style-name="T273">Resolve</text:span><text:span text:style-name="T62"> roll, the target loses their thoughts and memories regarding their action and immediately fails on their action. In addition, they cannot remember to pick the task up again until after the scene. </text:span><text:span text:style-name="T64">This may only be done once per scene.</text:span></text:p>
        <text:h text:style-name="P422" text:outline-level="3">Phantom Scenery</text:h>
        <text:p text:style-name="P269"><text:span text:style-name="T41">Type:</text:span><text:span text:style-name="T17"> </text:span><text:span text:style-name="T18">Supplemental; Scene<text:line-break/></text:span><text:span text:style-name="T48">Cost: </text:span><text:span text:style-name="T263">1m</text:span></text:p>
        <text:p text:style-name="P269"><text:span text:style-name="T57">The Exalt may conjure scenery, props, or other phantoms </text:span><text:span text:style-name="T21">as extensions of their anima, showing up as distorted, shadowy figures. </text:span><text:span text:style-name="T57">In typical application, such as on stage or during a </text:span><text:span text:style-name="T58">structured </text:span><text:span text:style-name="T57">performance, this </text:span><text:span text:style-name="T58">illusion</text:span><text:span text:style-name="T57"> does not arouse suspicion of the Exalt’s nature—</text:span><text:span text:style-name="T59">people </text:span><text:span text:style-name="T58">will be primed to believe this is just stage magic. </text:span><text:span text:style-name="T57">In other circumstances, the Exalt must use </text:span><text:span text:style-name="T60">a </text:span><text:span text:style-name="T57">contested (Performance) vs. (Awareness) </text:span><text:span text:style-name="T60">roll</text:span><text:span text:style-name="T57"> to disguise this as a mundane effect.</text:span></text:p>
        <text:h text:style-name="P411" text:outline-level="3">Semantic Argument Technique</text:h>
        <text:p text:style-name="P113"><text:span text:style-name="T66">Type:</text:span> Simple; Scene<text:line-break/><text:span text:style-name="T101">Cost: </text:span><text:span text:style-name="T311">2m</text:span></text:p>
        <text:p text:style-name="P113">The Solars are known as Law<text:span text:style-name="T500">givers</text:span>, and such knowledge is intrinsic to their very nature. During arguments involving law, procedure, or other methodology, they gain +<text:span text:style-name="T455">3</text:span> dice.</text:p>
        <text:p text:style-name="P113">Once per Story the Solar may <text:span text:style-name="T456">Recall</text:span> Fact by revealing an arcane or forgotten law <text:span text:style-name="T456">without needing a roll.</text:span></text:p>
        <text:h text:style-name="P436" text:outline-level="3">Sometimes Horses Fly</text:h>
        <text:p text:style-name="P298"><text:span text:style-name="T66">Type:</text:span> Reflexive<text:line-break/><text:span text:style-name="T123">Cost: </text:span><text:span text:style-name="T364">1m</text:span></text:p>
        <text:p text:style-name="P298">For an Action, the Exalt’s mode of transportation is able to defy conventional movement. Horses can run across rushing rivers, ships barges across land, and wagons can sail across an empty canyon.</text:p>
        <text:h text:style-name="P422" text:outline-level="3">Soul-Firing Performance</text:h>
        <text:p text:style-name="P269"><text:span text:style-name="T41">Type: </text:span><text:span text:style-name="T18">Supplemental<text:line-break/></text:span><text:span text:style-name="T49">Cost: </text:span><text:span text:style-name="T38">1m</text:span></text:p>
        <text:p text:style-name="P228"><text:span text:style-name="T149">A performance can </text:span><text:span text:style-name="T203">speak </text:span><text:span text:style-name="T204">directly to each individual, as though it were a one on one conversation. With a Performance Roll, ignore any Resolve bonus from being in a Group.</text:span></text:p>
        <text:h text:style-name="P437" text:outline-level="3">Speed the Wheels</text:h>
        <text:p text:style-name="P303"><text:span text:style-name="T66">Type:</text:span> Simple; Month<text:line-break/><text:span text:style-name="T130">Cost: </text:span><text:span text:style-name="T372">2m</text:span></text:p>
        <text:p text:style-name="P303">Cutting efficiently through red tape and other impediments, the Exalt may speed the machinations of an organization. They will double their speed on a particular task for one month.</text:p>
        <text:p text:style-name="P229"><text:span text:style-name="T204">Alternatively, the Exalt may jam up the organization with some well placed words, slowing down a task by ½ of its original pace.</text:span></text:p>
        <text:h text:style-name="P347" text:outline-level="3">Spirit-Tied Companion</text:h>
        <text:p text:style-name="P292"><text:span text:style-name="T66">Type:</text:span> <text:span text:style-name="T208">Permanent</text:span></text:p>
        <text:p text:style-name="P291"><text:span text:style-name="T208">O</text:span><text:span text:style-name="T149">n purchasing this charm, specify an animal, lesser spirit, or other creature with whom to form a willing bond with. This creature becomes unbreakable loyal to the Exalt, to the point of becoming an extension of the self.</text:span></text:p>
        <text:p text:style-name="P255">The Exalt may treat their companion as an unquestioning <text:a xlink:type="simple" xlink:href="#Ally" text:style-name="Internet_20_link" text:visited-style-name="Visited_20_Internet_20_Link">Ally</text:a> (3). They may <text:span text:style-name="T590">also</text:span> peer through their senses if separated, though at a -2 dice penalty.</text:p>
        <text:h text:style-name="P412" text:outline-level="3">Spurious Ownership</text:h>
        <text:p text:style-name="P108"><text:span text:style-name="T66">Type:</text:span> <text:span text:style-name="T1">Simple; Scene<text:line-break/></text:span><text:span text:style-name="T148">Cost: </text:span><text:span text:style-name="T390">2a</text:span></text:p>
        <text:p text:style-name="P108"><text:span text:style-name="T1">With the force of certainty and their unconsciously regal presence, whatever the Solar speaks claims ownership of is </text:span>instinctively believed.</text:p>
        <text:p text:style-name="P108">With a successful <text:span text:style-name="T160">Social</text:span> Roll <text:span text:style-name="T489">vs.</text:span> target’s <text:span text:style-name="T160">Resolve</text:span>, the target will believe that a claimed object, structure, or even specific idea belongs to the Solar for the remainder of the scene. This belief may remain unless directly challenged. </text:p>
        <text:p text:style-name="P304">If they have knowledge or direct evidence to the contrary, they instead gain a temporary Intimacy of doubt towards their own known evidence, but remain convinced of its true ownership.</text:p>
        <text:h text:style-name="P438" text:outline-level="3">Testing the Waters</text:h>
        <text:p text:style-name="P305"><text:span text:style-name="T66">Type:</text:span> Simple<text:line-break/><text:span text:style-name="T131">Cost: </text:span><text:span text:style-name="T373">2m</text:span></text:p>
        <text:p text:style-name="P305">Studying the actions of those in a court, the Exalt may quickly predict what future Political action the subject will embark on, ranging from how they will vote, to whom they will speak with next.</text:p>
        <text:p text:style-name="P305"><text:soft-page-break/>Perform a<text:span text:style-name="T603">n opposed</text:span> <text:span text:style-name="T210">Bureaucracy</text:span> roll. On a success, the Player may perform a “Read Intentions” act on the subject to ask a question regarding their target’s current intended political action.</text:p>
        <text:h text:style-name="P438" text:outline-level="3">Unknowable Visage</text:h>
        <text:p text:style-name="P305">Type: Permanent</text:p>
        <text:p text:style-name="P305">Through vast experience, the deft Politician knows exactly how to disarm and dismiss probing questions.</text:p>
        <text:p text:style-name="P305"><text:span text:style-name="T604">Immediately gain +1 Guile, up to 5. This charm may be refunded if it no longer grants a benefit.</text:span></text:p>
        <text:h text:style-name="Heading_20_3" text:outline-level="3">Wise Counsel</text:h>
        <text:p text:style-name="P116"><text:span text:style-name="T66">Type:</text:span> Simple; Day<text:line-break/><text:span text:style-name="T104">Cost: </text:span><text:span text:style-name="T314">2m</text:span></text:p>
        <text:p text:style-name="P116">Advise up to (Essence) characters on a specific <text:span text:style-name="T482">social</text:span> <text:span text:style-name="T482">a</text:span>ction, such as specific etiquette, methodologies to charm, or ways to speak around a subject successfully. For the remainder of the day, the target characters may use the Solar’s <text:span text:style-name="T178">social</text:span> score in place of their own whenever performing that action.</text:p>
        <text:h text:style-name="P413" text:outline-level="3">Woe Capturing Web</text:h>
        <text:p text:style-name="P112"><text:span text:style-name="T66">Type:</text:span> Permanent</text:p>
        <text:p text:style-name="P112">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118">The choice of selected targets may be altered between Stories.</text:p>
        <text:p text:style-name="P39">Greater </text:p>
        <text:h text:style-name="P410" text:outline-level="3">Heart-Eclipsing Shroud</text:h>
        <text:p text:style-name="P158"><text:span text:style-name="T66">Type: </text:span>Simple; Scene<text:line-break/><text:span text:style-name="T68">Cost: </text:span><text:span text:style-name="T280">2m</text:span></text:p>
        <text:p text:style-name="P158">The <text:span text:style-name="T150">Solar</text:span> takes on a perfected persona, with its own intimacies, deeply-held beliefs, intentions, and past. <text:span text:style-name="T183">Any methods to divine purpose, Read Intentions, or otherwise probe the Solar will reveal the Persona instead-making a nearly foolproof disguise.</text:span></text:p>
        <text:p text:style-name="P158">However, the <text:span text:style-name="T150">Solar</text:span> must reinforce this persona through their actions during the scene—including being influenced by their false Intimacies. <text:span text:style-name="T487">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414" text:outline-level="3">Memory-Reweaving Discipline</text:h>
        <text:p text:style-name="P51"><text:span text:style-name="T66">Type: </text:span><text:span text:style-name="T1">Simple; Day</text:span><text:line-break/><text:span text:style-name="T81">Cost: </text:span><text:span text:style-name="T295">2a</text:span></text:p>
        <text:p text:style-name="P154">With absolute certainty, the Solar rejects a known reality of the target and replaces it with their own.</text:p>
        <text:p text:style-name="P154">Any with (Essence) less than the Solar’s will not question the new stated reality—they will believe that there is a new guard rotation scheduled, or that the Solar is bringing prisoners into a cell, or that an extra invitation was indeed sent to the Solar.</text:p>
        <text:p text:style-name="P154">Against others, the Solar may make a social roll against Resolve with an extra (Essence) dice on their efforts to convince them.</text:p>
        <text:p text:style-name="P51"><text:span text:style-name="T483">T</text:span>he Storyteller may <text:span text:style-name="T182">grant targets</text:span> extra <text:span text:style-name="T185">resistance</text:span> based on the outlandishness or improbability of the narrative spoken: <text:span text:style-name="T484">+2 if the story is certainly </text:span><text:span text:style-name="T485">false</text:span><text:span text:style-name="T484">, +4 if running counter to all known facts </text:span><text:span text:style-name="T490">of the world.</text:span></text:p>
        <text:h text:style-name="P415" text:outline-level="3">Soul-Snaring Contract</text:h>
        <text:p text:style-name="P115"><text:span text:style-name="T66">Type:</text:span> Simple<text:line-break/><text:span text:style-name="T103">Cost: </text:span><text:span text:style-name="T313">3a</text:span></text:p>
        <text:p text:style-name="P115">Using byzantine words, endless caveats, and simple persuasive will, the Solar can manage to bind a target to a completely unfair contract, ranging from selling sand to desert dwellers, to letting a man walk free for a promise of a bond.</text:p>
        <text:p text:style-name="P115">So long as the Solar upholds their end of the bargain, the target will remain under the contract for at least a Month.</text:p>
        <text:p text:style-name="P115">Any target with (Essence) less than the Solar’s does not get to resist this effect. Against others, the Solar must successfully convince the target to sign the contract, which is a “Perform Serious Task” action.</text:p>
        <text:h text:style-name="P416" text:outline-level="3"><text:soft-page-break/>Taboo-Inflicting Diatribe</text:h>
        <text:p text:style-name="P114"><text:span text:style-name="T66">Type:</text:span> Simple<text:line-break/><text:span text:style-name="T102">Cost: </text:span><text:span text:style-name="T312">2a</text:span></text:p>
        <text:p text:style-name="P114">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114">This law becomes sacrosanct to the organization, and shortly a core ideal. While there will certainly be individuals in the organization who break this law, they become exceedingly rare.</text:p>
        <text:p text:style-name="P114">This charm may uphold up to (Essence) different Laws. Stopping the charm does not necessarily remove the core tenet, if it has found root in the organization.</text:p>
        <text:h text:style-name="P417" text:outline-level="3">Twisted Meaning</text:h>
        <text:p text:style-name="P109"><text:span text:style-name="T66">Type:</text:span> Simple; Scene<text:line-break/><text:span text:style-name="T97">Cost: </text:span><text:span text:style-name="T308">2a</text:span></text:p>
        <text:p text:style-name="P109">With but a few well placed words, the Solar can turn the words of their enemies against themselves.</text:p>
        <text:p text:style-name="P109">On a successful <text:span text:style-name="T161">Social</text:span> roll against a target’s <text:span text:style-name="T454">Resolve</text:span>, the Solar chooses a particular intimacy, topic of discussion, or idea the target espouses, and then poisons it with the Solar’s own words.</text:p>
        <text:p text:style-name="P109">For the remainder of the scene anytime the target speaks, acts, or otherwise tries to communicate the poisoned concept, it will always be expressed or interpreted as the Solar dictated: such as true belief becoming mocking disdain.</text:p>
        <text:h text:style-name="P418" text:outline-level="3">Venomous Rumors Technique</text:h>
        <text:p text:style-name="P110"><text:span text:style-name="T66">Type:</text:span> Simple; Day<text:line-break/><text:span text:style-name="T99">Cost: </text:span><text:span text:style-name="T309">3a</text:span></text:p>
        <text:p text:style-name="P110">With a firm, knowing word, invent a lie about a topic, person, or group, <text:s/>rolling (Cunning + Subterfuge). The lie is then set free among the populous, and any with a <text:span text:style-name="T162">Resolve</text:span> less than the number of Successes automatically believes this rumor and spreads it to those they know.</text:p>
        <text:p text:style-name="P110">This vicious rumor will quickly spread to an entire city, where it will remain in the public’s consciousness for at least a day, often longer.</text:p>
        <text:h text:style-name="Heading_20_3" text:outline-level="3">Wise-Eyed Courtier Method</text:h>
        <text:p text:style-name="Exalted"><text:span text:style-name="T66">Type:</text:span> Simple<text:line-break/><text:span text:style-name="T79">Cost: </text:span><text:span text:style-name="T293">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P39">Capstone</text:p>
        <text:h text:style-name="P342" text:outline-level="3">Knowing the Soul’s Price</text:h>
        <text:p text:style-name="P192"><text:span text:style-name="T66">Type:</text:span> Simple<text:line-break/><text:span text:style-name="T79">Cost: </text:span><text:span text:style-name="T342">4a</text:span></text:p>
        <text:p text:style-name="P193"><text:span text:style-name="T278">With but a g</text:span><text:span text:style-name="T343">lance</text:span><text:span text:style-name="T278">, the Solar </text:span><text:span text:style-name="T343">pierces the soul of a person, analyzing, dissecting, and appraising it. They will be able to reveal even the most hidden and innermost secrets and desires.</text:span></text:p>
        <text:p text:style-name="P194"><text:span text:style-name="T243">O</text:span><text:span text:style-name="T225">n perceiving a target, you may discover</text:span><text:span text:style-name="T244"> their most useful secret or desire. Additionally, roll Subterfuge vs. Resolve. On success, you gain knowledge to what lengths the character will go to either keep their secret, or fulfill the desire, and gain a hunch on where to get started on such a task.</text:span></text:p>
        <text:h text:style-name="P343" text:outline-level="3">Cup Boils Over</text:h>
        <text:p text:style-name="P195"><text:span text:style-name="T219">Type:</text:span><text:span text:style-name="T244"> Simple; Week<text:line-break/></text:span><text:span text:style-name="T220">Cost: </text:span><text:span text:style-name="T245">4</text:span><text:span text:style-name="T244">m</text:span></text:p>
        <text:p text:style-name="P79">In a firey, rambunctious oration, missive, or even performance, the Solar shatters the morality of an organization, group of people, or specific individual with such force that all around them cannot help but feel disgust and outrage at the target—often leading to riots at the very least.</text:p>
        <text:p text:style-name="P196"><text:span text:style-name="T225">All who observe the Solar in their fiery passion must make a</text:span><text:span text:style-name="T250">n</text:span><text:span text:style-name="T225"> Integrity Roll vs. the Solar’s Essence. If they fail, they become incited against the specific ideas the Player dictates. </text:span><text:span text:style-name="T246">For the remainder of the week, they will take active action to suppress the heretical idea, and any who agree with it. Only the Solar themselves may calm down the fury of the riot they will inevitably produce.</text:span></text:p>
        <text:p text:style-name="P197"><text:span text:style-name="T246">W</text:span><text:span text:style-name="T225">ritten or otherwise recorded reproductions of this diatribe will begin to lose effectiveness, decreasing the difficulty of the roll by 1 for each time Scale. <text:s/>As well, creatures without emotion or feelings are immune to this charm.</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charset="x-symbol"/>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9</text:page-number></text:p>
      </style:footer>
      <style:footer-left>
        <text:p text:style-name="MP1"><text:page-number text:select-page="current">2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6-09T19:39:47.058000000</dc:date>
    <meta:editing-cycles>676</meta:editing-cycles>
    <meta:editing-duration>P2DT19H11S</meta:editing-duration>
    <meta:generator>LibreOffice/7.3.3.2$Windows_X86_64 LibreOffice_project/d1d0ea68f081ee2800a922cac8f79445e4603348</meta:generator>
    <meta:document-statistic meta:table-count="3" meta:image-count="0" meta:object-count="0" meta:page-count="22" meta:paragraph-count="741" meta:word-count="12941" meta:character-count="76587" meta:non-whitespace-character-count="64420"/>
  </office:meta>
</office:document-meta>
</file>